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0H54M23.678S" table:style-name="ce2">
            <text:p>54:2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0H54M23.694S" table:style-name="ce2">
            <text:p>54:2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0H54M23.741S" table:style-name="ce2">
            <text:p>54:2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0H54M23.741S" table:style-name="ce2">
            <text:p>54:2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0H54M23.788S" table:style-name="ce2">
            <text:p>54:23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0H54M23.788S" table:style-name="ce2">
            <text:p>54:2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0H54M23.803S" table:style-name="ce2">
            <text:p>54:23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0H54M23.834S" table:style-name="ce2">
            <text:p>54:23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0H54M23.850S" table:style-name="ce2">
            <text:p>54:23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0H54M23.850S" table:style-name="ce2">
            <text:p>54:2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0H54M23.897S" table:style-name="ce2">
            <text:p>54:23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0H54M23.897S" table:style-name="ce2">
            <text:p>54:23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0H54M23.897S" table:style-name="ce2">
            <text:p>54:2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0H54M23.741S" table:style-name="ce2">
            <text:p>54:2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0H54M23.741S" table:style-name="ce2">
            <text:p>54:2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0H54M23.944S" table:style-name="ce2">
            <text:p>54:2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0H54M23.944S" table:style-name="ce2">
            <text:p>54:2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0H54M23.803S" table:style-name="ce2">
            <text:p>54:23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0H54M23.959S" table:style-name="ce2">
            <text:p>54:2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0H54M24.053S" table:style-name="ce2">
            <text:p>54:24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0H54M23.944S" table:style-name="ce2">
            <text:p>54:23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0H54M24.100S" table:style-name="ce2">
            <text:p>54:2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0H54M23.959S" table:style-name="ce2">
            <text:p>54:2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0H54M24.068S" table:style-name="ce2">
            <text:p>54:2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0H54M24.115S" table:style-name="ce2">
            <text:p>54:2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0H54M23.881S" table:style-name="ce2">
            <text:p>54:2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0H54M23.788S" table:style-name="ce2">
            <text:p>54:23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0H54M23.850S" table:style-name="ce2">
            <text:p>54:23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0H54M24.053S" table:style-name="ce2">
            <text:p>54:24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0H54M23.741S" table:style-name="ce2">
            <text:p>54:2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0H54M24.115S" table:style-name="ce2">
            <text:p>54:2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0H54M24.162S" table:style-name="ce2">
            <text:p>54:24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0H54M23.803S" table:style-name="ce2">
            <text:p>54:2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0H54M24.224S" table:style-name="ce2">
            <text:p>54:2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0H54M24.178S" table:style-name="ce2">
            <text:p>54:24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0H54M24.209S" table:style-name="ce2">
            <text:p>54:24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0H54M24.178S" table:style-name="ce2">
            <text:p>54:24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0H54M24.209S" table:style-name="ce2">
            <text:p>54:2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0H54M23.944S" table:style-name="ce2">
            <text:p>54:23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0H54M23.850S" table:style-name="ce2">
            <text:p>54:23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5722" table:style-name="ce1">
            <text:p>25722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0H54M24.256S" table:style-name="ce2">
            <text:p>54:24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0H54M24.271S" table:style-name="ce2">
            <text:p>54:2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0H54M24.178S" table:style-name="ce2">
            <text:p>54:2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0H54M24.271S" table:style-name="ce2">
            <text:p>54:2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0H54M24.006S" table:style-name="ce2">
            <text:p>54:2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0H54M24.053S" table:style-name="ce2">
            <text:p>54:24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0H54M24.022S" table:style-name="ce2">
            <text:p>54:24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0H54M24.318S" table:style-name="ce2">
            <text:p>54:2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0H54M24.318S" table:style-name="ce2">
            <text:p>54:2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0H54M24.084S" table:style-name="ce2">
            <text:p>54:2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0H54M24.146S" table:style-name="ce2">
            <text:p>54:24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0H54M24.178S" table:style-name="ce2">
            <text:p>54:2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0H54M24.146S" table:style-name="ce2">
            <text:p>54:2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0H54M24.365S" table:style-name="ce2">
            <text:p>54:2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0H54M24.380S" table:style-name="ce2">
            <text:p>54:24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0H54M24.131S" table:style-name="ce2">
            <text:p>54:24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0H54M24.193S" table:style-name="ce2">
            <text:p>54:2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0H54M24.412S" table:style-name="ce2">
            <text:p>54:2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0H54M24.365S" table:style-name="ce2">
            <text:p>54:2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0H54M24.474S" table:style-name="ce2">
            <text:p>54:24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0H54M24.427S" table:style-name="ce2">
            <text:p>54:24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0H54M24.302S" table:style-name="ce2">
            <text:p>54:2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0H54M24.474S" table:style-name="ce2">
            <text:p>54:2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0H54M24.521S" table:style-name="ce2">
            <text:p>54:24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0H54M24.490S" table:style-name="ce2">
            <text:p>54:24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0H54M24.427S" table:style-name="ce2">
            <text:p>54:24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0H54M24.162S" table:style-name="ce2">
            <text:p>54:2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0H54M24.536S" table:style-name="ce2">
            <text:p>54:24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0H54M24.334S" table:style-name="ce2">
            <text:p>54:24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0H54M24.224S" table:style-name="ce2">
            <text:p>54:24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0H54M24.568S" table:style-name="ce2">
            <text:p>54:2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0H54M24.162S" table:style-name="ce2">
            <text:p>54:2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0H54M24.100S" table:style-name="ce2">
            <text:p>54:24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0H54M24.131S" table:style-name="ce2">
            <text:p>54:2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0H54M24.163S" table:style-name="ce2">
            <text:p>54:2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0H54M24.334S" table:style-name="ce2">
            <text:p>54:24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0H54M24.240S" table:style-name="ce2">
            <text:p>54:24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0H54M24.365S" table:style-name="ce2">
            <text:p>54:24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0H54M24.583S" table:style-name="ce2">
            <text:p>54:24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0H54M24.365S" table:style-name="ce2">
            <text:p>54:2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0H54M24.302S" table:style-name="ce2">
            <text:p>54:24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0H54M24.037S" table:style-name="ce2">
            <text:p>54:24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0H54M24.677S" table:style-name="ce2">
            <text:p>54:2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0H54M24.256S" table:style-name="ce2">
            <text:p>54:2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0H54M24.380S" table:style-name="ce2">
            <text:p>54:24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0H54M24.162S" table:style-name="ce2">
            <text:p>54:2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0H54M24.162S" table:style-name="ce2">
            <text:p>54:2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0H54M24.677S" table:style-name="ce2">
            <text:p>54:24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0H54M24.224S" table:style-name="ce2">
            <text:p>54:24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0H54M24.583S" table:style-name="ce2">
            <text:p>54:2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0H54M24.443S" table:style-name="ce2">
            <text:p>54:2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0H54M24.162S" table:style-name="ce2">
            <text:p>54:24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0H54M24.178S" table:style-name="ce2">
            <text:p>54:24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0H54M24.256S" table:style-name="ce2">
            <text:p>54:24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0H54M24.334S" table:style-name="ce2">
            <text:p>54:2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0H54M24.630S" table:style-name="ce2">
            <text:p>54:2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0H54M24.583S" table:style-name="ce2">
            <text:p>54:24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0H54M24.630S" table:style-name="ce2">
            <text:p>54:24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0H54M24.646S" table:style-name="ce2">
            <text:p>54:24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0H54M24.739S" table:style-name="ce2">
            <text:p>54:2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0H54M24.287S" table:style-name="ce2">
            <text:p>54:24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0H54M24.724S" table:style-name="ce2">
            <text:p>54:2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0H54M24.287S" table:style-name="ce2">
            <text:p>54:2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0H54M24.786S" table:style-name="ce2">
            <text:p>54:2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0H54M24.536S" table:style-name="ce2">
            <text:p>54:2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0H54M24.630S" table:style-name="ce2">
            <text:p>54:2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0H54M24.536S" table:style-name="ce2">
            <text:p>54:2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0H54M24.365S" table:style-name="ce2">
            <text:p>54:2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0H54M24.178S" table:style-name="ce2">
            <text:p>54:2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0H54M24.770S" table:style-name="ce2">
            <text:p>54:2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0H54M24.224S" table:style-name="ce2">
            <text:p>54:2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0H54M24.193S" table:style-name="ce2">
            <text:p>54:24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0H54M24.443S" table:style-name="ce2">
            <text:p>54:24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0H54M24.240S" table:style-name="ce2">
            <text:p>54:2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0H54M24.661S" table:style-name="ce2">
            <text:p>54:2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0H54M24.334S" table:style-name="ce2">
            <text:p>54:2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0H54M24.224S" table:style-name="ce2">
            <text:p>54:2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0H54M24.895S" table:style-name="ce2">
            <text:p>54:2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0H54M24.942S" table:style-name="ce2">
            <text:p>54:24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0H54M24.302S" table:style-name="ce2">
            <text:p>54:2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0H54M24.880S" table:style-name="ce2">
            <text:p>54:24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0H54M24.552S" table:style-name="ce2">
            <text:p>54:24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0H54M25.004S" table:style-name="ce2">
            <text:p>54:2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0H54M24.661S" table:style-name="ce2">
            <text:p>54:2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0H54M24.240S" table:style-name="ce2">
            <text:p>54:24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0H54M24.677S" table:style-name="ce2">
            <text:p>54:2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0H54M24.864S" table:style-name="ce2">
            <text:p>54:2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0H54M24.552S" table:style-name="ce2">
            <text:p>54:24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25764" table:style-name="ce1">
            <text:p>25764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0H54M24.786S" table:style-name="ce2">
            <text:p>54:2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0H54M24.880S" table:style-name="ce2">
            <text:p>54:24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0H54M24.334S" table:style-name="ce2">
            <text:p>54:2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0H54M24.817S" table:style-name="ce2">
            <text:p>54:2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0H54M24.365S" table:style-name="ce2">
            <text:p>54:2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0H54M24.770S" table:style-name="ce2">
            <text:p>54:24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0H54M24.755S" table:style-name="ce2">
            <text:p>54:24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0H54M24.739S" table:style-name="ce2">
            <text:p>54:24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0H54M24.881S" table:style-name="ce2">
            <text:p>54:24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0H54M24.755S" table:style-name="ce2">
            <text:p>54:24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0H54M24.895S" table:style-name="ce2">
            <text:p>54:2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0H54M24.708S" table:style-name="ce2">
            <text:p>54:24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0H54M24.770S" table:style-name="ce2">
            <text:p>54:2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0H54M25.160S" table:style-name="ce2">
            <text:p>54:2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0H54M24.864S" table:style-name="ce2">
            <text:p>54:24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0H54M24.755S" table:style-name="ce2">
            <text:p>54:24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0H54M25.160S" table:style-name="ce2">
            <text:p>54:2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0H54M24.739S" table:style-name="ce2">
            <text:p>54:2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0H54M24.708S" table:style-name="ce2">
            <text:p>54:24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0H54M25.160S" table:style-name="ce2">
            <text:p>54:25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0H54M25.114S" table:style-name="ce2">
            <text:p>54:25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5989" table:style-name="ce1">
            <text:p>25989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0H54M24.677S" table:style-name="ce2">
            <text:p>54:24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0H54M24.755S" table:style-name="ce2">
            <text:p>54:2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0H54M25.254S" table:style-name="ce2">
            <text:p>54:25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0H54M24.724S" table:style-name="ce2">
            <text:p>54:24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0H54M24.552S" table:style-name="ce2">
            <text:p>54:24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0H54M25.285S" table:style-name="ce2">
            <text:p>54:2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0H54M24.786S" table:style-name="ce2">
            <text:p>54:2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0H54M24.739S" table:style-name="ce2">
            <text:p>54:2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0H54M24.677S" table:style-name="ce2">
            <text:p>54:24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0H54M24.552S" table:style-name="ce2">
            <text:p>54:2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0H54M24.552S" table:style-name="ce2">
            <text:p>54:24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0H54M24.536S" table:style-name="ce2">
            <text:p>54:24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0H54M25.441S" table:style-name="ce2">
            <text:p>54:25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0H54M24.568S" table:style-name="ce2">
            <text:p>54:24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0H54M24.708S" table:style-name="ce2">
            <text:p>54:2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0H54M25.348S" table:style-name="ce2">
            <text:p>54:2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0H54M25.332S" table:style-name="ce2">
            <text:p>54:2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0H54M24.536S" table:style-name="ce2">
            <text:p>54:24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0H54M24.739S" table:style-name="ce2">
            <text:p>54:24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0H54M24.692S" table:style-name="ce2">
            <text:p>54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0H54M24.552S" table:style-name="ce2">
            <text:p>54:2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Success</text:p>
          </table:table-cell>
          <table:table-cell office:value-type="float" office:value="25721" table:style-name="ce1">
            <text:p>2572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0H54M25.332S" table:style-name="ce2">
            <text:p>54:25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0H54M24.708S" table:style-name="ce2">
            <text:p>54:2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0H54M25.270S" table:style-name="ce2">
            <text:p>54:25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0H54M24.661S" table:style-name="ce2">
            <text:p>54:24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0H54M25.270S" table:style-name="ce2">
            <text:p>54:25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0H54M24.677S" table:style-name="ce2">
            <text:p>54:24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0H54M25.675S" table:style-name="ce2">
            <text:p>54:25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0H54M25.301S" table:style-name="ce2">
            <text:p>54:2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0H54M25.036S" table:style-name="ce2">
            <text:p>54:2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0H54M24.926S" table:style-name="ce2">
            <text:p>54:2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0H54M25.488S" table:style-name="ce2">
            <text:p>54:25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0H54M25.004S" table:style-name="ce2">
            <text:p>54:25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0H54M25.348S" table:style-name="ce2">
            <text:p>54:25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0H54M25.176S" table:style-name="ce2">
            <text:p>54:25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0H54M25.472S" table:style-name="ce2">
            <text:p>54:25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0H54M25.472S" table:style-name="ce2">
            <text:p>54:2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0H54M25.254S" table:style-name="ce2">
            <text:p>54:25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0H54M25.270S" table:style-name="ce2">
            <text:p>54:25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0H54M25.254S" table:style-name="ce2">
            <text:p>54:25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0H54M24.942S" table:style-name="ce2">
            <text:p>54:2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0H54M25.270S" table:style-name="ce2">
            <text:p>54:25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0H54M25.254S" table:style-name="ce2">
            <text:p>54:25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0H54M25.691S" table:style-name="ce2">
            <text:p>54:25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0H54M25.488S" table:style-name="ce2">
            <text:p>54:25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0H54M25.254S" table:style-name="ce2">
            <text:p>54:25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0H54M25.270S" table:style-name="ce2">
            <text:p>54:2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0H54M25.363S" table:style-name="ce2">
            <text:p>54:25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0H54M25.160S" table:style-name="ce2">
            <text:p>54:25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0H54M25.519S" table:style-name="ce2">
            <text:p>54:2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0H54M25.426S" table:style-name="ce2">
            <text:p>54:25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0H54M25.831S" table:style-name="ce2">
            <text:p>54:2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0H54M25.394S" table:style-name="ce2">
            <text:p>54:25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0H54M25.160S" table:style-name="ce2">
            <text:p>54:2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0H54M25.176S" table:style-name="ce2">
            <text:p>54:25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0H54M25.161S" table:style-name="ce2">
            <text:p>54:25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0H54M25.878S" table:style-name="ce2">
            <text:p>54:2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0H54M25.862S" table:style-name="ce2">
            <text:p>54:25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0H54M25.909S" table:style-name="ce2">
            <text:p>54:2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0H54M25.972S" table:style-name="ce2">
            <text:p>54:26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0H54M25.254S" table:style-name="ce2">
            <text:p>54:25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0H54M25.925S" table:style-name="ce2">
            <text:p>54:2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0H54M25.753S" table:style-name="ce2">
            <text:p>54:25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0H54M25.972S" table:style-name="ce2">
            <text:p>54:26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0H54M25.675S" table:style-name="ce2">
            <text:p>54:25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0H54M25.753S" table:style-name="ce2">
            <text:p>54:2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0H54M25.769S" table:style-name="ce2">
            <text:p>54:25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0H54M25.769S" table:style-name="ce2">
            <text:p>54:2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0H54M25.738S" table:style-name="ce2">
            <text:p>54:25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0H54M26.112S" table:style-name="ce2">
            <text:p>54:26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0H54M26.128S" table:style-name="ce2">
            <text:p>54:2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0H54M25.972S" table:style-name="ce2">
            <text:p>54:2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0H54M25.753S" table:style-name="ce2">
            <text:p>54:2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0H54M26.159S" table:style-name="ce2">
            <text:p>54:26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0H54M25.706S" table:style-name="ce2">
            <text:p>54:25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0H54M26.237S" table:style-name="ce2">
            <text:p>54:26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0H54M26.237S" table:style-name="ce2">
            <text:p>54:26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0H54M26.190S" table:style-name="ce2">
            <text:p>54:2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0H54M25.706S" table:style-name="ce2">
            <text:p>54:25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0H54M26.315S" table:style-name="ce2">
            <text:p>54:2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0H54M25.940S" table:style-name="ce2">
            <text:p>54:25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0H54M26.112S" table:style-name="ce2">
            <text:p>54:26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0H54M25.706S" table:style-name="ce2">
            <text:p>54:2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0H54M25.940S" table:style-name="ce2">
            <text:p>54:2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0H54M25.847S" table:style-name="ce2">
            <text:p>54:25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0H54M25.956S" table:style-name="ce2">
            <text:p>54:2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0H54M25.940S" table:style-name="ce2">
            <text:p>54:25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0H54M25.691S" table:style-name="ce2">
            <text:p>54:2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0H54M26.393S" table:style-name="ce2">
            <text:p>54:26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0H54M26.330S" table:style-name="ce2">
            <text:p>54:2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0H54M26.471S" table:style-name="ce2">
            <text:p>54:2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0H54M25.940S" table:style-name="ce2">
            <text:p>54:25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0H54M26.440S" table:style-name="ce2">
            <text:p>54:2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0H54M25.894S" table:style-name="ce2">
            <text:p>54:25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0H54M26.455S" table:style-name="ce2">
            <text:p>54:2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0H54M26.455S" table:style-name="ce2">
            <text:p>54:2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0H54M26.533S" table:style-name="ce2">
            <text:p>54:26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0H54M26.533S" table:style-name="ce2">
            <text:p>54:26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0H54M26.455S" table:style-name="ce2">
            <text:p>54:26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0H54M25.691S" table:style-name="ce2">
            <text:p>54:25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0H54M26.518S" table:style-name="ce2">
            <text:p>54:26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0H54M25.706S" table:style-name="ce2">
            <text:p>54:25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0H54M25.862S" table:style-name="ce2">
            <text:p>54:2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0H54M25.878S" table:style-name="ce2">
            <text:p>54:25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0H54M25.878S" table:style-name="ce2">
            <text:p>54:2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0H54M25.878S" table:style-name="ce2">
            <text:p>54:25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0H54M26.549S" table:style-name="ce2">
            <text:p>54:26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0H54M25.878S" table:style-name="ce2">
            <text:p>54:2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0H54M26.596S" table:style-name="ce2">
            <text:p>54:2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0H54M26.627S" table:style-name="ce2">
            <text:p>54:2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0H54M26.752S" table:style-name="ce2">
            <text:p>54:2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0H54M26.752S" table:style-name="ce2">
            <text:p>54:26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0H54M25.847S" table:style-name="ce2">
            <text:p>54:2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0H54M25.862S" table:style-name="ce2">
            <text:p>54:25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0H54M26.736S" table:style-name="ce2">
            <text:p>54:2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0H54M25.847S" table:style-name="ce2">
            <text:p>54:25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0H54M25.816S" table:style-name="ce2">
            <text:p>54:25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0H54M25.831S" table:style-name="ce2">
            <text:p>54:25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0H54M25.706S" table:style-name="ce2">
            <text:p>54:25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0H54M25.706S" table:style-name="ce2">
            <text:p>54:25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0H54M26.736S" table:style-name="ce2">
            <text:p>54:2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0H54M26.752S" table:style-name="ce2">
            <text:p>54:26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0H54M26.923S" table:style-name="ce2">
            <text:p>54:26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0H54M26.908S" table:style-name="ce2">
            <text:p>54:26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0H54M25.847S" table:style-name="ce2">
            <text:p>54:2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0H54M26.908S" table:style-name="ce2">
            <text:p>54:26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0H54M26.876S" table:style-name="ce2">
            <text:p>54:2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0H54M26.861S" table:style-name="ce2">
            <text:p>54:2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0H54M26.798S" table:style-name="ce2">
            <text:p>54:2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0H54M26.923S" table:style-name="ce2">
            <text:p>54:2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0H54M27.220S" table:style-name="ce2">
            <text:p>54:2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0H54M26.736S" table:style-name="ce2">
            <text:p>54:26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0H54M26.923S" table:style-name="ce2">
            <text:p>54:2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5763" table:style-name="ce1">
            <text:p>25763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0H54M27.329S" table:style-name="ce2">
            <text:p>54:27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0H54M27.407S" table:style-name="ce2">
            <text:p>54:2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0H54M27.391S" table:style-name="ce2">
            <text:p>54:27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5988" table:style-name="ce1">
            <text:p>25988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0H54M24.833S" table:style-name="ce2">
            <text:p>54:24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84" table:style-name="ce1">
            <text:p>5584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0H54M24.973S" table:style-name="ce2">
            <text:p>54:25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444" table:style-name="ce1">
            <text:p>5444</text:p>
          </table:table-cell>
          <table:table-cell office:value-type="string" table:style-name="ce1">
            <text:p>Success</text:p>
          </table:table-cell>
          <table:table-cell office:value-type="float" office:value="110379" table:style-name="ce1">
            <text:p>110379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0H54M25.348S" table:style-name="ce2">
            <text:p>54:25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135" table:style-name="ce1">
            <text:p>5135</text:p>
          </table:table-cell>
          <table:table-cell office:value-type="string" table:style-name="ce1">
            <text:p>Success</text:p>
          </table:table-cell>
          <table:table-cell office:value-type="float" office:value="110379" table:style-name="ce1">
            <text:p>110379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0H54M25.270S" table:style-name="ce2">
            <text:p>54:2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29" table:style-name="ce1">
            <text:p>5229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0H54M24.521S" table:style-name="ce2">
            <text:p>54:2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008" table:style-name="ce1">
            <text:p>6008</text:p>
          </table:table-cell>
          <table:table-cell office:value-type="string" table:style-name="ce1">
            <text:p>Success</text:p>
          </table:table-cell>
          <table:table-cell office:value-type="float" office:value="111237" table:style-name="ce1">
            <text:p>111237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0H54M25.332S" table:style-name="ce2">
            <text:p>54:25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230" table:style-name="ce1">
            <text:p>5230</text:p>
          </table:table-cell>
          <table:table-cell office:value-type="string" table:style-name="ce1">
            <text:p>Success</text:p>
          </table:table-cell>
          <table:table-cell office:value-type="float" office:value="110376" table:style-name="ce1">
            <text:p>110376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0H54M25.426S" table:style-name="ce2">
            <text:p>54:25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141" table:style-name="ce1">
            <text:p>5141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0H54M25.349S" table:style-name="ce2">
            <text:p>54:2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320" table:style-name="ce1">
            <text:p>5320</text:p>
          </table:table-cell>
          <table:table-cell office:value-type="string" table:style-name="ce1">
            <text:p>Success</text:p>
          </table:table-cell>
          <table:table-cell office:value-type="float" office:value="110383" table:style-name="ce1">
            <text:p>110383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0H54M24.848S" table:style-name="ce2">
            <text:p>54:2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821" table:style-name="ce1">
            <text:p>5821</text:p>
          </table:table-cell>
          <table:table-cell office:value-type="string" table:style-name="ce1">
            <text:p>Success</text:p>
          </table:table-cell>
          <table:table-cell office:value-type="float" office:value="110379" table:style-name="ce1">
            <text:p>110379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0H54M30.418S" table:style-name="ce2">
            <text:p>54:30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0H54M30.418S" table:style-name="ce2">
            <text:p>54:30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0H54M25.394S" table:style-name="ce2">
            <text:p>54:25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285" table:style-name="ce1">
            <text:p>5285</text:p>
          </table:table-cell>
          <table:table-cell office:value-type="string" table:style-name="ce1">
            <text:p>Success</text:p>
          </table:table-cell>
          <table:table-cell office:value-type="float" office:value="110377" table:style-name="ce1">
            <text:p>11037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0H54M25.067S" table:style-name="ce2">
            <text:p>54:2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639" table:style-name="ce1">
            <text:p>5639</text:p>
          </table:table-cell>
          <table:table-cell office:value-type="string" table:style-name="ce1">
            <text:p>Success</text:p>
          </table:table-cell>
          <table:table-cell office:value-type="float" office:value="110377" table:style-name="ce1">
            <text:p>11037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0H54M25.020S" table:style-name="ce2">
            <text:p>54:2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708" table:style-name="ce1">
            <text:p>5708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0H54M24.396S" table:style-name="ce2">
            <text:p>54:24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329" table:style-name="ce1">
            <text:p>6329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0H54M30.574S" table:style-name="ce2">
            <text:p>54:30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0H54M24.880S" table:style-name="ce2">
            <text:p>54:24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915" table:style-name="ce1">
            <text:p>5915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0H54M30.511S" table:style-name="ce2">
            <text:p>54:30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0H54M24.802S" table:style-name="ce2">
            <text:p>54:2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024" table:style-name="ce1">
            <text:p>6024</text:p>
          </table:table-cell>
          <table:table-cell office:value-type="string" table:style-name="ce1">
            <text:p>Success</text:p>
          </table:table-cell>
          <table:table-cell office:value-type="float" office:value="110377" table:style-name="ce1">
            <text:p>110377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0H54M30.496S" table:style-name="ce2">
            <text:p>54:3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0H54M30.527S" table:style-name="ce2">
            <text:p>54:30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0H54M30.574S" table:style-name="ce2">
            <text:p>54:3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0H54M24.973S" table:style-name="ce2">
            <text:p>54:25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957" table:style-name="ce1">
            <text:p>5957</text:p>
          </table:table-cell>
          <table:table-cell office:value-type="string" table:style-name="ce1">
            <text:p>Success</text:p>
          </table:table-cell>
          <table:table-cell office:value-type="float" office:value="110378" table:style-name="ce1">
            <text:p>110378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0H54M30.683S" table:style-name="ce2">
            <text:p>54:3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0H54M30.698S" table:style-name="ce2">
            <text:p>54:30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0H54M30.730S" table:style-name="ce2">
            <text:p>54:30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0H54M30.683S" table:style-name="ce2">
            <text:p>54:3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0H54M30.730S" table:style-name="ce2">
            <text:p>54:30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0H54M30.667S" table:style-name="ce2">
            <text:p>54:30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0H54M30.808S" table:style-name="ce2">
            <text:p>54:30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6089" table:style-name="ce1">
            <text:p>26089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0H54M30.823S" table:style-name="ce2">
            <text:p>54:30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0H54M30.932S" table:style-name="ce2">
            <text:p>54:3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0H54M26.720S" table:style-name="ce2">
            <text:p>54:2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0H54M26.128S" table:style-name="ce2">
            <text:p>54:26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003" table:style-name="ce1">
            <text:p>6003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0H54M26.424S" table:style-name="ce2">
            <text:p>54:2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711" table:style-name="ce1">
            <text:p>5711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0H54M26.549S" table:style-name="ce2">
            <text:p>54:2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589" table:style-name="ce1">
            <text:p>5589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0H54M25.878S" table:style-name="ce2">
            <text:p>54:25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265" table:style-name="ce1">
            <text:p>626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0H54M26.798S" table:style-name="ce2">
            <text:p>54:26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373" table:style-name="ce1">
            <text:p>5373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0H54M26.018S" table:style-name="ce2">
            <text:p>54:2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217" table:style-name="ce1">
            <text:p>6217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0H54M26.720S" table:style-name="ce2">
            <text:p>54:26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0H54M26.814S" table:style-name="ce2">
            <text:p>54:26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450" table:style-name="ce1">
            <text:p>5450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0H54M26.268S" table:style-name="ce2">
            <text:p>54:26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007" table:style-name="ce1">
            <text:p>6007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0H54M25.956S" table:style-name="ce2">
            <text:p>54:2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24" table:style-name="ce1">
            <text:p>6324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0H54M26.642S" table:style-name="ce2">
            <text:p>54:2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655" table:style-name="ce1">
            <text:p>565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0H54M26.814S" table:style-name="ce2">
            <text:p>54:2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504" table:style-name="ce1">
            <text:p>5504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0H54M32.102S" table:style-name="ce2">
            <text:p>54:3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0H54M26.362S" table:style-name="ce2">
            <text:p>54:26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975" table:style-name="ce1">
            <text:p>597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0H54M26.845S" table:style-name="ce2">
            <text:p>54:26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499" table:style-name="ce1">
            <text:p>5499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0H54M32.149S" table:style-name="ce2">
            <text:p>54:3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0H54M32.165S" table:style-name="ce2">
            <text:p>54:32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0H54M26.611S" table:style-name="ce2">
            <text:p>54:2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823" table:style-name="ce1">
            <text:p>5823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0H54M26.939S" table:style-name="ce2">
            <text:p>54:26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485" table:style-name="ce1">
            <text:p>548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0H54M32.134S" table:style-name="ce2">
            <text:p>54:3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0H54M32.134S" table:style-name="ce2">
            <text:p>54:32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0H54M26.112S" table:style-name="ce2">
            <text:p>54:26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371" table:style-name="ce1">
            <text:p>6371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0H54M32.258S" table:style-name="ce2">
            <text:p>54:32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0H54M32.243S" table:style-name="ce2">
            <text:p>54:32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0H54M26.892S" table:style-name="ce2">
            <text:p>54:2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624" table:style-name="ce1">
            <text:p>5624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0H54M26.393S" table:style-name="ce2">
            <text:p>54:26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57" table:style-name="ce1">
            <text:p>6157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0H54M26.564S" table:style-name="ce2">
            <text:p>54:26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978" table:style-name="ce1">
            <text:p>5978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0H54M32.258S" table:style-name="ce2">
            <text:p>54:3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0H54M25.800S" table:style-name="ce2">
            <text:p>54:2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762" table:style-name="ce1">
            <text:p>6762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0H54M26.112S" table:style-name="ce2">
            <text:p>54:2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462" table:style-name="ce1">
            <text:p>6462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0H54M32.336S" table:style-name="ce2">
            <text:p>54:32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0H54M26.752S" table:style-name="ce2">
            <text:p>54:2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828" table:style-name="ce1">
            <text:p>5828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0H54M26.564S" table:style-name="ce2">
            <text:p>54:2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032" table:style-name="ce1">
            <text:p>6032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0H54M32.321S" table:style-name="ce2">
            <text:p>54:32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0H54M32.149S" table:style-name="ce2">
            <text:p>54:32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0H54M26.440S" table:style-name="ce2">
            <text:p>54:2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171" table:style-name="ce1">
            <text:p>6171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0H54M32.274S" table:style-name="ce2">
            <text:p>54:3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0H54M26.284S" table:style-name="ce2">
            <text:p>54:26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337" table:style-name="ce1">
            <text:p>6337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0H54M32.274S" table:style-name="ce2">
            <text:p>54:32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0H54M32.305S" table:style-name="ce2">
            <text:p>54:3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0H54M25.987S" table:style-name="ce2">
            <text:p>54:26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678" table:style-name="ce1">
            <text:p>6678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0H54M27.282S" table:style-name="ce2">
            <text:p>54:2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395" table:style-name="ce1">
            <text:p>539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0H54M32.352S" table:style-name="ce2">
            <text:p>54:32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0H54M32.492S" table:style-name="ce2">
            <text:p>54:3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0H54M32.430S" table:style-name="ce2">
            <text:p>54:32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0H54M32.446S" table:style-name="ce2">
            <text:p>54:32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0H54M27.266S" table:style-name="ce2">
            <text:p>54:2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504" table:style-name="ce1">
            <text:p>5504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0H54M26.736S" table:style-name="ce2">
            <text:p>54:2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055" table:style-name="ce1">
            <text:p>605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0H54M27.001S" table:style-name="ce2">
            <text:p>54:27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786" table:style-name="ce1">
            <text:p>5786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0H54M27.064S" table:style-name="ce2">
            <text:p>54:2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733" table:style-name="ce1">
            <text:p>5733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0H54M26.408S" table:style-name="ce2">
            <text:p>54:26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412" table:style-name="ce1">
            <text:p>6412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0H54M26.627S" table:style-name="ce2">
            <text:p>54:26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203" table:style-name="ce1">
            <text:p>6203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0H54M26.674S" table:style-name="ce2">
            <text:p>54:2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193" table:style-name="ce1">
            <text:p>6193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0H54M27.298S" table:style-name="ce2">
            <text:p>54:2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0H54M26.081S" table:style-name="ce2">
            <text:p>54:26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789" table:style-name="ce1">
            <text:p>6789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0H54M32.524S" table:style-name="ce2">
            <text:p>54:32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0H54M27.142S" table:style-name="ce2">
            <text:p>54:2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750" table:style-name="ce1">
            <text:p>5750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0H54M32.602S" table:style-name="ce2">
            <text:p>54:3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0H54M32.602S" table:style-name="ce2">
            <text:p>54:32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0H54M27.251S" table:style-name="ce2">
            <text:p>54:2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685" table:style-name="ce1">
            <text:p>5685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0H54M32.664S" table:style-name="ce2">
            <text:p>54:3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0H54M32.633S" table:style-name="ce2">
            <text:p>54:3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0H54M32.789S" table:style-name="ce2">
            <text:p>54:3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0H54M32.570S" table:style-name="ce2">
            <text:p>54:32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0H54M32.570S" table:style-name="ce2">
            <text:p>54:32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0H54M32.539S" table:style-name="ce2">
            <text:p>54:3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0H54M32.555S" table:style-name="ce2">
            <text:p>54:32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0H54M32.836S" table:style-name="ce2">
            <text:p>54:3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0H54M32.586S" table:style-name="ce2">
            <text:p>54:3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0H54M32.804S" table:style-name="ce2">
            <text:p>54:3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0H54M32.680S" table:style-name="ce2">
            <text:p>54:3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0H54M27.625S" table:style-name="ce2">
            <text:p>54:27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451" table:style-name="ce1">
            <text:p>5451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0H54M32.867S" table:style-name="ce2">
            <text:p>54:3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0H54M32.867S" table:style-name="ce2">
            <text:p>54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0H54M32.867S" table:style-name="ce2">
            <text:p>54:3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0H54M32.804S" table:style-name="ce2">
            <text:p>54:32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0H54M32.836S" table:style-name="ce2">
            <text:p>54:3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0H54M27.454S" table:style-name="ce2">
            <text:p>54:27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674" table:style-name="ce1">
            <text:p>5674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0H54M32.773S" table:style-name="ce2">
            <text:p>54:3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0H54M32.945S" table:style-name="ce2">
            <text:p>54:32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0H54M32.898S" table:style-name="ce2">
            <text:p>54:3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0H54M27.516S" table:style-name="ce2">
            <text:p>54:27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717" table:style-name="ce1">
            <text:p>5717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0H54M27.344S" table:style-name="ce2">
            <text:p>54:2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901" table:style-name="ce1">
            <text:p>5901</text:p>
          </table:table-cell>
          <table:table-cell office:value-type="string" table:style-name="ce1">
            <text:p>Success</text:p>
          </table:table-cell>
          <table:table-cell office:value-type="float" office:value="110422" table:style-name="ce1">
            <text:p>110422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0H54M33.085S" table:style-name="ce2">
            <text:p>54:3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0H54M33.132S" table:style-name="ce2">
            <text:p>54:33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0H54M33.241S" table:style-name="ce2">
            <text:p>54:33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0H54M33.257S" table:style-name="ce2">
            <text:p>54:3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6088" table:style-name="ce1">
            <text:p>26088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0H54M32.477S" table:style-name="ce2">
            <text:p>54:3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022" table:style-name="ce1">
            <text:p>8022</text:p>
          </table:table-cell>
          <table:table-cell office:value-type="string" table:style-name="ce1">
            <text:p>Success</text:p>
          </table:table-cell>
          <table:table-cell office:value-type="float" office:value="76085" table:style-name="ce1">
            <text:p>76085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0H54M32.602S" table:style-name="ce2">
            <text:p>54:3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908" table:style-name="ce1">
            <text:p>7908</text:p>
          </table:table-cell>
          <table:table-cell office:value-type="string" table:style-name="ce1">
            <text:p>Success</text:p>
          </table:table-cell>
          <table:table-cell office:value-type="float" office:value="76085" table:style-name="ce1">
            <text:p>76085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0H54M33.085S" table:style-name="ce2">
            <text:p>54:33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Success</text:p>
          </table:table-cell>
          <table:table-cell office:value-type="float" office:value="76085" table:style-name="ce1">
            <text:p>76085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0H54M33.054S" table:style-name="ce2">
            <text:p>54:3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492" table:style-name="ce1">
            <text:p>7492</text:p>
          </table:table-cell>
          <table:table-cell office:value-type="string" table:style-name="ce1">
            <text:p>Success</text:p>
          </table:table-cell>
          <table:table-cell office:value-type="float" office:value="76085" table:style-name="ce1">
            <text:p>76085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0H54M30.854S" table:style-name="ce2">
            <text:p>54:30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748" table:style-name="ce1">
            <text:p>9748</text:p>
          </table:table-cell>
          <table:table-cell office:value-type="string" table:style-name="ce1">
            <text:p>Success</text:p>
          </table:table-cell>
          <table:table-cell office:value-type="float" office:value="76090" table:style-name="ce1">
            <text:p>76090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0H54M40.558S" table:style-name="ce2">
            <text:p>54:40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0H54M40.604S" table:style-name="ce2">
            <text:p>54:40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306" table:style-name="ce1">
            <text:p>2306</text:p>
          </table:table-cell>
          <table:table-cell office:value-type="string" table:style-name="ce1">
            <text:p>Success</text:p>
          </table:table-cell>
          <table:table-cell office:value-type="float" office:value="36678" table:style-name="ce1">
            <text:p>36678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0H54M32.633S" table:style-name="ce2">
            <text:p>54:3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288" table:style-name="ce1">
            <text:p>10288</text:p>
          </table:table-cell>
          <table:table-cell office:value-type="string" table:style-name="ce1">
            <text:p>Success</text:p>
          </table:table-cell>
          <table:table-cell office:value-type="float" office:value="76092" table:style-name="ce1">
            <text:p>76092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0H54M33.194S" table:style-name="ce2">
            <text:p>54:3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089" table:style-name="ce1">
            <text:p>10089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0H54M32.477S" table:style-name="ce2">
            <text:p>54:32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851" table:style-name="ce1">
            <text:p>10851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0H54M31.135S" table:style-name="ce2">
            <text:p>54:31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196" table:style-name="ce1">
            <text:p>12196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0H54M33.132S" table:style-name="ce2">
            <text:p>54:3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215" table:style-name="ce1">
            <text:p>10215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0H54M30.995S" table:style-name="ce2">
            <text:p>54:3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354" table:style-name="ce1">
            <text:p>12354</text:p>
          </table:table-cell>
          <table:table-cell office:value-type="string" table:style-name="ce1">
            <text:p>Success</text:p>
          </table:table-cell>
          <table:table-cell office:value-type="float" office:value="76117" table:style-name="ce1">
            <text:p>76117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0H54M32.960S" table:style-name="ce2">
            <text:p>54:33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432" table:style-name="ce1">
            <text:p>10432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0H54M40.511S" table:style-name="ce2">
            <text:p>54:4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875" table:style-name="ce1">
            <text:p>2875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0H54M32.321S" table:style-name="ce2">
            <text:p>54:3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072" table:style-name="ce1">
            <text:p>11072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0H54M40.511S" table:style-name="ce2">
            <text:p>54:40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896" table:style-name="ce1">
            <text:p>2896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0H54M30.683S" table:style-name="ce2">
            <text:p>54:30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345" table:style-name="ce1">
            <text:p>13345</text:p>
          </table:table-cell>
          <table:table-cell office:value-type="string" table:style-name="ce1">
            <text:p>Success</text:p>
          </table:table-cell>
          <table:table-cell office:value-type="float" office:value="76124" table:style-name="ce1">
            <text:p>76124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0H54M31.042S" table:style-name="ce2">
            <text:p>54:31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Success</text:p>
          </table:table-cell>
          <table:table-cell office:value-type="float" office:value="76132" table:style-name="ce1">
            <text:p>76132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0H54M32.898S" table:style-name="ce2">
            <text:p>54:3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167" table:style-name="ce1">
            <text:p>1116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0H54M32.352S" table:style-name="ce2">
            <text:p>54:32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752" table:style-name="ce1">
            <text:p>11752</text:p>
          </table:table-cell>
          <table:table-cell office:value-type="string" table:style-name="ce1">
            <text:p>Success</text:p>
          </table:table-cell>
          <table:table-cell office:value-type="float" office:value="76130" table:style-name="ce1">
            <text:p>76130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0H54M30.948S" table:style-name="ce2">
            <text:p>54:3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157" table:style-name="ce1">
            <text:p>13157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0H54M32.570S" table:style-name="ce2">
            <text:p>54:32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555" table:style-name="ce1">
            <text:p>11555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0H54M33.335S" table:style-name="ce2">
            <text:p>54:3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788" table:style-name="ce1">
            <text:p>10788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0H54M33.070S" table:style-name="ce2">
            <text:p>54:33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065" table:style-name="ce1">
            <text:p>11065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0H54M33.382S" table:style-name="ce2">
            <text:p>54:3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747" table:style-name="ce1">
            <text:p>1074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0H54M30.808S" table:style-name="ce2">
            <text:p>54:3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335" table:style-name="ce1">
            <text:p>13335</text:p>
          </table:table-cell>
          <table:table-cell office:value-type="string" table:style-name="ce1">
            <text:p>Success</text:p>
          </table:table-cell>
          <table:table-cell office:value-type="float" office:value="76121" table:style-name="ce1">
            <text:p>76121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0H54M30.964S" table:style-name="ce2">
            <text:p>54:31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193" table:style-name="ce1">
            <text:p>13193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0H54M32.945S" table:style-name="ce2">
            <text:p>54:3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217" table:style-name="ce1">
            <text:p>1121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0H54M32.617S" table:style-name="ce2">
            <text:p>54:3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543" table:style-name="ce1">
            <text:p>11543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0H54M43.397S" table:style-name="ce2">
            <text:p>54:4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0H54M32.586S" table:style-name="ce2">
            <text:p>54:32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607" table:style-name="ce1">
            <text:p>1160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0H54M33.054S" table:style-name="ce2">
            <text:p>54:3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137" table:style-name="ce1">
            <text:p>11137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0H54M32.695S" table:style-name="ce2">
            <text:p>54:32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502" table:style-name="ce1">
            <text:p>11502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0H54M32.758S" table:style-name="ce2">
            <text:p>54:32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436" table:style-name="ce1">
            <text:p>11436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0H54M30.823S" table:style-name="ce2">
            <text:p>54:30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502" table:style-name="ce1">
            <text:p>14502</text:p>
          </table:table-cell>
          <table:table-cell office:value-type="string" table:style-name="ce1">
            <text:p>Success</text:p>
          </table:table-cell>
          <table:table-cell office:value-type="float" office:value="76128" table:style-name="ce1">
            <text:p>76128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0H54M32.602S" table:style-name="ce2">
            <text:p>54:32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732" table:style-name="ce1">
            <text:p>12732</text:p>
          </table:table-cell>
          <table:table-cell office:value-type="string" table:style-name="ce1">
            <text:p>Success</text:p>
          </table:table-cell>
          <table:table-cell office:value-type="float" office:value="76130" table:style-name="ce1">
            <text:p>76130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0H54M32.430S" table:style-name="ce2">
            <text:p>54:3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932" table:style-name="ce1">
            <text:p>12932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0H54M42.913S" table:style-name="ce2">
            <text:p>54:4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541" table:style-name="ce1">
            <text:p>2541</text:p>
          </table:table-cell>
          <table:table-cell office:value-type="string" table:style-name="ce1">
            <text:p>Success</text:p>
          </table:table-cell>
          <table:table-cell office:value-type="float" office:value="42682" table:style-name="ce1">
            <text:p>42682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0H54M33.319S" table:style-name="ce2">
            <text:p>54:33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125" table:style-name="ce1">
            <text:p>12125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0H54M31.307S" table:style-name="ce2">
            <text:p>54:31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4153" table:style-name="ce1">
            <text:p>14153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0H54M33.366S" table:style-name="ce2">
            <text:p>54:33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099" table:style-name="ce1">
            <text:p>12099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0H54M33.070S" table:style-name="ce2">
            <text:p>54:3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407" table:style-name="ce1">
            <text:p>1240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0H54M44.192S" table:style-name="ce2">
            <text:p>54:44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0H54M43.381S" table:style-name="ce2">
            <text:p>54:43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111" table:style-name="ce1">
            <text:p>2111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0H54M33.054S" table:style-name="ce2">
            <text:p>54:33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451" table:style-name="ce1">
            <text:p>12451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0H54M44.068S" table:style-name="ce2">
            <text:p>54:4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0H54M44.114S" table:style-name="ce2">
            <text:p>54:4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390" table:style-name="ce1">
            <text:p>1390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0H54M44.068S" table:style-name="ce2">
            <text:p>54:44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36675" table:style-name="ce1">
            <text:p>36675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0H54M42.913S" table:style-name="ce2">
            <text:p>54:42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342" table:style-name="ce1">
            <text:p>3342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0H54M33.101S" table:style-name="ce2">
            <text:p>54:33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157" table:style-name="ce1">
            <text:p>1315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0H54M40.542S" table:style-name="ce2">
            <text:p>54:40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763" table:style-name="ce1">
            <text:p>5763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0H54M43.334S" table:style-name="ce2">
            <text:p>54:43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90" table:style-name="ce1">
            <text:p>2990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0H54M45.456S" table:style-name="ce2">
            <text:p>54:4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0H54M33.116S" table:style-name="ce2">
            <text:p>54:33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236" table:style-name="ce1">
            <text:p>13236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0H54M33.101S" table:style-name="ce2">
            <text:p>54:33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250" table:style-name="ce1">
            <text:p>13250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0H54M33.070S" table:style-name="ce2">
            <text:p>54:33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291" table:style-name="ce1">
            <text:p>13291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0H54M30.745S" table:style-name="ce2">
            <text:p>54:30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615" table:style-name="ce1">
            <text:p>15615</text:p>
          </table:table-cell>
          <table:table-cell office:value-type="string" table:style-name="ce1">
            <text:p>Success</text:p>
          </table:table-cell>
          <table:table-cell office:value-type="float" office:value="75262" table:style-name="ce1">
            <text:p>75262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0H54M30.683S" table:style-name="ce2">
            <text:p>54:3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681" table:style-name="ce1">
            <text:p>15681</text:p>
          </table:table-cell>
          <table:table-cell office:value-type="string" table:style-name="ce1">
            <text:p>Success</text:p>
          </table:table-cell>
          <table:table-cell office:value-type="float" office:value="74380" table:style-name="ce1">
            <text:p>74380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0H54M31.073S" table:style-name="ce2">
            <text:p>54:31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287" table:style-name="ce1">
            <text:p>15287</text:p>
          </table:table-cell>
          <table:table-cell office:value-type="string" table:style-name="ce1">
            <text:p>Success</text:p>
          </table:table-cell>
          <table:table-cell office:value-type="float" office:value="74368" table:style-name="ce1">
            <text:p>74368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0H54M43.334S" table:style-name="ce2">
            <text:p>54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36" table:style-name="ce1">
            <text:p>3036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0H54M43.350S" table:style-name="ce2">
            <text:p>54:4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12" table:style-name="ce1">
            <text:p>3012</text:p>
          </table:table-cell>
          <table:table-cell office:value-type="string" table:style-name="ce1">
            <text:p>Success</text:p>
          </table:table-cell>
          <table:table-cell office:value-type="float" office:value="32144" table:style-name="ce1">
            <text:p>32144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0H54M45.456S" table:style-name="ce2">
            <text:p>54:45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51572" table:style-name="ce1">
            <text:p>51572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0H54M32.898S" table:style-name="ce2">
            <text:p>54:32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4187" table:style-name="ce1">
            <text:p>14187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0H54M32.508S" table:style-name="ce2">
            <text:p>54:3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618" table:style-name="ce1">
            <text:p>14618</text:p>
          </table:table-cell>
          <table:table-cell office:value-type="string" table:style-name="ce1">
            <text:p>Success</text:p>
          </table:table-cell>
          <table:table-cell office:value-type="float" office:value="76123" table:style-name="ce1">
            <text:p>76123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0H54M33.054S" table:style-name="ce2">
            <text:p>54:3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088" table:style-name="ce1">
            <text:p>14088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0H54M33.054S" table:style-name="ce2">
            <text:p>54:33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095" table:style-name="ce1">
            <text:p>14095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0H54M30.854S" table:style-name="ce2">
            <text:p>54:3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300" table:style-name="ce1">
            <text:p>16300</text:p>
          </table:table-cell>
          <table:table-cell office:value-type="string" table:style-name="ce1">
            <text:p>Success</text:p>
          </table:table-cell>
          <table:table-cell office:value-type="float" office:value="74380" table:style-name="ce1">
            <text:p>74380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0H54M43.334S" table:style-name="ce2">
            <text:p>54:4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20" table:style-name="ce1">
            <text:p>3820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0H54M33.179S" table:style-name="ce2">
            <text:p>54:3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990" table:style-name="ce1">
            <text:p>13990</text:p>
          </table:table-cell>
          <table:table-cell office:value-type="string" table:style-name="ce1">
            <text:p>Success</text:p>
          </table:table-cell>
          <table:table-cell office:value-type="float" office:value="76119" table:style-name="ce1">
            <text:p>76119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0H54M44.161S" table:style-name="ce2">
            <text:p>54:44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008" table:style-name="ce1">
            <text:p>3008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0H54M46.361S" table:style-name="ce2">
            <text:p>54:4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0H54M46.361S" table:style-name="ce2">
            <text:p>54:46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0H54M32.758S" table:style-name="ce2">
            <text:p>54:3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061" table:style-name="ce1">
            <text:p>15061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0H54M32.633S" table:style-name="ce2">
            <text:p>54:3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193" table:style-name="ce1">
            <text:p>15193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0H54M32.758S" table:style-name="ce2">
            <text:p>54:32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083" table:style-name="ce1">
            <text:p>15083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0H54M32.508S" table:style-name="ce2">
            <text:p>54:32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329" table:style-name="ce1">
            <text:p>15329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0H54M44.192S" table:style-name="ce2">
            <text:p>54:44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61" table:style-name="ce1">
            <text:p>3661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0H54M31.135S" table:style-name="ce2">
            <text:p>54:3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721" table:style-name="ce1">
            <text:p>16721</text:p>
          </table:table-cell>
          <table:table-cell office:value-type="string" table:style-name="ce1">
            <text:p>Success</text:p>
          </table:table-cell>
          <table:table-cell office:value-type="float" office:value="74379" table:style-name="ce1">
            <text:p>74379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0H54M44.036S" table:style-name="ce2">
            <text:p>54:4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01" table:style-name="ce1">
            <text:p>4801</text:p>
          </table:table-cell>
          <table:table-cell office:value-type="string" table:style-name="ce1">
            <text:p>Success</text:p>
          </table:table-cell>
          <table:table-cell office:value-type="float" office:value="34911" table:style-name="ce1">
            <text:p>34911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0H54M33.148S" table:style-name="ce2">
            <text:p>54:33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679" table:style-name="ce1">
            <text:p>15679</text:p>
          </table:table-cell>
          <table:table-cell office:value-type="string" table:style-name="ce1">
            <text:p>Success</text:p>
          </table:table-cell>
          <table:table-cell office:value-type="float" office:value="76126" table:style-name="ce1">
            <text:p>76126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0H54M44.130S" table:style-name="ce2">
            <text:p>54:4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715" table:style-name="ce1">
            <text:p>4715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0H54M44.192S" table:style-name="ce2">
            <text:p>54:4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65" table:style-name="ce1">
            <text:p>4665</text:p>
          </table:table-cell>
          <table:table-cell office:value-type="string" table:style-name="ce1">
            <text:p>Success</text:p>
          </table:table-cell>
          <table:table-cell office:value-type="float" office:value="36673" table:style-name="ce1">
            <text:p>36673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0H54M42.898S" table:style-name="ce2">
            <text:p>54:4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490" table:style-name="ce1">
            <text:p>6490</text:p>
          </table:table-cell>
          <table:table-cell office:value-type="string" table:style-name="ce1">
            <text:p>Success</text:p>
          </table:table-cell>
          <table:table-cell office:value-type="float" office:value="42853" table:style-name="ce1">
            <text:p>42853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0H54M45.331S" table:style-name="ce2">
            <text:p>54:45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07" table:style-name="ce1">
            <text:p>4507</text:p>
          </table:table-cell>
          <table:table-cell office:value-type="string" table:style-name="ce1">
            <text:p>Success</text:p>
          </table:table-cell>
          <table:table-cell office:value-type="float" office:value="32144" table:style-name="ce1">
            <text:p>32144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0H54M47.827S" table:style-name="ce2">
            <text:p>54:4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0H54M49.387S" table:style-name="ce2">
            <text:p>54:49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5326" table:style-name="ce1">
            <text:p>5326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0H54M32.945S" table:style-name="ce2">
            <text:p>54:32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936" table:style-name="ce1">
            <text:p>16936</text:p>
          </table:table-cell>
          <table:table-cell office:value-type="string" table:style-name="ce1">
            <text:p>Success</text:p>
          </table:table-cell>
          <table:table-cell office:value-type="float" office:value="75262" table:style-name="ce1">
            <text:p>75262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0H54M33.038S" table:style-name="ce2">
            <text:p>54:3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6862" table:style-name="ce1">
            <text:p>16862</text:p>
          </table:table-cell>
          <table:table-cell office:value-type="string" table:style-name="ce1">
            <text:p>Success</text:p>
          </table:table-cell>
          <table:table-cell office:value-type="float" office:value="75262" table:style-name="ce1">
            <text:p>75262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0H54M31.042S" table:style-name="ce2">
            <text:p>54:3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866" table:style-name="ce1">
            <text:p>18866</text:p>
          </table:table-cell>
          <table:table-cell office:value-type="string" table:style-name="ce1">
            <text:p>Success</text:p>
          </table:table-cell>
          <table:table-cell office:value-type="float" office:value="74386" table:style-name="ce1">
            <text:p>74386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0H54M45.503S" table:style-name="ce2">
            <text:p>54:45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33" table:style-name="ce1">
            <text:p>4433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0H54M45.456S" table:style-name="ce2">
            <text:p>54:45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76" table:style-name="ce1">
            <text:p>4476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0H54M45.331S" table:style-name="ce2">
            <text:p>54:45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601" table:style-name="ce1">
            <text:p>4601</text:p>
          </table:table-cell>
          <table:table-cell office:value-type="string" table:style-name="ce1">
            <text:p>Success</text:p>
          </table:table-cell>
          <table:table-cell office:value-type="float" office:value="35791" table:style-name="ce1">
            <text:p>35791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0H54M45.518S" table:style-name="ce2">
            <text:p>54:45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431" table:style-name="ce1">
            <text:p>4431</text:p>
          </table:table-cell>
          <table:table-cell office:value-type="string" table:style-name="ce1">
            <text:p>Success</text:p>
          </table:table-cell>
          <table:table-cell office:value-type="float" office:value="42079" table:style-name="ce1">
            <text:p>42079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0H54M43.397S" table:style-name="ce2">
            <text:p>54:43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559" table:style-name="ce1">
            <text:p>6559</text:p>
          </table:table-cell>
          <table:table-cell office:value-type="string" table:style-name="ce1">
            <text:p>Success</text:p>
          </table:table-cell>
          <table:table-cell office:value-type="float" office:value="42079" table:style-name="ce1">
            <text:p>42079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0H54M44.161S" table:style-name="ce2">
            <text:p>54:4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798" table:style-name="ce1">
            <text:p>5798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0H54M44.130S" table:style-name="ce2">
            <text:p>54:4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828" table:style-name="ce1">
            <text:p>5828</text:p>
          </table:table-cell>
          <table:table-cell office:value-type="string" table:style-name="ce1">
            <text:p>Success</text:p>
          </table:table-cell>
          <table:table-cell office:value-type="float" office:value="35791" table:style-name="ce1">
            <text:p>35791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0H54M46.361S" table:style-name="ce2">
            <text:p>54:4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23" table:style-name="ce1">
            <text:p>3623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0H54M45.472S" table:style-name="ce2">
            <text:p>54:45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20" table:style-name="ce1">
            <text:p>4520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0H54M44.146S" table:style-name="ce2">
            <text:p>54:44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860" table:style-name="ce1">
            <text:p>5860</text:p>
          </table:table-cell>
          <table:table-cell office:value-type="string" table:style-name="ce1">
            <text:p>Success</text:p>
          </table:table-cell>
          <table:table-cell office:value-type="float" office:value="32144" table:style-name="ce1">
            <text:p>32144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0H54M44.192S" table:style-name="ce2">
            <text:p>54:44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Success</text:p>
          </table:table-cell>
          <table:table-cell office:value-type="float" office:value="35791" table:style-name="ce1">
            <text:p>35791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0H54M44.099S" table:style-name="ce2">
            <text:p>54:4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907" table:style-name="ce1">
            <text:p>5907</text:p>
          </table:table-cell>
          <table:table-cell office:value-type="string" table:style-name="ce1">
            <text:p>Success</text:p>
          </table:table-cell>
          <table:table-cell office:value-type="float" office:value="35791" table:style-name="ce1">
            <text:p>35791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0H54M49.949S" table:style-name="ce2">
            <text:p>54:49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7469" table:style-name="ce1">
            <text:p>7469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0H54M49.949S" table:style-name="ce2">
            <text:p>54:4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7469" table:style-name="ce1">
            <text:p>7469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0H54M44.161S" table:style-name="ce2">
            <text:p>54:4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0H54M47.156S" table:style-name="ce2">
            <text:p>54:47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563" table:style-name="ce1">
            <text:p>3563</text:p>
          </table:table-cell>
          <table:table-cell office:value-type="string" table:style-name="ce1">
            <text:p>Success</text:p>
          </table:table-cell>
          <table:table-cell office:value-type="float" office:value="42113" table:style-name="ce1">
            <text:p>42113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0H54M46.298S" table:style-name="ce2">
            <text:p>54:4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443" table:style-name="ce1">
            <text:p>4443</text:p>
          </table:table-cell>
          <table:table-cell office:value-type="string" table:style-name="ce1">
            <text:p>Success</text:p>
          </table:table-cell>
          <table:table-cell office:value-type="float" office:value="42113" table:style-name="ce1">
            <text:p>42113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0H54M43.397S" table:style-name="ce2">
            <text:p>54:4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368" table:style-name="ce1">
            <text:p>7368</text:p>
          </table:table-cell>
          <table:table-cell office:value-type="string" table:style-name="ce1">
            <text:p>Success</text:p>
          </table:table-cell>
          <table:table-cell office:value-type="float" office:value="42113" table:style-name="ce1">
            <text:p>42113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0H54M46.330S" table:style-name="ce2">
            <text:p>54:4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444" table:style-name="ce1">
            <text:p>4444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0H54M46.361S" table:style-name="ce2">
            <text:p>54:4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412" table:style-name="ce1">
            <text:p>4412</text:p>
          </table:table-cell>
          <table:table-cell office:value-type="string" table:style-name="ce1">
            <text:p>Success</text:p>
          </table:table-cell>
          <table:table-cell office:value-type="float" office:value="32144" table:style-name="ce1">
            <text:p>32144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0H54M46.330S" table:style-name="ce2">
            <text:p>54:46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489" table:style-name="ce1">
            <text:p>4489</text:p>
          </table:table-cell>
          <table:table-cell office:value-type="string" table:style-name="ce1">
            <text:p>Success</text:p>
          </table:table-cell>
          <table:table-cell office:value-type="float" office:value="42137" table:style-name="ce1">
            <text:p>42137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0H54M44.177S" table:style-name="ce2">
            <text:p>54:44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649" table:style-name="ce1">
            <text:p>6649</text:p>
          </table:table-cell>
          <table:table-cell office:value-type="string" table:style-name="ce1">
            <text:p>Success</text:p>
          </table:table-cell>
          <table:table-cell office:value-type="float" office:value="42117" table:style-name="ce1">
            <text:p>42117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0H54M46.376S" table:style-name="ce2">
            <text:p>54:4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55" table:style-name="ce1">
            <text:p>4455</text:p>
          </table:table-cell>
          <table:table-cell office:value-type="string" table:style-name="ce1">
            <text:p>Success</text:p>
          </table:table-cell>
          <table:table-cell office:value-type="float" office:value="42117" table:style-name="ce1">
            <text:p>42117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0H54M43.288S" table:style-name="ce2">
            <text:p>54:4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536" table:style-name="ce1">
            <text:p>7536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0H54M46.361S" table:style-name="ce2">
            <text:p>54:4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488" table:style-name="ce1">
            <text:p>4488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0H54M44.130S" table:style-name="ce2">
            <text:p>54:44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713" table:style-name="ce1">
            <text:p>6713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0H54M45.518S" table:style-name="ce2">
            <text:p>54:45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331" table:style-name="ce1">
            <text:p>5331</text:p>
          </table:table-cell>
          <table:table-cell office:value-type="string" table:style-name="ce1">
            <text:p>Success</text:p>
          </table:table-cell>
          <table:table-cell office:value-type="float" office:value="42138" table:style-name="ce1">
            <text:p>42138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0H54M48.841S" table:style-name="ce2">
            <text:p>54:4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58" table:style-name="ce1">
            <text:p>2058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0H54M47.125S" table:style-name="ce2">
            <text:p>54:47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0H54M44.114S" table:style-name="ce2">
            <text:p>54:4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805" table:style-name="ce1">
            <text:p>6805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0H54M46.345S" table:style-name="ce2">
            <text:p>54:4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64" table:style-name="ce1">
            <text:p>4564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0H54M47.094S" table:style-name="ce2">
            <text:p>54:4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34" table:style-name="ce1">
            <text:p>3834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0H54M46.267S" table:style-name="ce2">
            <text:p>54:46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0H54M47.172S" table:style-name="ce2">
            <text:p>54:4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0H54M49.855S" table:style-name="ce2">
            <text:p>54:4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0H54M50.729S" table:style-name="ce2">
            <text:p>54:50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8540" table:style-name="ce1">
            <text:p>8540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0H54M47.843S" table:style-name="ce2">
            <text:p>54:47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0H54M50.822S" table:style-name="ce2">
            <text:p>54:5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11753" table:style-name="ce1">
            <text:p>11753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0H54M47.843S" table:style-name="ce2">
            <text:p>54:4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202" table:style-name="ce1">
            <text:p>3202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0H54M47.188S" table:style-name="ce2">
            <text:p>54:47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0H54M50.776S" table:style-name="ce2">
            <text:p>54:5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10683" table:style-name="ce1">
            <text:p>10683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0H54M47.156S" table:style-name="ce2">
            <text:p>54:4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93" table:style-name="ce1">
            <text:p>3893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0H54M50.776S" table:style-name="ce2">
            <text:p>54:50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10683" table:style-name="ce1">
            <text:p>10683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0H54M45.503S" table:style-name="ce2">
            <text:p>54:45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556" table:style-name="ce1">
            <text:p>5556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0H54M50.105S" table:style-name="ce2">
            <text:p>54:50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0H54M48.857S" table:style-name="ce2">
            <text:p>54:48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0H54M45.503S" table:style-name="ce2">
            <text:p>54:4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693" table:style-name="ce1">
            <text:p>5693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0H54M45.362S" table:style-name="ce2">
            <text:p>54:4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896" table:style-name="ce1">
            <text:p>5896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0H54M47.141S" table:style-name="ce2">
            <text:p>54:4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08" table:style-name="ce1">
            <text:p>4108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0H54M50.011S" table:style-name="ce2">
            <text:p>54:50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0H54M51.056S" table:style-name="ce2">
            <text:p>54:51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12825" table:style-name="ce1">
            <text:p>12825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0H54M46.376S" table:style-name="ce2">
            <text:p>54:4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929" table:style-name="ce1">
            <text:p>4929</text:p>
          </table:table-cell>
          <table:table-cell office:value-type="string" table:style-name="ce1">
            <text:p>Success</text:p>
          </table:table-cell>
          <table:table-cell office:value-type="float" office:value="42137" table:style-name="ce1">
            <text:p>42137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0H54M49.902S" table:style-name="ce2">
            <text:p>54:49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0H54M47.827S" table:style-name="ce2">
            <text:p>54:4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75" table:style-name="ce1">
            <text:p>3475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0H54M49.886S" table:style-name="ce2">
            <text:p>54:49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0H54M47.156S" table:style-name="ce2">
            <text:p>54:4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174" table:style-name="ce1">
            <text:p>4174</text:p>
          </table:table-cell>
          <table:table-cell office:value-type="string" table:style-name="ce1">
            <text:p>Success</text:p>
          </table:table-cell>
          <table:table-cell office:value-type="float" office:value="32142" table:style-name="ce1">
            <text:p>32142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0H54M45.472S" table:style-name="ce2">
            <text:p>54:45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876" table:style-name="ce1">
            <text:p>5876</text:p>
          </table:table-cell>
          <table:table-cell office:value-type="string" table:style-name="ce1">
            <text:p>Success</text:p>
          </table:table-cell>
          <table:table-cell office:value-type="float" office:value="34909" table:style-name="ce1">
            <text:p>34909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0H54M47.858S" table:style-name="ce2">
            <text:p>54:47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08" table:style-name="ce1">
            <text:p>3508</text:p>
          </table:table-cell>
          <table:table-cell office:value-type="string" table:style-name="ce1">
            <text:p>Success</text:p>
          </table:table-cell>
          <table:table-cell office:value-type="float" office:value="32144" table:style-name="ce1">
            <text:p>32144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0H54M51.056S" table:style-name="ce2">
            <text:p>54:5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0H54M51.197S" table:style-name="ce2">
            <text:p>54:51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13896" table:style-name="ce1">
            <text:p>13896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0H54M50.854S" table:style-name="ce2">
            <text:p>54:5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0H54M49.855S" table:style-name="ce2">
            <text:p>54:4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0H54M49.996S" table:style-name="ce2">
            <text:p>54:5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0H54M50.698S" table:style-name="ce2">
            <text:p>54:50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0H54M49.902S" table:style-name="ce2">
            <text:p>54:4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Success</text:p>
          </table:table-cell>
          <table:table-cell office:value-type="float" office:value="32144" table:style-name="ce1">
            <text:p>32144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0H54M50.105S" table:style-name="ce2">
            <text:p>54:50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0H54M49.933S" table:style-name="ce2">
            <text:p>54:4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88" table:style-name="ce1">
            <text:p>1788</text:p>
          </table:table-cell>
          <table:table-cell office:value-type="string" table:style-name="ce1">
            <text:p>Success</text:p>
          </table:table-cell>
          <table:table-cell office:value-type="float" office:value="42136" table:style-name="ce1">
            <text:p>42136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0H54M51.056S" table:style-name="ce2">
            <text:p>54:51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0H54M51.306S" table:style-name="ce2">
            <text:p>54:51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14968" table:style-name="ce1">
            <text:p>14968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0H54M49.933S" table:style-name="ce2">
            <text:p>54:49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0H54M50.932S" table:style-name="ce2">
            <text:p>54:50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0H54M51.634S" table:style-name="ce2">
            <text:p>54:51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16038" table:style-name="ce1">
            <text:p>16038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0H54M49.996S" table:style-name="ce2">
            <text:p>54:5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0H54M50.916S" table:style-name="ce2">
            <text:p>54:50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0H54M49.964S" table:style-name="ce2">
            <text:p>54:5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0H54M51.431S" table:style-name="ce2">
            <text:p>54:51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0H54M50.838S" table:style-name="ce2">
            <text:p>54:50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0H54M51.041S" table:style-name="ce2">
            <text:p>54:51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0H54M49.964S" table:style-name="ce2">
            <text:p>54:5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0H54M51.727S" table:style-name="ce2">
            <text:p>54:5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17109" table:style-name="ce1">
            <text:p>17109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0H54M50.916S" table:style-name="ce2">
            <text:p>54:5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42136" table:style-name="ce1">
            <text:p>42136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0H54M51.868S" table:style-name="ce2">
            <text:p>54:51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18182" table:style-name="ce1">
            <text:p>18182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0H54M51.041S" table:style-name="ce2">
            <text:p>54:51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0H54M50.978S" table:style-name="ce2">
            <text:p>54:51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0H54M51.868S" table:style-name="ce2">
            <text:p>54:51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0324" table:style-name="ce1">
            <text:p>20324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0H54M51.665S" table:style-name="ce2">
            <text:p>54:51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42119" table:style-name="ce1">
            <text:p>4211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0H54M51.914S" table:style-name="ce2">
            <text:p>54:5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0326" table:style-name="ce1">
            <text:p>20326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0H54M52.102S" table:style-name="ce2">
            <text:p>54:52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0H54M50.011S" table:style-name="ce2">
            <text:p>54:5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0H54M52.070S" table:style-name="ce2">
            <text:p>54:5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2469" table:style-name="ce1">
            <text:p>22469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0H54M52.102S" table:style-name="ce2">
            <text:p>54:5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24611" table:style-name="ce1">
            <text:p>24611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0H54M52.070S" table:style-name="ce2">
            <text:p>54:5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4611" table:style-name="ce1">
            <text:p>24611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0H54M50.011S" table:style-name="ce2">
            <text:p>54:50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567" table:style-name="ce1">
            <text:p>2567</text:p>
          </table:table-cell>
          <table:table-cell office:value-type="string" table:style-name="ce1">
            <text:p>Success</text:p>
          </table:table-cell>
          <table:table-cell office:value-type="float" office:value="42136" table:style-name="ce1">
            <text:p>42136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0H54M52.102S" table:style-name="ce2">
            <text:p>54:52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4611" table:style-name="ce1">
            <text:p>24611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0H54M50.932S" table:style-name="ce2">
            <text:p>54:50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0H54M50.822S" table:style-name="ce2">
            <text:p>54:5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0H54M49.933S" table:style-name="ce2">
            <text:p>54:49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Success</text:p>
          </table:table-cell>
          <table:table-cell office:value-type="float" office:value="42136" table:style-name="ce1">
            <text:p>42136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0H54M49.840S" table:style-name="ce2">
            <text:p>54:4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87" table:style-name="ce1">
            <text:p>2887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0H54M48.857S" table:style-name="ce2">
            <text:p>54:4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0H54M52.226S" table:style-name="ce2">
            <text:p>54:5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6754" table:style-name="ce1">
            <text:p>26754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0H54M51.259S" table:style-name="ce2">
            <text:p>54:51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0H54M51.322S" table:style-name="ce2">
            <text:p>54:51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0H54M52.195S" table:style-name="ce2">
            <text:p>54:52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25683" table:style-name="ce1">
            <text:p>25683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0H54M51.259S" table:style-name="ce2">
            <text:p>54:51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Success</text:p>
          </table:table-cell>
          <table:table-cell office:value-type="float" office:value="42136" table:style-name="ce1">
            <text:p>42136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0H54M51.056S" table:style-name="ce2">
            <text:p>54:51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0H54M51.322S" table:style-name="ce2">
            <text:p>54:5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0H54M52.273S" table:style-name="ce2">
            <text:p>54:52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0H54M52.429S" table:style-name="ce2">
            <text:p>54:52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0H54M52.320S" table:style-name="ce2">
            <text:p>54:5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27809" table:style-name="ce1">
            <text:p>27809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0H54M50.900S" table:style-name="ce2">
            <text:p>54:50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0H54M50.900S" table:style-name="ce2">
            <text:p>54:5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Success</text:p>
          </table:table-cell>
          <table:table-cell office:value-type="float" office:value="42136" table:style-name="ce1">
            <text:p>42136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0H54M51.306S" table:style-name="ce2">
            <text:p>54:5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0H54M51.353S" table:style-name="ce2">
            <text:p>54:51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0H54M51.368S" table:style-name="ce2">
            <text:p>54:51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Success</text:p>
          </table:table-cell>
          <table:table-cell office:value-type="float" office:value="42137" table:style-name="ce1">
            <text:p>42137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0H54M53.022S" table:style-name="ce2">
            <text:p>54:5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63179" table:style-name="ce1">
            <text:p>63179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0H54M52.585S" table:style-name="ce2">
            <text:p>54:5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0H54M52.492S" table:style-name="ce2">
            <text:p>54:52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28903" table:style-name="ce1">
            <text:p>28903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0H54M50.776S" table:style-name="ce2">
            <text:p>54:50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Success</text:p>
          </table:table-cell>
          <table:table-cell office:value-type="float" office:value="42137" table:style-name="ce1">
            <text:p>42137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0H54M47.858S" table:style-name="ce2">
            <text:p>54:4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628" table:style-name="ce1">
            <text:p>5628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0H54M52.726S" table:style-name="ce2">
            <text:p>54:5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Success</text:p>
          </table:table-cell>
          <table:table-cell office:value-type="float" office:value="34263" table:style-name="ce1">
            <text:p>34263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0H54M52.710S" table:style-name="ce2">
            <text:p>54:52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32120" table:style-name="ce1">
            <text:p>32120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0H54M52.928S" table:style-name="ce2">
            <text:p>54:52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0H54M52.710S" table:style-name="ce2">
            <text:p>54:52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34263" table:style-name="ce1">
            <text:p>34263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0H54M52.991S" table:style-name="ce2">
            <text:p>54:5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0H54M51.727S" table:style-name="ce2">
            <text:p>54:51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0H54M51.368S" table:style-name="ce2">
            <text:p>54:51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87" table:style-name="ce1">
            <text:p>2287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0H54M52.648S" table:style-name="ce2">
            <text:p>54:5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32120" table:style-name="ce1">
            <text:p>32120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0H54M51.306S" table:style-name="ce2">
            <text:p>54:51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Success</text:p>
          </table:table-cell>
          <table:table-cell office:value-type="float" office:value="42132" table:style-name="ce1">
            <text:p>42132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0H54M53.006S" table:style-name="ce2">
            <text:p>54:5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0H54M51.992S" table:style-name="ce2">
            <text:p>54:52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0H54M51.119S" table:style-name="ce2">
            <text:p>54:51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0H54M52.460S" table:style-name="ce2">
            <text:p>54:5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0H54M51.680S" table:style-name="ce2">
            <text:p>54:51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0H54M51.010S" table:style-name="ce2">
            <text:p>54:51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0H54M53.662S" table:style-name="ce2">
            <text:p>54:5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0H54M53.677S" table:style-name="ce2">
            <text:p>54:5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0H54M53.677S" table:style-name="ce2">
            <text:p>54:53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0H54M53.677S" table:style-name="ce2">
            <text:p>54:5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0H54M53.677S" table:style-name="ce2">
            <text:p>54:5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0H54M53.677S" table:style-name="ce2">
            <text:p>54:5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0H54M53.693S" table:style-name="ce2">
            <text:p>54:5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0H54M53.693S" table:style-name="ce2">
            <text:p>54:5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0H54M53.693S" table:style-name="ce2">
            <text:p>54:53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0H54M53.677S" table:style-name="ce2">
            <text:p>54:5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0H54M52.741S" table:style-name="ce2">
            <text:p>54:5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Success</text:p>
          </table:table-cell>
          <table:table-cell office:value-type="float" office:value="34265" table:style-name="ce1">
            <text:p>34265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0H54M53.646S" table:style-name="ce2">
            <text:p>54:5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0H54M53.708S" table:style-name="ce2">
            <text:p>54:5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0H54M53.693S" table:style-name="ce2">
            <text:p>54:5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0H54M53.662S" table:style-name="ce2">
            <text:p>54:5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0H54M53.662S" table:style-name="ce2">
            <text:p>54:53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0H54M53.740S" table:style-name="ce2">
            <text:p>54:5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0H54M53.740S" table:style-name="ce2">
            <text:p>54:53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0H54M53.755S" table:style-name="ce2">
            <text:p>54:53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0H54M53.771S" table:style-name="ce2">
            <text:p>54:5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0H54M53.693S" table:style-name="ce2">
            <text:p>54:5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0H54M53.786S" table:style-name="ce2">
            <text:p>54:5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0H54M53.802S" table:style-name="ce2">
            <text:p>54:53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0H54M53.786S" table:style-name="ce2">
            <text:p>54:5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0H54M53.771S" table:style-name="ce2">
            <text:p>54:5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0H54M53.740S" table:style-name="ce2">
            <text:p>54:5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0H54M53.771S" table:style-name="ce2">
            <text:p>54:5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0H54M53.849S" table:style-name="ce2">
            <text:p>54:5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0H54M53.849S" table:style-name="ce2">
            <text:p>54:5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0H54M53.849S" table:style-name="ce2">
            <text:p>54:53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0H54M53.849S" table:style-name="ce2">
            <text:p>54:5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0H54M53.833S" table:style-name="ce2">
            <text:p>54:53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0H54M53.833S" table:style-name="ce2">
            <text:p>54:53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0H54M53.849S" table:style-name="ce2">
            <text:p>54:53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0H54M53.864S" table:style-name="ce2">
            <text:p>54:5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0H54M53.911S" table:style-name="ce2">
            <text:p>54:5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0H54M53.911S" table:style-name="ce2">
            <text:p>54:5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0H54M53.896S" table:style-name="ce2">
            <text:p>54:53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0H54M53.927S" table:style-name="ce2">
            <text:p>54:5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0H54M53.864S" table:style-name="ce2">
            <text:p>54:53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0H54M52.960S" table:style-name="ce2">
            <text:p>54:53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Success</text:p>
          </table:table-cell>
          <table:table-cell office:value-type="float" office:value="35340" table:style-name="ce1">
            <text:p>35340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0H54M52.975S" table:style-name="ce2">
            <text:p>54:5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Success</text:p>
          </table:table-cell>
          <table:table-cell office:value-type="float" office:value="36412" table:style-name="ce1">
            <text:p>36412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0H54M53.365S" table:style-name="ce2">
            <text:p>54:5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38176" table:style-name="ce1">
            <text:p>38176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0H54M45.487S" table:style-name="ce2">
            <text:p>54:4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805" table:style-name="ce1">
            <text:p>8805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0H54M53.552S" table:style-name="ce2">
            <text:p>54:53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0H54M53.662S" table:style-name="ce2">
            <text:p>54:53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0H54M53.474S" table:style-name="ce2">
            <text:p>54:5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0H54M54.301S" table:style-name="ce2">
            <text:p>54:54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0H54M54.254S" table:style-name="ce2">
            <text:p>54:5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0H54M54.332S" table:style-name="ce2">
            <text:p>54:54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0H54M54.020S" table:style-name="ce2">
            <text:p>54:54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0H54M54.379S" table:style-name="ce2">
            <text:p>54:5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0H54M47.188S" table:style-name="ce2">
            <text:p>54:47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253" table:style-name="ce1">
            <text:p>7253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0H54M53.428S" table:style-name="ce2">
            <text:p>54:53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0H54M46.267S" table:style-name="ce2">
            <text:p>54:46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226" table:style-name="ce1">
            <text:p>8226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0H54M54.442S" table:style-name="ce2">
            <text:p>54:5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0H54M53.162S" table:style-name="ce2">
            <text:p>54:53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ccess</text:p>
          </table:table-cell>
          <table:table-cell office:value-type="float" office:value="37493" table:style-name="ce1">
            <text:p>37493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0H54M54.379S" table:style-name="ce2">
            <text:p>54:5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0H54M54.473S" table:style-name="ce2">
            <text:p>54:54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0H54M47.172S" table:style-name="ce2">
            <text:p>54:47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449" table:style-name="ce1">
            <text:p>7449</text:p>
          </table:table-cell>
          <table:table-cell office:value-type="string" table:style-name="ce1">
            <text:p>Success</text:p>
          </table:table-cell>
          <table:table-cell office:value-type="float" office:value="42133" table:style-name="ce1">
            <text:p>42133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0H54M53.334S" table:style-name="ce2">
            <text:p>54:53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39636" table:style-name="ce1">
            <text:p>39636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0H54M54.317S" table:style-name="ce2">
            <text:p>54:5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0H54M54.582S" table:style-name="ce2">
            <text:p>54:5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0H54M54.629S" table:style-name="ce2">
            <text:p>54:5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0H54M54.644S" table:style-name="ce2">
            <text:p>54:5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0H54M54.332S" table:style-name="ce2">
            <text:p>54:5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0H54M54.410S" table:style-name="ce2">
            <text:p>54:54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0H54M54.535S" table:style-name="ce2">
            <text:p>54:5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0H54M54.660S" table:style-name="ce2">
            <text:p>54:5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0H54M54.551S" table:style-name="ce2">
            <text:p>54:5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0H54M54.707S" table:style-name="ce2">
            <text:p>54:5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0H54M54.691S" table:style-name="ce2">
            <text:p>54:5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0H54M54.660S" table:style-name="ce2">
            <text:p>54:5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0H54M54.800S" table:style-name="ce2">
            <text:p>54:5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0H54M54.691S" table:style-name="ce2">
            <text:p>54:5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0H54M54.676S" table:style-name="ce2">
            <text:p>54:54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0H54M54.816S" table:style-name="ce2">
            <text:p>54:54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0H54M54.816S" table:style-name="ce2">
            <text:p>54:5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0H54M54.629S" table:style-name="ce2">
            <text:p>54:5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0H54M54.847S" table:style-name="ce2">
            <text:p>54:54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0H54M54.785S" table:style-name="ce2">
            <text:p>54:5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0H54M54.832S" table:style-name="ce2">
            <text:p>54:54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0H54M54.863S" table:style-name="ce2">
            <text:p>54:5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0H54M54.894S" table:style-name="ce2">
            <text:p>54:5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0H54M53.365S" table:style-name="ce2">
            <text:p>54:53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Success</text:p>
          </table:table-cell>
          <table:table-cell office:value-type="float" office:value="39638" table:style-name="ce1">
            <text:p>3963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0H54M54.941S" table:style-name="ce2">
            <text:p>54:5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0H54M54.925S" table:style-name="ce2">
            <text:p>54:54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0H54M54.535S" table:style-name="ce2">
            <text:p>54:54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0H54M55.050S" table:style-name="ce2">
            <text:p>54:55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0H54M53.490S" table:style-name="ce2">
            <text:p>54:5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Success</text:p>
          </table:table-cell>
          <table:table-cell office:value-type="float" office:value="40715" table:style-name="ce1">
            <text:p>40715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0H54M53.474S" table:style-name="ce2">
            <text:p>54:53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41786" table:style-name="ce1">
            <text:p>41786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0H54M55.081S" table:style-name="ce2">
            <text:p>54:5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0H54M55.440S" table:style-name="ce2">
            <text:p>54:55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0H54M53.662S" table:style-name="ce2">
            <text:p>54:5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Success</text:p>
          </table:table-cell>
          <table:table-cell office:value-type="float" office:value="42861" table:style-name="ce1">
            <text:p>42861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0H54M55.456S" table:style-name="ce2">
            <text:p>54:5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0H54M48.841S" table:style-name="ce2">
            <text:p>54:4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720" table:style-name="ce1">
            <text:p>6720</text:p>
          </table:table-cell>
          <table:table-cell office:value-type="string" table:style-name="ce1">
            <text:p>Success</text:p>
          </table:table-cell>
          <table:table-cell office:value-type="float" office:value="42130" table:style-name="ce1">
            <text:p>42130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0H54M54.972S" table:style-name="ce2">
            <text:p>54:55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63179" table:style-name="ce1">
            <text:p>63179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0H54M55.549S" table:style-name="ce2">
            <text:p>54:5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0H54M55.580S" table:style-name="ce2">
            <text:p>54:5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0H54M53.178S" table:style-name="ce2">
            <text:p>54:5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0H54M53.786S" table:style-name="ce2">
            <text:p>54:53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Success</text:p>
          </table:table-cell>
          <table:table-cell office:value-type="float" office:value="42866" table:style-name="ce1">
            <text:p>42866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0H54M54.488S" table:style-name="ce2">
            <text:p>54:5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0H54M55.612S" table:style-name="ce2">
            <text:p>54:5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0H54M46.517S" table:style-name="ce2">
            <text:p>54:46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119" table:style-name="ce1">
            <text:p>9119</text:p>
          </table:table-cell>
          <table:table-cell office:value-type="string" table:style-name="ce1">
            <text:p>Success</text:p>
          </table:table-cell>
          <table:table-cell office:value-type="float" office:value="59966" table:style-name="ce1">
            <text:p>59966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0H54M53.256S" table:style-name="ce2">
            <text:p>54:5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0H54M53.896S" table:style-name="ce2">
            <text:p>54:53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ccess</text:p>
          </table:table-cell>
          <table:table-cell office:value-type="float" office:value="42870" table:style-name="ce1">
            <text:p>42870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0H54M53.880S" table:style-name="ce2">
            <text:p>54:5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Success</text:p>
          </table:table-cell>
          <table:table-cell office:value-type="float" office:value="42871" table:style-name="ce1">
            <text:p>42871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0H54M53.942S" table:style-name="ce2">
            <text:p>54:53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42871" table:style-name="ce1">
            <text:p>42871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0H54M53.958S" table:style-name="ce2">
            <text:p>54:5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36" table:style-name="ce1">
            <text:p>2036</text:p>
          </table:table-cell>
          <table:table-cell office:value-type="string" table:style-name="ce1">
            <text:p>Success</text:p>
          </table:table-cell>
          <table:table-cell office:value-type="float" office:value="42869" table:style-name="ce1">
            <text:p>42869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0H54M53.896S" table:style-name="ce2">
            <text:p>54:53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099" table:style-name="ce1">
            <text:p>2099</text:p>
          </table:table-cell>
          <table:table-cell office:value-type="string" table:style-name="ce1">
            <text:p>Success</text:p>
          </table:table-cell>
          <table:table-cell office:value-type="float" office:value="42872" table:style-name="ce1">
            <text:p>42872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0H54M53.911S" table:style-name="ce2">
            <text:p>54:53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04" table:style-name="ce1">
            <text:p>2204</text:p>
          </table:table-cell>
          <table:table-cell office:value-type="string" table:style-name="ce1">
            <text:p>Success</text:p>
          </table:table-cell>
          <table:table-cell office:value-type="float" office:value="42872" table:style-name="ce1">
            <text:p>42872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0H54M53.927S" table:style-name="ce2">
            <text:p>54:5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Success</text:p>
          </table:table-cell>
          <table:table-cell office:value-type="float" office:value="42873" table:style-name="ce1">
            <text:p>42873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0H54M53.974S" table:style-name="ce2">
            <text:p>54:5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Success</text:p>
          </table:table-cell>
          <table:table-cell office:value-type="float" office:value="42873" table:style-name="ce1">
            <text:p>42873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0H54M54.442S" table:style-name="ce2">
            <text:p>54:5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399" table:style-name="ce1">
            <text:p>2399</text:p>
          </table:table-cell>
          <table:table-cell office:value-type="string" table:style-name="ce1">
            <text:p>Success</text:p>
          </table:table-cell>
          <table:table-cell office:value-type="float" office:value="45029" table:style-name="ce1">
            <text:p>45029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0H54M54.301S" table:style-name="ce2">
            <text:p>54:54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Success</text:p>
          </table:table-cell>
          <table:table-cell office:value-type="float" office:value="43957" table:style-name="ce1">
            <text:p>43957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0H54M54.847S" table:style-name="ce2">
            <text:p>54:5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080" table:style-name="ce1">
            <text:p>2080</text:p>
          </table:table-cell>
          <table:table-cell office:value-type="string" table:style-name="ce1">
            <text:p>Success</text:p>
          </table:table-cell>
          <table:table-cell office:value-type="float" office:value="45032" table:style-name="ce1">
            <text:p>45032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0H54M54.754S" table:style-name="ce2">
            <text:p>54:5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Success</text:p>
          </table:table-cell>
          <table:table-cell office:value-type="float" office:value="45031" table:style-name="ce1">
            <text:p>45031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0H54M54.816S" table:style-name="ce2">
            <text:p>54:5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Success</text:p>
          </table:table-cell>
          <table:table-cell office:value-type="float" office:value="45013" table:style-name="ce1">
            <text:p>45013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0H54M54.988S" table:style-name="ce2">
            <text:p>54:55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094" table:style-name="ce1">
            <text:p>2094</text:p>
          </table:table-cell>
          <table:table-cell office:value-type="string" table:style-name="ce1">
            <text:p>Success</text:p>
          </table:table-cell>
          <table:table-cell office:value-type="float" office:value="45032" table:style-name="ce1">
            <text:p>45032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0H54M54.941S" table:style-name="ce2">
            <text:p>54:5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161" table:style-name="ce1">
            <text:p>2161</text:p>
          </table:table-cell>
          <table:table-cell office:value-type="string" table:style-name="ce1">
            <text:p>Success</text:p>
          </table:table-cell>
          <table:table-cell office:value-type="float" office:value="45032" table:style-name="ce1">
            <text:p>45032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0H54M55.144S" table:style-name="ce2">
            <text:p>54:5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ccess</text:p>
          </table:table-cell>
          <table:table-cell office:value-type="float" office:value="45033" table:style-name="ce1">
            <text:p>45033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0H54M55.549S" table:style-name="ce2">
            <text:p>54:5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Success</text:p>
          </table:table-cell>
          <table:table-cell office:value-type="float" office:value="47180" table:style-name="ce1">
            <text:p>47180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0H54M55.643S" table:style-name="ce2">
            <text:p>54:55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ccess</text:p>
          </table:table-cell>
          <table:table-cell office:value-type="float" office:value="47180" table:style-name="ce1">
            <text:p>47180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0H54M55.253S" table:style-name="ce2">
            <text:p>54:55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0H54M55.612S" table:style-name="ce2">
            <text:p>54:55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84" table:style-name="ce1">
            <text:p>1784</text:p>
          </table:table-cell>
          <table:table-cell office:value-type="string" table:style-name="ce1">
            <text:p>Success</text:p>
          </table:table-cell>
          <table:table-cell office:value-type="float" office:value="48253" table:style-name="ce1">
            <text:p>48253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0H54M55.612S" table:style-name="ce2">
            <text:p>54:5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49325" table:style-name="ce1">
            <text:p>49325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0H54M55.658S" table:style-name="ce2">
            <text:p>54:5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Success</text:p>
          </table:table-cell>
          <table:table-cell office:value-type="float" office:value="49328" table:style-name="ce1">
            <text:p>49328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0H54M55.627S" table:style-name="ce2">
            <text:p>54:5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91" table:style-name="ce1">
            <text:p>2191</text:p>
          </table:table-cell>
          <table:table-cell office:value-type="string" table:style-name="ce1">
            <text:p>Success</text:p>
          </table:table-cell>
          <table:table-cell office:value-type="float" office:value="49328" table:style-name="ce1">
            <text:p>4932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0H54M57.390S" table:style-name="ce2">
            <text:p>54:57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49330" table:style-name="ce1">
            <text:p>49330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0H54M55.580S" table:style-name="ce2">
            <text:p>54:55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Success</text:p>
          </table:table-cell>
          <table:table-cell office:value-type="float" office:value="38176" table:style-name="ce1">
            <text:p>38176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0H55M0.947S" table:style-name="ce2">
            <text:p>55:00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0H55M0.963S" table:style-name="ce2">
            <text:p>55:01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0H55M0.978S" table:style-name="ce2">
            <text:p>55:01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0H55M1.867S" table:style-name="ce2">
            <text:p>55:0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0H55M1.899S" table:style-name="ce2">
            <text:p>55:0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0H54M53.521S" table:style-name="ce2">
            <text:p>54:53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612" table:style-name="ce1">
            <text:p>8612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0H54M51.056S" table:style-name="ce2">
            <text:p>54:5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090" table:style-name="ce1">
            <text:p>1109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0H54M53.615S" table:style-name="ce2">
            <text:p>54:5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31" table:style-name="ce1">
            <text:p>8531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0H54M52.585S" table:style-name="ce2">
            <text:p>54:5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570" table:style-name="ce1">
            <text:p>957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0H54M52.819S" table:style-name="ce2">
            <text:p>54:5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337" table:style-name="ce1">
            <text:p>933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0H54M51.852S" table:style-name="ce2">
            <text:p>54:51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307" table:style-name="ce1">
            <text:p>1030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0H54M55.424S" table:style-name="ce2">
            <text:p>54:5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743" table:style-name="ce1">
            <text:p>6743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0H54M51.805S" table:style-name="ce2">
            <text:p>54:51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370" table:style-name="ce1">
            <text:p>1037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0H54M53.724S" table:style-name="ce2">
            <text:p>54:5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457" table:style-name="ce1">
            <text:p>845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0H54M52.835S" table:style-name="ce2">
            <text:p>54:5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355" table:style-name="ce1">
            <text:p>9355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0H54M52.804S" table:style-name="ce2">
            <text:p>54:52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383" table:style-name="ce1">
            <text:p>9383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0H54M51.634S" table:style-name="ce2">
            <text:p>54:5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551" table:style-name="ce1">
            <text:p>10551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0H54M52.601S" table:style-name="ce2">
            <text:p>54:5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586" table:style-name="ce1">
            <text:p>9586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0H54M51.181S" table:style-name="ce2">
            <text:p>54:51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018" table:style-name="ce1">
            <text:p>11018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0H54M50.822S" table:style-name="ce2">
            <text:p>54:50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380" table:style-name="ce1">
            <text:p>1138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0H54M50.822S" table:style-name="ce2">
            <text:p>54:50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390" table:style-name="ce1">
            <text:p>1139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0H54M51.540S" table:style-name="ce2">
            <text:p>54:51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706" table:style-name="ce1">
            <text:p>10706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0H54M52.975S" table:style-name="ce2">
            <text:p>54:5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288" table:style-name="ce1">
            <text:p>9288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0H54M54.613S" table:style-name="ce2">
            <text:p>54:54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754" table:style-name="ce1">
            <text:p>7754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0H54M51.275S" table:style-name="ce2">
            <text:p>54:5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491" table:style-name="ce1">
            <text:p>11491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0H54M57.359S" table:style-name="ce2">
            <text:p>54:5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425" table:style-name="ce1">
            <text:p>5425</text:p>
          </table:table-cell>
          <table:table-cell office:value-type="string" table:style-name="ce1">
            <text:p>Success</text:p>
          </table:table-cell>
          <table:table-cell office:value-type="float" office:value="63179" table:style-name="ce1">
            <text:p>63179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0H54M55.502S" table:style-name="ce2">
            <text:p>54:55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299" table:style-name="ce1">
            <text:p>7299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0H54M51.041S" table:style-name="ce2">
            <text:p>54:5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884" table:style-name="ce1">
            <text:p>11884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0H54M56.860S" table:style-name="ce2">
            <text:p>54:56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073" table:style-name="ce1">
            <text:p>6073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0H54M56.844S" table:style-name="ce2">
            <text:p>54:5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119" table:style-name="ce1">
            <text:p>6119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0H54M51.025S" table:style-name="ce2">
            <text:p>54:5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958" table:style-name="ce1">
            <text:p>11958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0H54M51.852S" table:style-name="ce2">
            <text:p>54:51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257" table:style-name="ce1">
            <text:p>1125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0H55M2.803S" table:style-name="ce2">
            <text:p>55:0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0H55M2.788S" table:style-name="ce2">
            <text:p>55:0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38176" table:style-name="ce1">
            <text:p>38176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0H55M3.115S" table:style-name="ce2">
            <text:p>55:0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0H55M3.100S" table:style-name="ce2">
            <text:p>55:03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0H55M3.193S" table:style-name="ce2">
            <text:p>55:0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0H55M2.944S" table:style-name="ce2">
            <text:p>55:0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38175" table:style-name="ce1">
            <text:p>38175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0H55M3.240S" table:style-name="ce2">
            <text:p>55:0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0H55M3.178S" table:style-name="ce2">
            <text:p>55:0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0H55M3.225S" table:style-name="ce2">
            <text:p>55:0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0H55M3.271S" table:style-name="ce2">
            <text:p>55:03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0H55M3.318S" table:style-name="ce2">
            <text:p>55:0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0H55M3.287S" table:style-name="ce2">
            <text:p>55:0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0H55M3.334S" table:style-name="ce2">
            <text:p>55:0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0H55M3.349S" table:style-name="ce2">
            <text:p>55:0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0H54M57.359S" table:style-name="ce2">
            <text:p>54:57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65579" table:style-name="ce1">
            <text:p>65579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0H54M57.406S" table:style-name="ce2">
            <text:p>54:5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014" table:style-name="ce1">
            <text:p>6014</text:p>
          </table:table-cell>
          <table:table-cell office:value-type="string" table:style-name="ce1">
            <text:p>Success</text:p>
          </table:table-cell>
          <table:table-cell office:value-type="float" office:value="61748" table:style-name="ce1">
            <text:p>61748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0H54M58.170S" table:style-name="ce2">
            <text:p>54:58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251" table:style-name="ce1">
            <text:p>5251</text:p>
          </table:table-cell>
          <table:table-cell office:value-type="string" table:style-name="ce1">
            <text:p>Success</text:p>
          </table:table-cell>
          <table:table-cell office:value-type="float" office:value="61748" table:style-name="ce1">
            <text:p>61748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0H54M57.406S" table:style-name="ce2">
            <text:p>54:57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16" table:style-name="ce1">
            <text:p>6016</text:p>
          </table:table-cell>
          <table:table-cell office:value-type="string" table:style-name="ce1">
            <text:p>Success</text:p>
          </table:table-cell>
          <table:table-cell office:value-type="float" office:value="61748" table:style-name="ce1">
            <text:p>61748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0H54M57.811S" table:style-name="ce2">
            <text:p>54:5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606" table:style-name="ce1">
            <text:p>5606</text:p>
          </table:table-cell>
          <table:table-cell office:value-type="string" table:style-name="ce1">
            <text:p>Success</text:p>
          </table:table-cell>
          <table:table-cell office:value-type="float" office:value="61748" table:style-name="ce1">
            <text:p>61748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0H55M3.334S" table:style-name="ce2">
            <text:p>55:03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0H55M3.412S" table:style-name="ce2">
            <text:p>55:0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0H55M3.412S" table:style-name="ce2">
            <text:p>55:03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0H54M51.774S" table:style-name="ce2">
            <text:p>54:51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748" table:style-name="ce1">
            <text:p>11748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0H54M50.854S" table:style-name="ce2">
            <text:p>54:5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705" table:style-name="ce1">
            <text:p>12705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0H54M53.521S" table:style-name="ce2">
            <text:p>54:53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0H55M3.490S" table:style-name="ce2">
            <text:p>55:0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0H55M3.568S" table:style-name="ce2">
            <text:p>55:03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982" table:style-name="ce1">
            <text:p>982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0H55M3.427S" table:style-name="ce2">
            <text:p>55:0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0H55M3.412S" table:style-name="ce2">
            <text:p>55:03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0H55M2.164S" table:style-name="ce2">
            <text:p>55:02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Success</text:p>
          </table:table-cell>
          <table:table-cell office:value-type="float" office:value="49389" table:style-name="ce1">
            <text:p>49389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0H55M2.211S" table:style-name="ce2">
            <text:p>55:02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Success</text:p>
          </table:table-cell>
          <table:table-cell office:value-type="float" office:value="52606" table:style-name="ce1">
            <text:p>52606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0H55M1.961S" table:style-name="ce2">
            <text:p>55:0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49390" table:style-name="ce1">
            <text:p>49390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0H55M2.195S" table:style-name="ce2">
            <text:p>55:02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97" table:style-name="ce1">
            <text:p>2397</text:p>
          </table:table-cell>
          <table:table-cell office:value-type="string" table:style-name="ce1">
            <text:p>Success</text:p>
          </table:table-cell>
          <table:table-cell office:value-type="float" office:value="52606" table:style-name="ce1">
            <text:p>52606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0H55M2.195S" table:style-name="ce2">
            <text:p>55:02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72" table:style-name="ce1">
            <text:p>2472</text:p>
          </table:table-cell>
          <table:table-cell office:value-type="string" table:style-name="ce1">
            <text:p>Success</text:p>
          </table:table-cell>
          <table:table-cell office:value-type="float" office:value="52605" table:style-name="ce1">
            <text:p>52605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0H55M3.427S" table:style-name="ce2">
            <text:p>55:0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0H55M2.164S" table:style-name="ce2">
            <text:p>55:02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89" table:style-name="ce1">
            <text:p>2589</text:p>
          </table:table-cell>
          <table:table-cell office:value-type="string" table:style-name="ce1">
            <text:p>Success</text:p>
          </table:table-cell>
          <table:table-cell office:value-type="float" office:value="56896" table:style-name="ce1">
            <text:p>56896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0H55M2.148S" table:style-name="ce2">
            <text:p>55:02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Success</text:p>
          </table:table-cell>
          <table:table-cell office:value-type="float" office:value="53678" table:style-name="ce1">
            <text:p>53678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0H55M2.148S" table:style-name="ce2">
            <text:p>55:0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57968" table:style-name="ce1">
            <text:p>5796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0H55M2.179S" table:style-name="ce2">
            <text:p>55:02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Success</text:p>
          </table:table-cell>
          <table:table-cell office:value-type="float" office:value="56896" table:style-name="ce1">
            <text:p>56896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0H55M2.164S" table:style-name="ce2">
            <text:p>55:0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Success</text:p>
          </table:table-cell>
          <table:table-cell office:value-type="float" office:value="57968" table:style-name="ce1">
            <text:p>57968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0H55M2.382S" table:style-name="ce2">
            <text:p>55:0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465" table:style-name="ce1">
            <text:p>2465</text:p>
          </table:table-cell>
          <table:table-cell office:value-type="string" table:style-name="ce1">
            <text:p>Success</text:p>
          </table:table-cell>
          <table:table-cell office:value-type="float" office:value="57968" table:style-name="ce1">
            <text:p>57968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0H55M2.164S" table:style-name="ce2">
            <text:p>55:02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Success</text:p>
          </table:table-cell>
          <table:table-cell office:value-type="float" office:value="56897" table:style-name="ce1">
            <text:p>56897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0H55M2.133S" table:style-name="ce2">
            <text:p>55:0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792" table:style-name="ce1">
            <text:p>2792</text:p>
          </table:table-cell>
          <table:table-cell office:value-type="string" table:style-name="ce1">
            <text:p>Success</text:p>
          </table:table-cell>
          <table:table-cell office:value-type="float" office:value="54753" table:style-name="ce1">
            <text:p>54753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0H55M2.195S" table:style-name="ce2">
            <text:p>55:0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765" table:style-name="ce1">
            <text:p>2765</text:p>
          </table:table-cell>
          <table:table-cell office:value-type="string" table:style-name="ce1">
            <text:p>Success</text:p>
          </table:table-cell>
          <table:table-cell office:value-type="float" office:value="60116" table:style-name="ce1">
            <text:p>60116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0H55M2.273S" table:style-name="ce2">
            <text:p>55:02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Success</text:p>
          </table:table-cell>
          <table:table-cell office:value-type="float" office:value="59044" table:style-name="ce1">
            <text:p>59044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0H55M2.242S" table:style-name="ce2">
            <text:p>55:02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54" table:style-name="ce1">
            <text:p>2754</text:p>
          </table:table-cell>
          <table:table-cell office:value-type="string" table:style-name="ce1">
            <text:p>Success</text:p>
          </table:table-cell>
          <table:table-cell office:value-type="float" office:value="60115" table:style-name="ce1">
            <text:p>60115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0H55M3.427S" table:style-name="ce2">
            <text:p>55:0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0H55M2.211S" table:style-name="ce2">
            <text:p>55:0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900" table:style-name="ce1">
            <text:p>2900</text:p>
          </table:table-cell>
          <table:table-cell office:value-type="string" table:style-name="ce1">
            <text:p>Success</text:p>
          </table:table-cell>
          <table:table-cell office:value-type="float" office:value="60116" table:style-name="ce1">
            <text:p>60116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0H55M2.179S" table:style-name="ce2">
            <text:p>55:0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942" table:style-name="ce1">
            <text:p>2942</text:p>
          </table:table-cell>
          <table:table-cell office:value-type="string" table:style-name="ce1">
            <text:p>Success</text:p>
          </table:table-cell>
          <table:table-cell office:value-type="float" office:value="61189" table:style-name="ce1">
            <text:p>61189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0H55M2.195S" table:style-name="ce2">
            <text:p>55:0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944" table:style-name="ce1">
            <text:p>2944</text:p>
          </table:table-cell>
          <table:table-cell office:value-type="string" table:style-name="ce1">
            <text:p>Success</text:p>
          </table:table-cell>
          <table:table-cell office:value-type="float" office:value="59045" table:style-name="ce1">
            <text:p>59045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0H55M2.179S" table:style-name="ce2">
            <text:p>55:02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90" table:style-name="ce1">
            <text:p>2990</text:p>
          </table:table-cell>
          <table:table-cell office:value-type="string" table:style-name="ce1">
            <text:p>Success</text:p>
          </table:table-cell>
          <table:table-cell office:value-type="float" office:value="61188" table:style-name="ce1">
            <text:p>6118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0H55M2.959S" table:style-name="ce2">
            <text:p>55:03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62265" table:style-name="ce1">
            <text:p>62265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0H55M2.928S" table:style-name="ce2">
            <text:p>55:02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05" table:style-name="ce1">
            <text:p>2305</text:p>
          </table:table-cell>
          <table:table-cell office:value-type="string" table:style-name="ce1">
            <text:p>Success</text:p>
          </table:table-cell>
          <table:table-cell office:value-type="float" office:value="62265" table:style-name="ce1">
            <text:p>62265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0H55M2.757S" table:style-name="ce2">
            <text:p>55:0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77" table:style-name="ce1">
            <text:p>2477</text:p>
          </table:table-cell>
          <table:table-cell office:value-type="string" table:style-name="ce1">
            <text:p>Success</text:p>
          </table:table-cell>
          <table:table-cell office:value-type="float" office:value="62265" table:style-name="ce1">
            <text:p>62265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0H55M3.100S" table:style-name="ce2">
            <text:p>55:03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38" table:style-name="ce1">
            <text:p>2138</text:p>
          </table:table-cell>
          <table:table-cell office:value-type="string" table:style-name="ce1">
            <text:p>Success</text:p>
          </table:table-cell>
          <table:table-cell office:value-type="float" office:value="63338" table:style-name="ce1">
            <text:p>63338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0H55M2.975S" table:style-name="ce2">
            <text:p>55:03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72" table:style-name="ce1">
            <text:p>2272</text:p>
          </table:table-cell>
          <table:table-cell office:value-type="string" table:style-name="ce1">
            <text:p>Success</text:p>
          </table:table-cell>
          <table:table-cell office:value-type="float" office:value="62266" table:style-name="ce1">
            <text:p>62266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0H55M3.381S" table:style-name="ce2">
            <text:p>55:0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895" table:style-name="ce1">
            <text:p>1895</text:p>
          </table:table-cell>
          <table:table-cell office:value-type="string" table:style-name="ce1">
            <text:p>Success</text:p>
          </table:table-cell>
          <table:table-cell office:value-type="float" office:value="63344" table:style-name="ce1">
            <text:p>63344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0H55M4.753S" table:style-name="ce2">
            <text:p>55:0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0H55M3.490S" table:style-name="ce2">
            <text:p>55:0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Success</text:p>
          </table:table-cell>
          <table:table-cell office:value-type="float" office:value="63346" table:style-name="ce1">
            <text:p>63346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0H55M3.521S" table:style-name="ce2">
            <text:p>55:03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63346" table:style-name="ce1">
            <text:p>63346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0H55M4.441S" table:style-name="ce2">
            <text:p>55:0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0H55M4.067S" table:style-name="ce2">
            <text:p>55:0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0H55M5.097S" table:style-name="ce2">
            <text:p>55:05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0H55M3.505S" table:style-name="ce2">
            <text:p>55:03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Success</text:p>
          </table:table-cell>
          <table:table-cell office:value-type="float" office:value="28677" table:style-name="ce1">
            <text:p>2867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0H55M5.128S" table:style-name="ce2">
            <text:p>55:0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0H55M5.175S" table:style-name="ce2">
            <text:p>55:0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0H55M5.112S" table:style-name="ce2">
            <text:p>55:05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0H54M56.953S" table:style-name="ce2">
            <text:p>54:57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954" table:style-name="ce1">
            <text:p>9954</text:p>
          </table:table-cell>
          <table:table-cell office:value-type="string" table:style-name="ce1">
            <text:p>Success</text:p>
          </table:table-cell>
          <table:table-cell office:value-type="float" office:value="66216" table:style-name="ce1">
            <text:p>66216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0H55M4.816S" table:style-name="ce2">
            <text:p>55:0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112" table:style-name="ce1">
            <text:p>2112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0H54M55.830S" table:style-name="ce2">
            <text:p>54:55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101" table:style-name="ce1">
            <text:p>11101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0H54M57.827S" table:style-name="ce2">
            <text:p>54:5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134" table:style-name="ce1">
            <text:p>9134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0H54M56.938S" table:style-name="ce2">
            <text:p>54:5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033" table:style-name="ce1">
            <text:p>10033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0H55M4.753S" table:style-name="ce2">
            <text:p>55:0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0H55M4.847S" table:style-name="ce2">
            <text:p>55:0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Success</text:p>
          </table:table-cell>
          <table:table-cell office:value-type="float" office:value="65672" table:style-name="ce1">
            <text:p>65672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0H54M57.109S" table:style-name="ce2">
            <text:p>54:57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890" table:style-name="ce1">
            <text:p>9890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0H54M56.002S" table:style-name="ce2">
            <text:p>54:5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Success</text:p>
          </table:table-cell>
          <table:table-cell office:value-type="float" office:value="67077" table:style-name="ce1">
            <text:p>67077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0H54M57.078S" table:style-name="ce2">
            <text:p>54:57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929" table:style-name="ce1">
            <text:p>9929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0H55M5.331S" table:style-name="ce2">
            <text:p>55:05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0H55M6.797S" table:style-name="ce2">
            <text:p>55:06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0H55M7.015S" table:style-name="ce2">
            <text:p>55:0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0H55M5.003S" table:style-name="ce2">
            <text:p>55:0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0H55M5.128S" table:style-name="ce2">
            <text:p>55:0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83" table:style-name="ce1">
            <text:p>2083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0H55M5.471S" table:style-name="ce2">
            <text:p>55:05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0H55M4.847S" table:style-name="ce2">
            <text:p>55:0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440" table:style-name="ce1">
            <text:p>2440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0H55M4.956S" table:style-name="ce2">
            <text:p>55:0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0H55M5.237S" table:style-name="ce2">
            <text:p>55:0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17" table:style-name="ce1">
            <text:p>2117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0H55M6.984S" table:style-name="ce2">
            <text:p>55:0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0H55M3.568S" table:style-name="ce2">
            <text:p>55:03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800" table:style-name="ce1">
            <text:p>3800</text:p>
          </table:table-cell>
          <table:table-cell office:value-type="string" table:style-name="ce1">
            <text:p>Success</text:p>
          </table:table-cell>
          <table:table-cell office:value-type="float" office:value="64440" table:style-name="ce1">
            <text:p>64440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0H54M55.892S" table:style-name="ce2">
            <text:p>54:5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521" table:style-name="ce1">
            <text:p>11521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0H55M6.937S" table:style-name="ce2">
            <text:p>55:0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0H55M3.630S" table:style-name="ce2">
            <text:p>55:03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Success</text:p>
          </table:table-cell>
          <table:table-cell office:value-type="float" office:value="64440" table:style-name="ce1">
            <text:p>64440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0H54M56.002S" table:style-name="ce2">
            <text:p>54:5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485" table:style-name="ce1">
            <text:p>11485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0H54M56.173S" table:style-name="ce2">
            <text:p>54:56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330" table:style-name="ce1">
            <text:p>11330</text:p>
          </table:table-cell>
          <table:table-cell office:value-type="string" table:style-name="ce1">
            <text:p>Success</text:p>
          </table:table-cell>
          <table:table-cell office:value-type="float" office:value="66217" table:style-name="ce1">
            <text:p>66217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0H54M55.612S" table:style-name="ce2">
            <text:p>54:5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890" table:style-name="ce1">
            <text:p>11890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0H55M7.015S" table:style-name="ce2">
            <text:p>55:07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0H55M5.237S" table:style-name="ce2">
            <text:p>55:0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295" table:style-name="ce1">
            <text:p>2295</text:p>
          </table:table-cell>
          <table:table-cell office:value-type="string" table:style-name="ce1">
            <text:p>Success</text:p>
          </table:table-cell>
          <table:table-cell office:value-type="float" office:value="65672" table:style-name="ce1">
            <text:p>65672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0H55M4.847S" table:style-name="ce2">
            <text:p>55:04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0H55M6.953S" table:style-name="ce2">
            <text:p>55:0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0H55M6.984S" table:style-name="ce2">
            <text:p>55:0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0H55M6.922S" table:style-name="ce2">
            <text:p>55:06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uccess</text:p>
          </table:table-cell>
          <table:table-cell office:value-type="float" office:value="25427" table:style-name="ce1">
            <text:p>25427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0H55M5.237S" table:style-name="ce2">
            <text:p>55:0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350" table:style-name="ce1">
            <text:p>2350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0H54M55.861S" table:style-name="ce2">
            <text:p>54:5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736" table:style-name="ce1">
            <text:p>11736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0H55M5.362S" table:style-name="ce2">
            <text:p>55:05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235" table:style-name="ce1">
            <text:p>2235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0H55M6.937S" table:style-name="ce2">
            <text:p>55:06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0H55M3.552S" table:style-name="ce2">
            <text:p>55:0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159" table:style-name="ce1">
            <text:p>4159</text:p>
          </table:table-cell>
          <table:table-cell office:value-type="string" table:style-name="ce1">
            <text:p>Success</text:p>
          </table:table-cell>
          <table:table-cell office:value-type="float" office:value="64440" table:style-name="ce1">
            <text:p>64440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0H55M4.925S" table:style-name="ce2">
            <text:p>55:0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65672" table:style-name="ce1">
            <text:p>65672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0H55M5.003S" table:style-name="ce2">
            <text:p>55:05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84" table:style-name="ce1">
            <text:p>2784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0H55M4.909S" table:style-name="ce2">
            <text:p>55:0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Success</text:p>
          </table:table-cell>
          <table:table-cell office:value-type="float" office:value="65670" table:style-name="ce1">
            <text:p>65670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0H55M6.813S" table:style-name="ce2">
            <text:p>55:06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0H55M7.265S" table:style-name="ce2">
            <text:p>55:07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64440" table:style-name="ce1">
            <text:p>64440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0H55M6.766S" table:style-name="ce2">
            <text:p>55:06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0H55M7.827S" table:style-name="ce2">
            <text:p>55:07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0H55M7.795S" table:style-name="ce2">
            <text:p>55:0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0H55M7.780S" table:style-name="ce2">
            <text:p>55:0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0H55M7.749S" table:style-name="ce2">
            <text:p>55:07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0H55M7.702S" table:style-name="ce2">
            <text:p>55:07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0H55M7.608S" table:style-name="ce2">
            <text:p>55:0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0H55M7.593S" table:style-name="ce2">
            <text:p>55:0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0H55M7.561S" table:style-name="ce2">
            <text:p>55:0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0H54M52.180S" table:style-name="ce2">
            <text:p>54:5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591" table:style-name="ce1">
            <text:p>16591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0H55M7.546S" table:style-name="ce2">
            <text:p>55:0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0H54M52.585S" table:style-name="ce2">
            <text:p>54:52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317" table:style-name="ce1">
            <text:p>1631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0H55M7.546S" table:style-name="ce2">
            <text:p>55:0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0H54M51.275S" table:style-name="ce2">
            <text:p>54:5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744" table:style-name="ce1">
            <text:p>17744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0H54M54.130S" table:style-name="ce2">
            <text:p>54:5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952" table:style-name="ce1">
            <text:p>14952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0H55M7.359S" table:style-name="ce2">
            <text:p>55:0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0H54M50.744S" table:style-name="ce2">
            <text:p>54:50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587" table:style-name="ce1">
            <text:p>1858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0H54M54.629S" table:style-name="ce2">
            <text:p>54:54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736" table:style-name="ce1">
            <text:p>14736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0H54M51.602S" table:style-name="ce2">
            <text:p>54:5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767" table:style-name="ce1">
            <text:p>17767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0H54M52.538S" table:style-name="ce2">
            <text:p>54:5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844" table:style-name="ce1">
            <text:p>16844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0H55M7.359S" table:style-name="ce2">
            <text:p>55:0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0H55M7.281S" table:style-name="ce2">
            <text:p>55:0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0H55M7.281S" table:style-name="ce2">
            <text:p>55:0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225" table:style-name="ce1">
            <text:p>2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0H55M7.218S" table:style-name="ce2">
            <text:p>55:07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345" table:style-name="ce1">
            <text:p>23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0H55M7.203S" table:style-name="ce2">
            <text:p>55:0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0H55M7.125S" table:style-name="ce2">
            <text:p>55:07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545" table:style-name="ce1">
            <text:p>25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0H55M9.621S" table:style-name="ce2">
            <text:p>55:09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0H55M9.574S" table:style-name="ce2">
            <text:p>55:0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0H55M9.511S" table:style-name="ce2">
            <text:p>55:09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0H55M9.465S" table:style-name="ce2">
            <text:p>55:09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0H55M9.293S" table:style-name="ce2">
            <text:p>55:0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0H55M8.981S" table:style-name="ce2">
            <text:p>55:09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0H55M8.825S" table:style-name="ce2">
            <text:p>55:08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0H55M8.497S" table:style-name="ce2">
            <text:p>55:08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0H55M8.419S" table:style-name="ce2">
            <text:p>55:08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16" table:style-name="ce1">
            <text:p>17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0H55M8.263S" table:style-name="ce2">
            <text:p>55:08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0H55M8.170S" table:style-name="ce2">
            <text:p>55:08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0H55M8.107S" table:style-name="ce2">
            <text:p>55:08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62" table:style-name="ce1">
            <text:p>2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0H55M7.967S" table:style-name="ce2">
            <text:p>55:0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345" table:style-name="ce1">
            <text:p>23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0H54M56.111S" table:style-name="ce2">
            <text:p>54:56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284" table:style-name="ce1">
            <text:p>14284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0H54M56.142S" table:style-name="ce2">
            <text:p>54:5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450" table:style-name="ce1">
            <text:p>14450</text:p>
          </table:table-cell>
          <table:table-cell office:value-type="string" table:style-name="ce1">
            <text:p>Success</text:p>
          </table:table-cell>
          <table:table-cell office:value-type="float" office:value="66194" table:style-name="ce1">
            <text:p>66194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0H55M5.393S" table:style-name="ce2">
            <text:p>55:0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199" table:style-name="ce1">
            <text:p>5199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0H54M56.922S" table:style-name="ce2">
            <text:p>54:56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667" table:style-name="ce1">
            <text:p>13667</text:p>
          </table:table-cell>
          <table:table-cell office:value-type="string" table:style-name="ce1">
            <text:p>Success</text:p>
          </table:table-cell>
          <table:table-cell office:value-type="float" office:value="66213" table:style-name="ce1">
            <text:p>66213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0H54M57.250S" table:style-name="ce2">
            <text:p>54:5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350" table:style-name="ce1">
            <text:p>13350</text:p>
          </table:table-cell>
          <table:table-cell office:value-type="string" table:style-name="ce1">
            <text:p>Success</text:p>
          </table:table-cell>
          <table:table-cell office:value-type="float" office:value="66217" table:style-name="ce1">
            <text:p>66217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0H55M7.000S" table:style-name="ce2">
            <text:p>55:07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609" table:style-name="ce1">
            <text:p>3609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0H55M7.421S" table:style-name="ce2">
            <text:p>55:0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199" table:style-name="ce1">
            <text:p>3199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0H55M4.566S" table:style-name="ce2">
            <text:p>55:0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089" table:style-name="ce1">
            <text:p>6089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0H55M10.603S" table:style-name="ce2">
            <text:p>55:10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0H55M5.284S" table:style-name="ce2">
            <text:p>55:05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480" table:style-name="ce1">
            <text:p>5480</text:p>
          </table:table-cell>
          <table:table-cell office:value-type="string" table:style-name="ce1">
            <text:p>Success</text:p>
          </table:table-cell>
          <table:table-cell office:value-type="float" office:value="66212" table:style-name="ce1">
            <text:p>66212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0H55M5.331S" table:style-name="ce2">
            <text:p>55:0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448" table:style-name="ce1">
            <text:p>5448</text:p>
          </table:table-cell>
          <table:table-cell office:value-type="string" table:style-name="ce1">
            <text:p>Success</text:p>
          </table:table-cell>
          <table:table-cell office:value-type="float" office:value="66189" table:style-name="ce1">
            <text:p>66189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0H55M10.603S" table:style-name="ce2">
            <text:p>55:1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0H55M4.582S" table:style-name="ce2">
            <text:p>55:04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227" table:style-name="ce1">
            <text:p>6227</text:p>
          </table:table-cell>
          <table:table-cell office:value-type="string" table:style-name="ce1">
            <text:p>Success</text:p>
          </table:table-cell>
          <table:table-cell office:value-type="float" office:value="66215" table:style-name="ce1">
            <text:p>66215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0H55M6.969S" table:style-name="ce2">
            <text:p>55:0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0H55M7.515S" table:style-name="ce2">
            <text:p>55:07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40" table:style-name="ce1">
            <text:p>3440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0H55M5.502S" table:style-name="ce2">
            <text:p>55:05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465" table:style-name="ce1">
            <text:p>5465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0H55M7.483S" table:style-name="ce2">
            <text:p>55:07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501" table:style-name="ce1">
            <text:p>3501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0H55M7.515S" table:style-name="ce2">
            <text:p>55:0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515" table:style-name="ce1">
            <text:p>3515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0H55M6.064S" table:style-name="ce2">
            <text:p>55:06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975" table:style-name="ce1">
            <text:p>4975</text:p>
          </table:table-cell>
          <table:table-cell office:value-type="string" table:style-name="ce1">
            <text:p>Success</text:p>
          </table:table-cell>
          <table:table-cell office:value-type="float" office:value="21407" table:style-name="ce1">
            <text:p>2140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0H55M5.237S" table:style-name="ce2">
            <text:p>55:05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645" table:style-name="ce1">
            <text:p>6645</text:p>
          </table:table-cell>
          <table:table-cell office:value-type="string" table:style-name="ce1">
            <text:p>Success</text:p>
          </table:table-cell>
          <table:table-cell office:value-type="float" office:value="70484" table:style-name="ce1">
            <text:p>70484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0H55M7.374S" table:style-name="ce2">
            <text:p>55:0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532" table:style-name="ce1">
            <text:p>4532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0H55M10.650S" table:style-name="ce2">
            <text:p>55:10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0H55M4.675S" table:style-name="ce2">
            <text:p>55:04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292" table:style-name="ce1">
            <text:p>7292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0H55M11.883S" table:style-name="ce2">
            <text:p>55:1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0H55M10.588S" table:style-name="ce2">
            <text:p>55:10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81" table:style-name="ce1">
            <text:p>1481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0H55M7.593S" table:style-name="ce2">
            <text:p>55:07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505" table:style-name="ce1">
            <text:p>4505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0H55M10.401S" table:style-name="ce2">
            <text:p>55:1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0H55M10.822S" table:style-name="ce2">
            <text:p>55:10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25427" table:style-name="ce1">
            <text:p>2542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0H55M10.791S" table:style-name="ce2">
            <text:p>55:10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Success</text:p>
          </table:table-cell>
          <table:table-cell office:value-type="float" office:value="25427" table:style-name="ce1">
            <text:p>2542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0H55M11.898S" table:style-name="ce2">
            <text:p>55:1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0H55M4.504S" table:style-name="ce2">
            <text:p>55:04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779" table:style-name="ce1">
            <text:p>7779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0H55M5.253S" table:style-name="ce2">
            <text:p>55:05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0H55M4.769S" table:style-name="ce2">
            <text:p>55:04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526" table:style-name="ce1">
            <text:p>7526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0H55M4.597S" table:style-name="ce2">
            <text:p>55:0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720" table:style-name="ce1">
            <text:p>7720</text:p>
          </table:table-cell>
          <table:table-cell office:value-type="string" table:style-name="ce1">
            <text:p>Success</text:p>
          </table:table-cell>
          <table:table-cell office:value-type="float" office:value="66652" table:style-name="ce1">
            <text:p>66652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0H55M11.929S" table:style-name="ce2">
            <text:p>55:11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0H55M9.090S" table:style-name="ce2">
            <text:p>55:09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66589" table:style-name="ce1">
            <text:p>66589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0H55M9.340S" table:style-name="ce2">
            <text:p>55:09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417" table:style-name="ce1">
            <text:p>3417</text:p>
          </table:table-cell>
          <table:table-cell office:value-type="string" table:style-name="ce1">
            <text:p>Success</text:p>
          </table:table-cell>
          <table:table-cell office:value-type="float" office:value="67661" table:style-name="ce1">
            <text:p>67661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0H55M9.371S" table:style-name="ce2">
            <text:p>55:0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466" table:style-name="ce1">
            <text:p>3466</text:p>
          </table:table-cell>
          <table:table-cell office:value-type="string" table:style-name="ce1">
            <text:p>Success</text:p>
          </table:table-cell>
          <table:table-cell office:value-type="float" office:value="67661" table:style-name="ce1">
            <text:p>67661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0H55M9.387S" table:style-name="ce2">
            <text:p>55:0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Success</text:p>
          </table:table-cell>
          <table:table-cell office:value-type="float" office:value="66592" table:style-name="ce1">
            <text:p>66592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0H55M9.028S" table:style-name="ce2">
            <text:p>55:0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811" table:style-name="ce1">
            <text:p>3811</text:p>
          </table:table-cell>
          <table:table-cell office:value-type="string" table:style-name="ce1">
            <text:p>Success</text:p>
          </table:table-cell>
          <table:table-cell office:value-type="float" office:value="67661" table:style-name="ce1">
            <text:p>67661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0H55M9.371S" table:style-name="ce2">
            <text:p>55:0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91" table:style-name="ce1">
            <text:p>3491</text:p>
          </table:table-cell>
          <table:table-cell office:value-type="string" table:style-name="ce1">
            <text:p>Success</text:p>
          </table:table-cell>
          <table:table-cell office:value-type="float" office:value="66593" table:style-name="ce1">
            <text:p>66593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0H55M8.903S" table:style-name="ce2">
            <text:p>55:0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954" table:style-name="ce1">
            <text:p>3954</text:p>
          </table:table-cell>
          <table:table-cell office:value-type="string" table:style-name="ce1">
            <text:p>Success</text:p>
          </table:table-cell>
          <table:table-cell office:value-type="float" office:value="67663" table:style-name="ce1">
            <text:p>67663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0H55M12.273S" table:style-name="ce2">
            <text:p>55:12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0H55M8.778S" table:style-name="ce2">
            <text:p>55:08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155" table:style-name="ce1">
            <text:p>4155</text:p>
          </table:table-cell>
          <table:table-cell office:value-type="string" table:style-name="ce1">
            <text:p>Success</text:p>
          </table:table-cell>
          <table:table-cell office:value-type="float" office:value="67664" table:style-name="ce1">
            <text:p>67664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0H55M12.226S" table:style-name="ce2">
            <text:p>55:1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0H55M11.040S" table:style-name="ce2">
            <text:p>55:1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Success</text:p>
          </table:table-cell>
          <table:table-cell office:value-type="float" office:value="67674" table:style-name="ce1">
            <text:p>67674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0H55M7.951S" table:style-name="ce2">
            <text:p>55:08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133" table:style-name="ce1">
            <text:p>5133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0H55M10.697S" table:style-name="ce2">
            <text:p>55:10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401" table:style-name="ce1">
            <text:p>240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0H55M7.421S" table:style-name="ce2">
            <text:p>55:07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702" table:style-name="ce1">
            <text:p>570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0H55M11.976S" table:style-name="ce2">
            <text:p>55:1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0H55M10.619S" table:style-name="ce2">
            <text:p>55:10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509" table:style-name="ce1">
            <text:p>250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0H55M7.140S" table:style-name="ce2">
            <text:p>55:07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990" table:style-name="ce1">
            <text:p>599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0H55M13.131S" table:style-name="ce2">
            <text:p>55:1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0H55M13.131S" table:style-name="ce2">
            <text:p>55:1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0H55M10.603S" table:style-name="ce2">
            <text:p>55:1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49" table:style-name="ce1">
            <text:p>254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0H55M13.084S" table:style-name="ce2">
            <text:p>55:1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0H55M13.099S" table:style-name="ce2">
            <text:p>55:13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0H55M7.530S" table:style-name="ce2">
            <text:p>55:07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640" table:style-name="ce1">
            <text:p>564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0H55M13.131S" table:style-name="ce2">
            <text:p>55:1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0H55M13.162S" table:style-name="ce2">
            <text:p>55:13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0H55M13.177S" table:style-name="ce2">
            <text:p>55:13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0H55M12.897S" table:style-name="ce2">
            <text:p>55:1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0H55M10.759S" table:style-name="ce2">
            <text:p>55:1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0H55M7.577S" table:style-name="ce2">
            <text:p>55:0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778" table:style-name="ce1">
            <text:p>5778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0H55M10.884S" table:style-name="ce2">
            <text:p>55:1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0H55M10.806S" table:style-name="ce2">
            <text:p>55:10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0H55M7.561S" table:style-name="ce2">
            <text:p>55:07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809" table:style-name="ce1">
            <text:p>580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0H55M13.162S" table:style-name="ce2">
            <text:p>55:13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0H55M13.349S" table:style-name="ce2">
            <text:p>55:13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0H55M13.365S" table:style-name="ce2">
            <text:p>55:13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0H55M13.365S" table:style-name="ce2">
            <text:p>55:1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0H55M13.365S" table:style-name="ce2">
            <text:p>55:13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0H55M12.319S" table:style-name="ce2">
            <text:p>55:12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0H55M12.304S" table:style-name="ce2">
            <text:p>55:1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0H55M12.148S" table:style-name="ce2">
            <text:p>55:1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0H55M12.070S" table:style-name="ce2">
            <text:p>55:12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0H55M10.947S" table:style-name="ce2">
            <text:p>55:1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866" table:style-name="ce1">
            <text:p>286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0H55M13.817S" table:style-name="ce2">
            <text:p>55:1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0H55M13.817S" table:style-name="ce2">
            <text:p>55:1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0H55M10.993S" table:style-name="ce2">
            <text:p>55:11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925" table:style-name="ce1">
            <text:p>292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0H55M13.801S" table:style-name="ce2">
            <text:p>55:13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0H55M13.911S" table:style-name="ce2">
            <text:p>55:1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0H55M13.365S" table:style-name="ce2">
            <text:p>55:1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0H55M12.148S" table:style-name="ce2">
            <text:p>55:12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874" table:style-name="ce1">
            <text:p>1874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0H55M14.020S" table:style-name="ce2">
            <text:p>55:1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0H55M12.288S" table:style-name="ce2">
            <text:p>55:12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0H55M13.801S" table:style-name="ce2">
            <text:p>55:13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0H55M13.552S" table:style-name="ce2">
            <text:p>55:1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0H55M12.070S" table:style-name="ce2">
            <text:p>55:1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64" table:style-name="ce1">
            <text:p>2764</text:p>
          </table:table-cell>
          <table:table-cell office:value-type="string" table:style-name="ce1">
            <text:p>Success</text:p>
          </table:table-cell>
          <table:table-cell office:value-type="float" office:value="31629" table:style-name="ce1">
            <text:p>31629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0H55M13.224S" table:style-name="ce2">
            <text:p>55:13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0H55M13.162S" table:style-name="ce2">
            <text:p>55:13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0H55M13.146S" table:style-name="ce2">
            <text:p>55:1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0H55M13.177S" table:style-name="ce2">
            <text:p>55:1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0H55M13.131S" table:style-name="ce2">
            <text:p>55:13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0H55M15.003S" table:style-name="ce2">
            <text:p>55:1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0H55M15.049S" table:style-name="ce2">
            <text:p>55:1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0H55M14.878S" table:style-name="ce2">
            <text:p>55:1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0H55M15.065S" table:style-name="ce2">
            <text:p>55:15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0H55M14.223S" table:style-name="ce2">
            <text:p>55:1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0H55M13.146S" table:style-name="ce2">
            <text:p>55:1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0H55M15.237S" table:style-name="ce2">
            <text:p>55:15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0H55M13.411S" table:style-name="ce2">
            <text:p>55:13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0H55M13.396S" table:style-name="ce2">
            <text:p>55:1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0H55M15.330S" table:style-name="ce2">
            <text:p>55:15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0H55M13.287S" table:style-name="ce2">
            <text:p>55:13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0H55M13.427S" table:style-name="ce2">
            <text:p>55:1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67688" table:style-name="ce1">
            <text:p>67688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0H55M15.439S" table:style-name="ce2">
            <text:p>55:15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0H55M15.361S" table:style-name="ce2">
            <text:p>55:15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0H55M13.318S" table:style-name="ce2">
            <text:p>55:1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198" table:style-name="ce1">
            <text:p>219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0H55M15.221S" table:style-name="ce2">
            <text:p>55:15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0H55M15.486S" table:style-name="ce2">
            <text:p>55:1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0H55M9.964S" table:style-name="ce2">
            <text:p>55:10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619" table:style-name="ce1">
            <text:p>5619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0H55M9.870S" table:style-name="ce2">
            <text:p>55:0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866" table:style-name="ce1">
            <text:p>5866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0H55M9.730S" table:style-name="ce2">
            <text:p>55:0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047" table:style-name="ce1">
            <text:p>6047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0H55M10.182S" table:style-name="ce2">
            <text:p>55:10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620" table:style-name="ce1">
            <text:p>5620</text:p>
          </table:table-cell>
          <table:table-cell office:value-type="string" table:style-name="ce1">
            <text:p>Success</text:p>
          </table:table-cell>
          <table:table-cell office:value-type="float" office:value="22135" table:style-name="ce1">
            <text:p>22135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0H55M10.229S" table:style-name="ce2">
            <text:p>55:10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582" table:style-name="ce1">
            <text:p>5582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0H55M10.276S" table:style-name="ce2">
            <text:p>55:10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72" table:style-name="ce1">
            <text:p>5572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0H55M13.318S" table:style-name="ce2">
            <text:p>55:1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0H55M10.323S" table:style-name="ce2">
            <text:p>55:10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79" table:style-name="ce1">
            <text:p>5579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0H55M12.990S" table:style-name="ce2">
            <text:p>55:1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917" table:style-name="ce1">
            <text:p>2917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0H55M10.104S" table:style-name="ce2">
            <text:p>55:10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823" table:style-name="ce1">
            <text:p>5823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0H55M14.519S" table:style-name="ce2">
            <text:p>55:14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12" table:style-name="ce1">
            <text:p>1412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0H55M11.025S" table:style-name="ce2">
            <text:p>55:11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905" table:style-name="ce1">
            <text:p>4905</text:p>
          </table:table-cell>
          <table:table-cell office:value-type="string" table:style-name="ce1">
            <text:p>Success</text:p>
          </table:table-cell>
          <table:table-cell office:value-type="float" office:value="56247" table:style-name="ce1">
            <text:p>5624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0H55M7.093S" table:style-name="ce2">
            <text:p>55:07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846" table:style-name="ce1">
            <text:p>8846</text:p>
          </table:table-cell>
          <table:table-cell office:value-type="string" table:style-name="ce1">
            <text:p>Success</text:p>
          </table:table-cell>
          <table:table-cell office:value-type="float" office:value="52158" table:style-name="ce1">
            <text:p>52158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0H55M10.042S" table:style-name="ce2">
            <text:p>55:10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887" table:style-name="ce1">
            <text:p>5887</text:p>
          </table:table-cell>
          <table:table-cell office:value-type="string" table:style-name="ce1">
            <text:p>Success</text:p>
          </table:table-cell>
          <table:table-cell office:value-type="float" office:value="22135" table:style-name="ce1">
            <text:p>22135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0H55M12.990S" table:style-name="ce2">
            <text:p>55:13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0H55M12.865S" table:style-name="ce2">
            <text:p>55:12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078" table:style-name="ce1">
            <text:p>3078</text:p>
          </table:table-cell>
          <table:table-cell office:value-type="string" table:style-name="ce1">
            <text:p>Success</text:p>
          </table:table-cell>
          <table:table-cell office:value-type="float" office:value="67081" table:style-name="ce1">
            <text:p>67081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0H55M12.865S" table:style-name="ce2">
            <text:p>55:12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081" table:style-name="ce1">
            <text:p>3081</text:p>
          </table:table-cell>
          <table:table-cell office:value-type="string" table:style-name="ce1">
            <text:p>Success</text:p>
          </table:table-cell>
          <table:table-cell office:value-type="float" office:value="67081" table:style-name="ce1">
            <text:p>67081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0H55M8.607S" table:style-name="ce2">
            <text:p>55:0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335" table:style-name="ce1">
            <text:p>7335</text:p>
          </table:table-cell>
          <table:table-cell office:value-type="string" table:style-name="ce1">
            <text:p>Success</text:p>
          </table:table-cell>
          <table:table-cell office:value-type="float" office:value="22135" table:style-name="ce1">
            <text:p>22135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0H55M8.045S" table:style-name="ce2">
            <text:p>55:08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908" table:style-name="ce1">
            <text:p>7908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0H55M8.326S" table:style-name="ce2">
            <text:p>55:0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615" table:style-name="ce1">
            <text:p>7615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0H55M9.418S" table:style-name="ce2">
            <text:p>55:0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529" table:style-name="ce1">
            <text:p>6529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0H55M9.917S" table:style-name="ce2">
            <text:p>55:0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032" table:style-name="ce1">
            <text:p>6032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0H55M14.831S" table:style-name="ce2">
            <text:p>55:1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21407" table:style-name="ce1">
            <text:p>2140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0H55M12.117S" table:style-name="ce2">
            <text:p>55:12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854" table:style-name="ce1">
            <text:p>3854</text:p>
          </table:table-cell>
          <table:table-cell office:value-type="string" table:style-name="ce1">
            <text:p>Success</text:p>
          </table:table-cell>
          <table:table-cell office:value-type="float" office:value="56247" table:style-name="ce1">
            <text:p>562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0H55M12.834S" table:style-name="ce2">
            <text:p>55:12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Success</text:p>
          </table:table-cell>
          <table:table-cell office:value-type="float" office:value="67081" table:style-name="ce1">
            <text:p>67081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0H55M9.777S" table:style-name="ce2">
            <text:p>55:0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218" table:style-name="ce1">
            <text:p>6218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0H55M14.769S" table:style-name="ce2">
            <text:p>55:1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0H55M12.725S" table:style-name="ce2">
            <text:p>55:1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15" table:style-name="ce1">
            <text:p>3315</text:p>
          </table:table-cell>
          <table:table-cell office:value-type="string" table:style-name="ce1">
            <text:p>Success</text:p>
          </table:table-cell>
          <table:table-cell office:value-type="float" office:value="67081" table:style-name="ce1">
            <text:p>67081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0H55M13.489S" table:style-name="ce2">
            <text:p>55:13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67488" table:style-name="ce1">
            <text:p>67488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0H55M15.112S" table:style-name="ce2">
            <text:p>55:15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0H55M10.978S" table:style-name="ce2">
            <text:p>55:1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094" table:style-name="ce1">
            <text:p>5094</text:p>
          </table:table-cell>
          <table:table-cell office:value-type="string" table:style-name="ce1">
            <text:p>Success</text:p>
          </table:table-cell>
          <table:table-cell office:value-type="float" office:value="52158" table:style-name="ce1">
            <text:p>52158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0H55M15.595S" table:style-name="ce2">
            <text:p>55:15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59965" table:style-name="ce1">
            <text:p>59965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0H55M12.101S" table:style-name="ce2">
            <text:p>55:12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009" table:style-name="ce1">
            <text:p>4009</text:p>
          </table:table-cell>
          <table:table-cell office:value-type="string" table:style-name="ce1">
            <text:p>Success</text:p>
          </table:table-cell>
          <table:table-cell office:value-type="float" office:value="56247" table:style-name="ce1">
            <text:p>562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0H55M10.135S" table:style-name="ce2">
            <text:p>55:10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983" table:style-name="ce1">
            <text:p>5983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0H55M14.004S" table:style-name="ce2">
            <text:p>55:14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140" table:style-name="ce1">
            <text:p>2140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0H55M9.683S" table:style-name="ce2">
            <text:p>55:09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59" table:style-name="ce1">
            <text:p>6459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0H55M12.413S" table:style-name="ce2">
            <text:p>55:12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30" table:style-name="ce1">
            <text:p>3730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0H55M9.839S" table:style-name="ce2">
            <text:p>55:0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353" table:style-name="ce1">
            <text:p>6353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0H55M10.588S" table:style-name="ce2">
            <text:p>55:10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610" table:style-name="ce1">
            <text:p>5610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0H55M16.141S" table:style-name="ce2">
            <text:p>55:1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0H55M12.756S" table:style-name="ce2">
            <text:p>55:1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Success</text:p>
          </table:table-cell>
          <table:table-cell office:value-type="float" office:value="67642" table:style-name="ce1">
            <text:p>67642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0H55M7.717S" table:style-name="ce2">
            <text:p>55:07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526" table:style-name="ce1">
            <text:p>8526</text:p>
          </table:table-cell>
          <table:table-cell office:value-type="string" table:style-name="ce1">
            <text:p>Success</text:p>
          </table:table-cell>
          <table:table-cell office:value-type="float" office:value="67644" table:style-name="ce1">
            <text:p>67644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0H55M12.928S" table:style-name="ce2">
            <text:p>55:12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319" table:style-name="ce1">
            <text:p>3319</text:p>
          </table:table-cell>
          <table:table-cell office:value-type="string" table:style-name="ce1">
            <text:p>Success</text:p>
          </table:table-cell>
          <table:table-cell office:value-type="float" office:value="67642" table:style-name="ce1">
            <text:p>67642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0H55M15.814S" table:style-name="ce2">
            <text:p>55:1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0H55M12.834S" table:style-name="ce2">
            <text:p>55:12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421" table:style-name="ce1">
            <text:p>3421</text:p>
          </table:table-cell>
          <table:table-cell office:value-type="string" table:style-name="ce1">
            <text:p>Success</text:p>
          </table:table-cell>
          <table:table-cell office:value-type="float" office:value="67642" table:style-name="ce1">
            <text:p>67642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0H55M15.174S" table:style-name="ce2">
            <text:p>55:15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0H55M16.048S" table:style-name="ce2">
            <text:p>55:16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0H55M16.282S" table:style-name="ce2">
            <text:p>55:1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0H55M12.834S" table:style-name="ce2">
            <text:p>55:12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465" table:style-name="ce1">
            <text:p>3465</text:p>
          </table:table-cell>
          <table:table-cell office:value-type="string" table:style-name="ce1">
            <text:p>Success</text:p>
          </table:table-cell>
          <table:table-cell office:value-type="float" office:value="67642" table:style-name="ce1">
            <text:p>67642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0H55M7.437S" table:style-name="ce2">
            <text:p>55:0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893" table:style-name="ce1">
            <text:p>8893</text:p>
          </table:table-cell>
          <table:table-cell office:value-type="string" table:style-name="ce1">
            <text:p>Success</text:p>
          </table:table-cell>
          <table:table-cell office:value-type="float" office:value="66194" table:style-name="ce1">
            <text:p>66194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0H55M16.266S" table:style-name="ce2">
            <text:p>55:16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0H55M16.282S" table:style-name="ce2">
            <text:p>55:1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0H55M15.939S" table:style-name="ce2">
            <text:p>55:15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0H55M15.985S" table:style-name="ce2">
            <text:p>55:16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0H55M13.911S" table:style-name="ce2">
            <text:p>55:1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62313" table:style-name="ce1">
            <text:p>62313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0H55M16.672S" table:style-name="ce2">
            <text:p>55:1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0H55M15.939S" table:style-name="ce2">
            <text:p>55:15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0H55M16.734S" table:style-name="ce2">
            <text:p>55:1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0H55M16.251S" table:style-name="ce2">
            <text:p>55:1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0H55M16.766S" table:style-name="ce2">
            <text:p>55:1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0H55M15.939S" table:style-name="ce2">
            <text:p>55:1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0H55M13.957S" table:style-name="ce2">
            <text:p>55:1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Success</text:p>
          </table:table-cell>
          <table:table-cell office:value-type="float" office:value="63433" table:style-name="ce1">
            <text:p>63433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0H55M16.266S" table:style-name="ce2">
            <text:p>55:16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0H55M16.984S" table:style-name="ce2">
            <text:p>55:17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0H55M13.911S" table:style-name="ce2">
            <text:p>55:13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145" table:style-name="ce1">
            <text:p>3145</text:p>
          </table:table-cell>
          <table:table-cell office:value-type="string" table:style-name="ce1">
            <text:p>Success</text:p>
          </table:table-cell>
          <table:table-cell office:value-type="float" office:value="64504" table:style-name="ce1">
            <text:p>64504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0H55M13.911S" table:style-name="ce2">
            <text:p>55:13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64457" table:style-name="ce1">
            <text:p>64457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0H55M17.062S" table:style-name="ce2">
            <text:p>55:17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0H55M17.046S" table:style-name="ce2">
            <text:p>55:17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0H55M16.828S" table:style-name="ce2">
            <text:p>55:1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0H55M17.093S" table:style-name="ce2">
            <text:p>55:17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0H55M17.093S" table:style-name="ce2">
            <text:p>55:17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0H55M17.077S" table:style-name="ce2">
            <text:p>55:17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0H55M15.751S" table:style-name="ce2">
            <text:p>55:15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0H55M14.098S" table:style-name="ce2">
            <text:p>55:1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13" table:style-name="ce1">
            <text:p>3113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0H55M17.155S" table:style-name="ce2">
            <text:p>55:1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0H55M17.140S" table:style-name="ce2">
            <text:p>55:17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0H55M15.954S" table:style-name="ce2">
            <text:p>55:16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0H55M15.954S" table:style-name="ce2">
            <text:p>55:16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69" table:style-name="ce1">
            <text:p>1269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0H55M15.798S" table:style-name="ce2">
            <text:p>55:1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0H55M15.892S" table:style-name="ce2">
            <text:p>55:15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0H55M17.155S" table:style-name="ce2">
            <text:p>55:1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0H55M17.218S" table:style-name="ce2">
            <text:p>55:1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0H55M15.907S" table:style-name="ce2">
            <text:p>55:1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0H55M17.218S" table:style-name="ce2">
            <text:p>55:1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0H55M15.845S" table:style-name="ce2">
            <text:p>55:1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0H55M15.564S" table:style-name="ce2">
            <text:p>55:1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0H55M17.265S" table:style-name="ce2">
            <text:p>55:1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0H55M15.954S" table:style-name="ce2">
            <text:p>55:1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0H55M17.280S" table:style-name="ce2">
            <text:p>55:17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0H55M16.219S" table:style-name="ce2">
            <text:p>55:1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0H55M15.533S" table:style-name="ce2">
            <text:p>55:15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Success</text:p>
          </table:table-cell>
          <table:table-cell office:value-type="float" office:value="64257" table:style-name="ce1">
            <text:p>6425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0H55M17.327S" table:style-name="ce2">
            <text:p>55:1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0H55M17.327S" table:style-name="ce2">
            <text:p>55:1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0H55M17.327S" table:style-name="ce2">
            <text:p>55:17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0H55M15.517S" table:style-name="ce2">
            <text:p>55:15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873" table:style-name="ce1">
            <text:p>187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0H55M17.374S" table:style-name="ce2">
            <text:p>55:1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0H55M15.954S" table:style-name="ce2">
            <text:p>55:16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Success</text:p>
          </table:table-cell>
          <table:table-cell office:value-type="float" office:value="63181" table:style-name="ce1">
            <text:p>63181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0H55M17.374S" table:style-name="ce2">
            <text:p>55:1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0H55M15.502S" table:style-name="ce2">
            <text:p>55:1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0H55M16.251S" table:style-name="ce2">
            <text:p>55:1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0H55M17.499S" table:style-name="ce2">
            <text:p>55:17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0H55M17.530S" table:style-name="ce2">
            <text:p>55:17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0H55M15.486S" table:style-name="ce2">
            <text:p>55:15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089" table:style-name="ce1">
            <text:p>2089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0H55M17.577S" table:style-name="ce2">
            <text:p>55:1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0H55M16.032S" table:style-name="ce2">
            <text:p>55:16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0H55M17.608S" table:style-name="ce2">
            <text:p>55:1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0H55M15.424S" table:style-name="ce2">
            <text:p>55:15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0H55M17.639S" table:style-name="ce2">
            <text:p>55:17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0H55M17.670S" table:style-name="ce2">
            <text:p>55:1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0H55M15.330S" table:style-name="ce2">
            <text:p>55:15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68" table:style-name="ce1">
            <text:p>236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0H55M15.939S" table:style-name="ce2">
            <text:p>55:1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0H55M17.701S" table:style-name="ce2">
            <text:p>55:1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0H55M17.733S" table:style-name="ce2">
            <text:p>55:1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0H55M15.190S" table:style-name="ce2">
            <text:p>55:15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0H55M17.764S" table:style-name="ce2">
            <text:p>55:1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0H55M15.174S" table:style-name="ce2">
            <text:p>55:15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646" table:style-name="ce1">
            <text:p>26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0H55M17.779S" table:style-name="ce2">
            <text:p>55:1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0H55M17.811S" table:style-name="ce2">
            <text:p>55:17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0H55M16.001S" table:style-name="ce2">
            <text:p>55:16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0H55M17.857S" table:style-name="ce2">
            <text:p>55:1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0H55M16.750S" table:style-name="ce2">
            <text:p>55:16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0H55M16.344S" table:style-name="ce2">
            <text:p>55:1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0H55M15.174S" table:style-name="ce2">
            <text:p>55:1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782" table:style-name="ce1">
            <text:p>27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0H55M17.717S" table:style-name="ce2">
            <text:p>55:17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0H55M16.329S" table:style-name="ce2">
            <text:p>55:16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0H55M17.935S" table:style-name="ce2">
            <text:p>55:1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0H55M17.951S" table:style-name="ce2">
            <text:p>55:1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0H55M17.982S" table:style-name="ce2">
            <text:p>55:1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0H55M16.110S" table:style-name="ce2">
            <text:p>55:16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0H55M17.623S" table:style-name="ce2">
            <text:p>55:1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0H55M17.530S" table:style-name="ce2">
            <text:p>55:1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0H55M17.343S" table:style-name="ce2">
            <text:p>55:17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0H55M16.141S" table:style-name="ce2">
            <text:p>55:1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096" table:style-name="ce1">
            <text:p>2096</text:p>
          </table:table-cell>
          <table:table-cell office:value-type="string" table:style-name="ce1">
            <text:p>Success</text:p>
          </table:table-cell>
          <table:table-cell office:value-type="float" office:value="61236" table:style-name="ce1">
            <text:p>61236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0H55M17.031S" table:style-name="ce2">
            <text:p>55:17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0H55M16.781S" table:style-name="ce2">
            <text:p>55:1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0H55M16.360S" table:style-name="ce2">
            <text:p>55:16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0H55M16.313S" table:style-name="ce2">
            <text:p>55:16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0H55M17.857S" table:style-name="ce2">
            <text:p>55:1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0H55M18.372S" table:style-name="ce2">
            <text:p>55:1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0H55M17.389S" table:style-name="ce2">
            <text:p>55:1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Success</text:p>
          </table:table-cell>
          <table:table-cell office:value-type="float" office:value="61235" table:style-name="ce1">
            <text:p>61235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0H55M19.355S" table:style-name="ce2">
            <text:p>55:1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0H55M19.371S" table:style-name="ce2">
            <text:p>55:1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104" table:style-name="ce1">
            <text:p>1104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0H55M19.386S" table:style-name="ce2">
            <text:p>55:1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104" table:style-name="ce1">
            <text:p>1104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0H55M19.386S" table:style-name="ce2">
            <text:p>55:1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104" table:style-name="ce1">
            <text:p>1104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0H55M17.358S" table:style-name="ce2">
            <text:p>55:17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50" table:style-name="ce1">
            <text:p>245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0H55M17.218S" table:style-name="ce2">
            <text:p>55:1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0H55M17.280S" table:style-name="ce2">
            <text:p>55:17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20" table:style-name="ce1">
            <text:p>262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0H55M17.233S" table:style-name="ce2">
            <text:p>55:1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0H55M18.232S" table:style-name="ce2">
            <text:p>55:18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0H55M17.280S" table:style-name="ce2">
            <text:p>55:1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780" table:style-name="ce1">
            <text:p>2780</text:p>
          </table:table-cell>
          <table:table-cell office:value-type="string" table:style-name="ce1">
            <text:p>Success</text:p>
          </table:table-cell>
          <table:table-cell office:value-type="float" office:value="40398" table:style-name="ce1">
            <text:p>40398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0H55M17.405S" table:style-name="ce2">
            <text:p>55:1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0H55M17.233S" table:style-name="ce2">
            <text:p>55:1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0H55M17.561S" table:style-name="ce2">
            <text:p>55:1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Success</text:p>
          </table:table-cell>
          <table:table-cell office:value-type="float" office:value="46721" table:style-name="ce1">
            <text:p>46721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0H55M17.109S" table:style-name="ce2">
            <text:p>55:17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036" table:style-name="ce1">
            <text:p>3036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0H55M17.374S" table:style-name="ce2">
            <text:p>55:1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773" table:style-name="ce1">
            <text:p>2773</text:p>
          </table:table-cell>
          <table:table-cell office:value-type="string" table:style-name="ce1">
            <text:p>Success</text:p>
          </table:table-cell>
          <table:table-cell office:value-type="float" office:value="46721" table:style-name="ce1">
            <text:p>46721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0H55M17.202S" table:style-name="ce2">
            <text:p>55:1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0H55M17.951S" table:style-name="ce2">
            <text:p>55:1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0H55M17.623S" table:style-name="ce2">
            <text:p>55:1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524" table:style-name="ce1">
            <text:p>2524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0H55M17.701S" table:style-name="ce2">
            <text:p>55:1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0H55M17.998S" table:style-name="ce2">
            <text:p>55:1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0H55M17.327S" table:style-name="ce2">
            <text:p>55:17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0H55M15.939S" table:style-name="ce2">
            <text:p>55:15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53" table:style-name="ce1">
            <text:p>4353</text:p>
          </table:table-cell>
          <table:table-cell office:value-type="string" table:style-name="ce1">
            <text:p>Success</text:p>
          </table:table-cell>
          <table:table-cell office:value-type="float" office:value="36695" table:style-name="ce1">
            <text:p>36695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0H55M16.017S" table:style-name="ce2">
            <text:p>55:1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07" table:style-name="ce1">
            <text:p>4407</text:p>
          </table:table-cell>
          <table:table-cell office:value-type="string" table:style-name="ce1">
            <text:p>Success</text:p>
          </table:table-cell>
          <table:table-cell office:value-type="float" office:value="63379" table:style-name="ce1">
            <text:p>63379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0H55M16.126S" table:style-name="ce2">
            <text:p>55:16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304" table:style-name="ce1">
            <text:p>4304</text:p>
          </table:table-cell>
          <table:table-cell office:value-type="string" table:style-name="ce1">
            <text:p>Success</text:p>
          </table:table-cell>
          <table:table-cell office:value-type="float" office:value="63379" table:style-name="ce1">
            <text:p>63379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0H55M18.013S" table:style-name="ce2">
            <text:p>55:18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488" table:style-name="ce1">
            <text:p>2488</text:p>
          </table:table-cell>
          <table:table-cell office:value-type="string" table:style-name="ce1">
            <text:p>Success</text:p>
          </table:table-cell>
          <table:table-cell office:value-type="float" office:value="64497" table:style-name="ce1">
            <text:p>64497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0H55M16.906S" table:style-name="ce2">
            <text:p>55:1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63427" table:style-name="ce1">
            <text:p>63427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0H55M20.525S" table:style-name="ce2">
            <text:p>55:2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0H55M16.204S" table:style-name="ce2">
            <text:p>55:16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362" table:style-name="ce1">
            <text:p>4362</text:p>
          </table:table-cell>
          <table:table-cell office:value-type="string" table:style-name="ce1">
            <text:p>Success</text:p>
          </table:table-cell>
          <table:table-cell office:value-type="float" office:value="63380" table:style-name="ce1">
            <text:p>63380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0H55M20.509S" table:style-name="ce2">
            <text:p>55:20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0H55M20.572S" table:style-name="ce2">
            <text:p>55:20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0H55M20.556S" table:style-name="ce2">
            <text:p>55:20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0H55M16.578S" table:style-name="ce2">
            <text:p>55:1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63" table:style-name="ce1">
            <text:p>4063</text:p>
          </table:table-cell>
          <table:table-cell office:value-type="string" table:style-name="ce1">
            <text:p>Success</text:p>
          </table:table-cell>
          <table:table-cell office:value-type="float" office:value="63427" table:style-name="ce1">
            <text:p>6342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0H55M20.619S" table:style-name="ce2">
            <text:p>55:20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0H55M20.619S" table:style-name="ce2">
            <text:p>55:20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0H55M20.650S" table:style-name="ce2">
            <text:p>55:2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100" table:style-name="ce1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0H55M20.697S" table:style-name="ce2">
            <text:p>55:20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0H55M20.697S" table:style-name="ce2">
            <text:p>55:2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0H55M20.712S" table:style-name="ce2">
            <text:p>55:2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0H55M20.759S" table:style-name="ce2">
            <text:p>55:2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0H55M20.806S" table:style-name="ce2">
            <text:p>55:2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152" table:style-name="ce1">
            <text:p>1152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0H55M20.572S" table:style-name="ce2">
            <text:p>55:20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16" table:style-name="ce1">
            <text:p>171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0H55M22.288S" table:style-name="ce2">
            <text:p>55:22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0H55M20.291S" table:style-name="ce2">
            <text:p>55:20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72" table:style-name="ce1">
            <text:p>2372</text:p>
          </table:table-cell>
          <table:table-cell office:value-type="string" table:style-name="ce1">
            <text:p>Success</text:p>
          </table:table-cell>
          <table:table-cell office:value-type="float" office:value="65533" table:style-name="ce1">
            <text:p>65533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0H55M22.662S" table:style-name="ce2">
            <text:p>55:2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0H55M22.771S" table:style-name="ce2">
            <text:p>55:22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0H55M22.865S" table:style-name="ce2">
            <text:p>55:22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0H55M17.296S" table:style-name="ce2">
            <text:p>55:1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780" table:style-name="ce1">
            <text:p>578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0H55M23.005S" table:style-name="ce2">
            <text:p>55:2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0H55M17.967S" table:style-name="ce2">
            <text:p>55:1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381" table:style-name="ce1">
            <text:p>5381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0H55M17.405S" table:style-name="ce2">
            <text:p>55:1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950" table:style-name="ce1">
            <text:p>595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0H55M18.123S" table:style-name="ce2">
            <text:p>55:1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241" table:style-name="ce1">
            <text:p>5241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0H55M16.329S" table:style-name="ce2">
            <text:p>55:1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058" table:style-name="ce1">
            <text:p>7058</text:p>
          </table:table-cell>
          <table:table-cell office:value-type="string" table:style-name="ce1">
            <text:p>Success</text:p>
          </table:table-cell>
          <table:table-cell office:value-type="float" office:value="25426" table:style-name="ce1">
            <text:p>25426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0H55M18.466S" table:style-name="ce2">
            <text:p>55:1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989" table:style-name="ce1">
            <text:p>4989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0H55M17.218S" table:style-name="ce2">
            <text:p>55:1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268" table:style-name="ce1">
            <text:p>626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0H55M16.251S" table:style-name="ce2">
            <text:p>55:1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326" table:style-name="ce1">
            <text:p>7326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0H55M22.303S" table:style-name="ce2">
            <text:p>55:22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0H55M18.325S" table:style-name="ce2">
            <text:p>55:1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278" table:style-name="ce1">
            <text:p>5278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0H55M16.079S" table:style-name="ce2">
            <text:p>55:16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534" table:style-name="ce1">
            <text:p>7534</text:p>
          </table:table-cell>
          <table:table-cell office:value-type="string" table:style-name="ce1">
            <text:p>Success</text:p>
          </table:table-cell>
          <table:table-cell office:value-type="float" office:value="36695" table:style-name="ce1">
            <text:p>36695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0H55M20.151S" table:style-name="ce2">
            <text:p>55:20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483" table:style-name="ce1">
            <text:p>3483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0H55M18.060S" table:style-name="ce2">
            <text:p>55:1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573" table:style-name="ce1">
            <text:p>5573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0H55M18.247S" table:style-name="ce2">
            <text:p>55:1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394" table:style-name="ce1">
            <text:p>5394</text:p>
          </table:table-cell>
          <table:table-cell office:value-type="string" table:style-name="ce1">
            <text:p>Success</text:p>
          </table:table-cell>
          <table:table-cell office:value-type="float" office:value="22134" table:style-name="ce1">
            <text:p>22134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0H55M23.598S" table:style-name="ce2">
            <text:p>55:2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0H55M19.417S" table:style-name="ce2">
            <text:p>55:1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247" table:style-name="ce1">
            <text:p>4247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0H55M16.204S" table:style-name="ce2">
            <text:p>55:16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460" table:style-name="ce1">
            <text:p>7460</text:p>
          </table:table-cell>
          <table:table-cell office:value-type="string" table:style-name="ce1">
            <text:p>Success</text:p>
          </table:table-cell>
          <table:table-cell office:value-type="float" office:value="35406" table:style-name="ce1">
            <text:p>35406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0H55M17.405S" table:style-name="ce2">
            <text:p>55:1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261" table:style-name="ce1">
            <text:p>6261</text:p>
          </table:table-cell>
          <table:table-cell office:value-type="string" table:style-name="ce1">
            <text:p>Success</text:p>
          </table:table-cell>
          <table:table-cell office:value-type="float" office:value="46721" table:style-name="ce1">
            <text:p>46721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0H55M18.279S" table:style-name="ce2">
            <text:p>55:18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386" table:style-name="ce1">
            <text:p>5386</text:p>
          </table:table-cell>
          <table:table-cell office:value-type="string" table:style-name="ce1">
            <text:p>Success</text:p>
          </table:table-cell>
          <table:table-cell office:value-type="float" office:value="21407" table:style-name="ce1">
            <text:p>21407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0H55M18.185S" table:style-name="ce2">
            <text:p>55:1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496" table:style-name="ce1">
            <text:p>5496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0H55M18.419S" table:style-name="ce2">
            <text:p>55:1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283" table:style-name="ce1">
            <text:p>5283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0H55M17.920S" table:style-name="ce2">
            <text:p>55:1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789" table:style-name="ce1">
            <text:p>5789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0H55M16.079S" table:style-name="ce2">
            <text:p>55:1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649" table:style-name="ce1">
            <text:p>7649</text:p>
          </table:table-cell>
          <table:table-cell office:value-type="string" table:style-name="ce1">
            <text:p>Success</text:p>
          </table:table-cell>
          <table:table-cell office:value-type="float" office:value="35406" table:style-name="ce1">
            <text:p>35406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0H55M20.151S" table:style-name="ce2">
            <text:p>55:20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586" table:style-name="ce1">
            <text:p>3586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0H55M23.364S" table:style-name="ce2">
            <text:p>55:2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0H55M19.901S" table:style-name="ce2">
            <text:p>55:1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279" table:style-name="ce1">
            <text:p>42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0H55M19.901S" table:style-name="ce2">
            <text:p>55:19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280" table:style-name="ce1">
            <text:p>42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0H55M19.932S" table:style-name="ce2">
            <text:p>55:1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75" table:style-name="ce1">
            <text:p>42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0H55M23.489S" table:style-name="ce2">
            <text:p>55:23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0H55M23.583S" table:style-name="ce2">
            <text:p>55:2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53694" table:style-name="ce1">
            <text:p>53694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0H55M24.191S" table:style-name="ce2">
            <text:p>55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0H55M24.191S" table:style-name="ce2">
            <text:p>55:24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0H55M24.191S" table:style-name="ce2">
            <text:p>55:24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0H55M24.207S" table:style-name="ce2">
            <text:p>55:2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0H55M24.222S" table:style-name="ce2">
            <text:p>55:2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0H55M23.629S" table:style-name="ce2">
            <text:p>55:2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53694" table:style-name="ce1">
            <text:p>53694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0H55M24.285S" table:style-name="ce2">
            <text:p>55:2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0H55M23.459S" table:style-name="ce2">
            <text:p>55:23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Success</text:p>
          </table:table-cell>
          <table:table-cell office:value-type="float" office:value="51551" table:style-name="ce1">
            <text:p>51551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0H55M24.285S" table:style-name="ce2">
            <text:p>55:2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0H55M24.253S" table:style-name="ce2">
            <text:p>55:2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0H55M23.614S" table:style-name="ce2">
            <text:p>55:2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53694" table:style-name="ce1">
            <text:p>53694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0H55M20.229S" table:style-name="ce2">
            <text:p>55:2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131" table:style-name="ce1">
            <text:p>413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0H55M24.253S" table:style-name="ce2">
            <text:p>55:24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0H55M24.269S" table:style-name="ce2">
            <text:p>55:2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0H55M20.151S" table:style-name="ce2">
            <text:p>55:2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231" table:style-name="ce1">
            <text:p>423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0H55M24.363S" table:style-name="ce2">
            <text:p>55:2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0H55M24.378S" table:style-name="ce2">
            <text:p>55:2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0H55M19.932S" table:style-name="ce2">
            <text:p>55:1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93" table:style-name="ce1">
            <text:p>449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0H55M24.378S" table:style-name="ce2">
            <text:p>55:2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0H55M23.364S" table:style-name="ce2">
            <text:p>55:2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51551" table:style-name="ce1">
            <text:p>51551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0H55M24.441S" table:style-name="ce2">
            <text:p>55:2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0H55M20.104S" table:style-name="ce2">
            <text:p>55:2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415" table:style-name="ce1">
            <text:p>44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0H55M24.425S" table:style-name="ce2">
            <text:p>55:24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0H55M19.807S" table:style-name="ce2">
            <text:p>55:1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757" table:style-name="ce1">
            <text:p>47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0H55M24.534S" table:style-name="ce2">
            <text:p>55:24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0H55M24.519S" table:style-name="ce2">
            <text:p>55:2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0H55M24.565S" table:style-name="ce2">
            <text:p>55:24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0H55M23.083S" table:style-name="ce2">
            <text:p>55:23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0H55M24.612S" table:style-name="ce2">
            <text:p>55:2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0H55M24.628S" table:style-name="ce2">
            <text:p>55:2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0H55M24.612S" table:style-name="ce2">
            <text:p>55:24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0H55M24.690S" table:style-name="ce2">
            <text:p>55:2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244" table:style-name="ce1">
            <text:p>1244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0H55M24.239S" table:style-name="ce2">
            <text:p>55:24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0H55M24.363S" table:style-name="ce2">
            <text:p>55:2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0H55M24.799S" table:style-name="ce2">
            <text:p>55:24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0H55M24.971S" table:style-name="ce2">
            <text:p>55:25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0H55M25.065S" table:style-name="ce2">
            <text:p>55:25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0H55M25.111S" table:style-name="ce2">
            <text:p>55:25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0H55M25.205S" table:style-name="ce2">
            <text:p>55:25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0H55M25.267S" table:style-name="ce2">
            <text:p>55:2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0H55M20.431S" table:style-name="ce2">
            <text:p>55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825" table:style-name="ce1">
            <text:p>582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0H55M17.218S" table:style-name="ce2">
            <text:p>55:1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9044" table:style-name="ce1">
            <text:p>9044</text:p>
          </table:table-cell>
          <table:table-cell office:value-type="string" table:style-name="ce1">
            <text:p>Success</text:p>
          </table:table-cell>
          <table:table-cell office:value-type="float" office:value="40398" table:style-name="ce1">
            <text:p>40398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0H55M23.380S" table:style-name="ce2">
            <text:p>55:2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0H55M20.431S" table:style-name="ce2">
            <text:p>55:20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853" table:style-name="ce1">
            <text:p>585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0H55M20.743S" table:style-name="ce2">
            <text:p>55:2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547" table:style-name="ce1">
            <text:p>5547</text:p>
          </table:table-cell>
          <table:table-cell office:value-type="string" table:style-name="ce1">
            <text:p>Success</text:p>
          </table:table-cell>
          <table:table-cell office:value-type="float" office:value="40398" table:style-name="ce1">
            <text:p>40398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0H55M24.316S" table:style-name="ce2">
            <text:p>55:2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0H55M24.316S" table:style-name="ce2">
            <text:p>55:24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0H55M20.837S" table:style-name="ce2">
            <text:p>55:2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488" table:style-name="ce1">
            <text:p>5488</text:p>
          </table:table-cell>
          <table:table-cell office:value-type="string" table:style-name="ce1">
            <text:p>Success</text:p>
          </table:table-cell>
          <table:table-cell office:value-type="float" office:value="40398" table:style-name="ce1">
            <text:p>40398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0H55M23.661S" table:style-name="ce2">
            <text:p>55:23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Success</text:p>
          </table:table-cell>
          <table:table-cell office:value-type="float" office:value="55861" table:style-name="ce1">
            <text:p>55861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0H55M23.723S" table:style-name="ce2">
            <text:p>55:2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54790" table:style-name="ce1">
            <text:p>54790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0H55M26.297S" table:style-name="ce2">
            <text:p>55:2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796" table:style-name="ce1">
            <text:p>1796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0H55M23.707S" table:style-name="ce2">
            <text:p>55:2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Success</text:p>
          </table:table-cell>
          <table:table-cell office:value-type="float" office:value="55861" table:style-name="ce1">
            <text:p>55861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0H55M23.629S" table:style-name="ce2">
            <text:p>55:23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Success</text:p>
          </table:table-cell>
          <table:table-cell office:value-type="float" office:value="55861" table:style-name="ce1">
            <text:p>55861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0H55M26.344S" table:style-name="ce2">
            <text:p>55:26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0H55M26.359S" table:style-name="ce2">
            <text:p>55:2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0H55M26.562S" table:style-name="ce2">
            <text:p>55:26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0H55M26.281S" table:style-name="ce2">
            <text:p>55:26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0H55M26.905S" table:style-name="ce2">
            <text:p>55:2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0H55M26.297S" table:style-name="ce2">
            <text:p>55:26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0H55M27.015S" table:style-name="ce2">
            <text:p>55:27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0H55M26.266S" table:style-name="ce2">
            <text:p>55:2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0H55M26.250S" table:style-name="ce2">
            <text:p>55:2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0H55M27.046S" table:style-name="ce2">
            <text:p>55:27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4" table:style-name="ce1">
            <text:p>1744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0H55M27.015S" table:style-name="ce2">
            <text:p>55:2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744" table:style-name="ce1">
            <text:p>1744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0H55M27.124S" table:style-name="ce2">
            <text:p>55:27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0H55M26.671S" table:style-name="ce2">
            <text:p>55:2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0H55M27.171S" table:style-name="ce2">
            <text:p>55:2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744" table:style-name="ce1">
            <text:p>1744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0H55M15.923S" table:style-name="ce2">
            <text:p>55:1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340" table:style-name="ce1">
            <text:p>11340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0H55M16.141S" table:style-name="ce2">
            <text:p>55:16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199" table:style-name="ce1">
            <text:p>11199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0H55M15.923S" table:style-name="ce2">
            <text:p>55:15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489" table:style-name="ce1">
            <text:p>11489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0H55M26.905S" table:style-name="ce2">
            <text:p>55:2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0H55M15.892S" table:style-name="ce2">
            <text:p>55:1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723" table:style-name="ce1">
            <text:p>11723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0H55M15.954S" table:style-name="ce2">
            <text:p>55:16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703" table:style-name="ce1">
            <text:p>11703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0H55M27.202S" table:style-name="ce2">
            <text:p>55:27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0H55M15.783S" table:style-name="ce2">
            <text:p>55:15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916" table:style-name="ce1">
            <text:p>11916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0H55M16.048S" table:style-name="ce2">
            <text:p>55:1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656" table:style-name="ce1">
            <text:p>11656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0H55M16.188S" table:style-name="ce2">
            <text:p>55:16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540" table:style-name="ce1">
            <text:p>11540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0H55M15.939S" table:style-name="ce2">
            <text:p>55:1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795" table:style-name="ce1">
            <text:p>11795</text:p>
          </table:table-cell>
          <table:table-cell office:value-type="string" table:style-name="ce1">
            <text:p>Success</text:p>
          </table:table-cell>
          <table:table-cell office:value-type="float" office:value="51432" table:style-name="ce1">
            <text:p>51432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0H55M16.001S" table:style-name="ce2">
            <text:p>55:1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732" table:style-name="ce1">
            <text:p>11732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0H55M15.954S" table:style-name="ce2">
            <text:p>55:1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800" table:style-name="ce1">
            <text:p>11800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0H55M27.451S" table:style-name="ce2">
            <text:p>55:27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0H55M27.685S" table:style-name="ce2">
            <text:p>55:2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0H55M20.151S" table:style-name="ce2">
            <text:p>55:2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593" table:style-name="ce1">
            <text:p>8593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0H55M27.264S" table:style-name="ce2">
            <text:p>55:27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0H55M27.717S" table:style-name="ce2">
            <text:p>55:2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0H55M27.342S" table:style-name="ce2">
            <text:p>55:27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0H55M27.420S" table:style-name="ce2">
            <text:p>55:2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0H55M24.441S" table:style-name="ce2">
            <text:p>55:2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434" table:style-name="ce1">
            <text:p>443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0H55M23.208S" table:style-name="ce2">
            <text:p>55:2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700" table:style-name="ce1">
            <text:p>5700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0H55M27.763S" table:style-name="ce2">
            <text:p>55:2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0H55M23.629S" table:style-name="ce2">
            <text:p>55:23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286" table:style-name="ce1">
            <text:p>5286</text:p>
          </table:table-cell>
          <table:table-cell office:value-type="string" table:style-name="ce1">
            <text:p>Success</text:p>
          </table:table-cell>
          <table:table-cell office:value-type="float" office:value="18626" table:style-name="ce1">
            <text:p>18626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0H55M26.406S" table:style-name="ce2">
            <text:p>55:26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07" table:style-name="ce1">
            <text:p>250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0H55M20.073S" table:style-name="ce2">
            <text:p>55:20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865" table:style-name="ce1">
            <text:p>8865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0H55M17.982S" table:style-name="ce2">
            <text:p>55:18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964" table:style-name="ce1">
            <text:p>10964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0H55M17.764S" table:style-name="ce2">
            <text:p>55:17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194" table:style-name="ce1">
            <text:p>11194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0H55M25.392S" table:style-name="ce2">
            <text:p>55:25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0H55M24.690S" table:style-name="ce2">
            <text:p>55:24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264" table:style-name="ce1">
            <text:p>4264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0H55M17.811S" table:style-name="ce2">
            <text:p>55:1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1138" table:style-name="ce1">
            <text:p>11138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0H55M24.316S" table:style-name="ce2">
            <text:p>55:2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42" table:style-name="ce1">
            <text:p>4642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0H55M23.739S" table:style-name="ce2">
            <text:p>55:2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246" table:style-name="ce1">
            <text:p>5246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0H55M20.743S" table:style-name="ce2">
            <text:p>55:20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244" table:style-name="ce1">
            <text:p>8244</text:p>
          </table:table-cell>
          <table:table-cell office:value-type="string" table:style-name="ce1">
            <text:p>Success</text:p>
          </table:table-cell>
          <table:table-cell office:value-type="float" office:value="40398" table:style-name="ce1">
            <text:p>40398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0H55M17.982S" table:style-name="ce2">
            <text:p>55:18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017" table:style-name="ce1">
            <text:p>11017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0H55M25.330S" table:style-name="ce2">
            <text:p>55:25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672" table:style-name="ce1">
            <text:p>3672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0H55M26.422S" table:style-name="ce2">
            <text:p>55:26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0H55M20.182S" table:style-name="ce2">
            <text:p>55:20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875" table:style-name="ce1">
            <text:p>8875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0H55M27.732S" table:style-name="ce2">
            <text:p>55:27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0H55M20.151S" table:style-name="ce2">
            <text:p>55:20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904" table:style-name="ce1">
            <text:p>8904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0H55M28.965S" table:style-name="ce2">
            <text:p>55:2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0H55M27.701S" table:style-name="ce2">
            <text:p>55:27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39" table:style-name="ce1">
            <text:p>1539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0H55M27.732S" table:style-name="ce2">
            <text:p>55:27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Success</text:p>
          </table:table-cell>
          <table:table-cell office:value-type="float" office:value="35967" table:style-name="ce1">
            <text:p>35967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0H55M28.965S" table:style-name="ce2">
            <text:p>55:2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0H55M28.996S" table:style-name="ce2">
            <text:p>55:29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0H55M27.623S" table:style-name="ce2">
            <text:p>55:2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36695" table:style-name="ce1">
            <text:p>36695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0H55M27.124S" table:style-name="ce2">
            <text:p>55:2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168" table:style-name="ce1">
            <text:p>2168</text:p>
          </table:table-cell>
          <table:table-cell office:value-type="string" table:style-name="ce1">
            <text:p>Success</text:p>
          </table:table-cell>
          <table:table-cell office:value-type="float" office:value="54790" table:style-name="ce1">
            <text:p>54790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0H55M26.328S" table:style-name="ce2">
            <text:p>55:2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966" table:style-name="ce1">
            <text:p>2966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0H55M26.391S" table:style-name="ce2">
            <text:p>55:2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Success</text:p>
          </table:table-cell>
          <table:table-cell office:value-type="float" office:value="54790" table:style-name="ce1">
            <text:p>54790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0H55M29.292S" table:style-name="ce2">
            <text:p>55:29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882" table:style-name="ce1">
            <text:p>1882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0H55M29.355S" table:style-name="ce2">
            <text:p>55:29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0H55M29.058S" table:style-name="ce2">
            <text:p>55:29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0H55M28.871S" table:style-name="ce2">
            <text:p>55:2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0H55M28.918S" table:style-name="ce2">
            <text:p>55:28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0H55M29.448S" table:style-name="ce2">
            <text:p>55:2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0H55M29.448S" table:style-name="ce2">
            <text:p>55:2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0H55M29.433S" table:style-name="ce2">
            <text:p>55:29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0H55M29.495S" table:style-name="ce2">
            <text:p>55:29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0H55M29.511S" table:style-name="ce2">
            <text:p>55:29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882" table:style-name="ce1">
            <text:p>1882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0H55M29.526S" table:style-name="ce2">
            <text:p>55:29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0H55M29.557S" table:style-name="ce2">
            <text:p>55:2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882" table:style-name="ce1">
            <text:p>1882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0H55M29.511S" table:style-name="ce2">
            <text:p>55:2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882" table:style-name="ce1">
            <text:p>1882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0H55M28.980S" table:style-name="ce2">
            <text:p>55:2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60150" table:style-name="ce1">
            <text:p>60150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0H55M28.871S" table:style-name="ce2">
            <text:p>55:2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60150" table:style-name="ce1">
            <text:p>60150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0H55M28.918S" table:style-name="ce2">
            <text:p>55:28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59078" table:style-name="ce1">
            <text:p>5907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0H55M28.918S" table:style-name="ce2">
            <text:p>55:28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60150" table:style-name="ce1">
            <text:p>60150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0H55M28.855S" table:style-name="ce2">
            <text:p>55:28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Success</text:p>
          </table:table-cell>
          <table:table-cell office:value-type="float" office:value="58007" table:style-name="ce1">
            <text:p>58007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0H55M23.614S" table:style-name="ce2">
            <text:p>55:23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431" table:style-name="ce1">
            <text:p>6431</text:p>
          </table:table-cell>
          <table:table-cell office:value-type="string" table:style-name="ce1">
            <text:p>Success</text:p>
          </table:table-cell>
          <table:table-cell office:value-type="float" office:value="59237" table:style-name="ce1">
            <text:p>5923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0H55M28.793S" table:style-name="ce2">
            <text:p>55:28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Success</text:p>
          </table:table-cell>
          <table:table-cell office:value-type="float" office:value="55865" table:style-name="ce1">
            <text:p>55865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0H55M23.349S" table:style-name="ce2">
            <text:p>55:2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720" table:style-name="ce1">
            <text:p>6720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0H55M28.793S" table:style-name="ce2">
            <text:p>55:28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Success</text:p>
          </table:table-cell>
          <table:table-cell office:value-type="float" office:value="56936" table:style-name="ce1">
            <text:p>56936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0H55M29.994S" table:style-name="ce2">
            <text:p>55:3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0H55M30.072S" table:style-name="ce2">
            <text:p>55:30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0H55M30.072S" table:style-name="ce2">
            <text:p>55:30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0H55M30.041S" table:style-name="ce2">
            <text:p>55:3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0H55M29.994S" table:style-name="ce2">
            <text:p>55:30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0H55M30.462S" table:style-name="ce2">
            <text:p>55:30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0H55M30.400S" table:style-name="ce2">
            <text:p>55:30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0H55M30.181S" table:style-name="ce2">
            <text:p>55:30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0H55M30.119S" table:style-name="ce2">
            <text:p>55:30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0H55M30.681S" table:style-name="ce2">
            <text:p>55:3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0H55M30.618S" table:style-name="ce2">
            <text:p>55:3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0H55M30.556S" table:style-name="ce2">
            <text:p>55:30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0H55M30.509S" table:style-name="ce2">
            <text:p>55:3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0H55M30.852S" table:style-name="ce2">
            <text:p>55:30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0H55M30.822S" table:style-name="ce2">
            <text:p>55:30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0H55M30.774S" table:style-name="ce2">
            <text:p>55:3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0H55M30.727S" table:style-name="ce2">
            <text:p>55:30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0H55M30.899S" table:style-name="ce2">
            <text:p>55:3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0H55M31.071S" table:style-name="ce2">
            <text:p>55:31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0H55M31.117S" table:style-name="ce2">
            <text:p>55:3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0H55M30.010S" table:style-name="ce2">
            <text:p>55:3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0H55M29.932S" table:style-name="ce2">
            <text:p>55:29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0H55M31.258S" table:style-name="ce2">
            <text:p>55:31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0H55M31.258S" table:style-name="ce2">
            <text:p>55:31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0H55M31.273S" table:style-name="ce2">
            <text:p>55:31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0H55M31.273S" table:style-name="ce2">
            <text:p>55:31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0H55M31.273S" table:style-name="ce2">
            <text:p>55:31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0H55M31.289S" table:style-name="ce2">
            <text:p>55:31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0H55M29.323S" table:style-name="ce2">
            <text:p>55:2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550" table:style-name="ce1">
            <text:p>255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0H55M31.882S" table:style-name="ce2">
            <text:p>55:3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0H55M20.166S" table:style-name="ce2">
            <text:p>55:20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881" table:style-name="ce1">
            <text:p>11881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0H55M29.261S" table:style-name="ce2">
            <text:p>55:29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Success</text:p>
          </table:table-cell>
          <table:table-cell office:value-type="float" office:value="57988" table:style-name="ce1">
            <text:p>57988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0H55M29.058S" table:style-name="ce2">
            <text:p>55:2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346" table:style-name="ce1">
            <text:p>3346</text:p>
          </table:table-cell>
          <table:table-cell office:value-type="string" table:style-name="ce1">
            <text:p>Success</text:p>
          </table:table-cell>
          <table:table-cell office:value-type="float" office:value="59103" table:style-name="ce1">
            <text:p>59103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0H55M29.245S" table:style-name="ce2">
            <text:p>55:29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60" table:style-name="ce1">
            <text:p>3160</text:p>
          </table:table-cell>
          <table:table-cell office:value-type="string" table:style-name="ce1">
            <text:p>Success</text:p>
          </table:table-cell>
          <table:table-cell office:value-type="float" office:value="59103" table:style-name="ce1">
            <text:p>59103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0H55M29.245S" table:style-name="ce2">
            <text:p>55:29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Success</text:p>
          </table:table-cell>
          <table:table-cell office:value-type="float" office:value="59103" table:style-name="ce1">
            <text:p>59103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0H55M29.136S" table:style-name="ce2">
            <text:p>55:29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Success</text:p>
          </table:table-cell>
          <table:table-cell office:value-type="float" office:value="59060" table:style-name="ce1">
            <text:p>59060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0H55M29.277S" table:style-name="ce2">
            <text:p>55:2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167" table:style-name="ce1">
            <text:p>3167</text:p>
          </table:table-cell>
          <table:table-cell office:value-type="string" table:style-name="ce1">
            <text:p>Success</text:p>
          </table:table-cell>
          <table:table-cell office:value-type="float" office:value="59103" table:style-name="ce1">
            <text:p>59103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0H55M29.261S" table:style-name="ce2">
            <text:p>55:2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188" table:style-name="ce1">
            <text:p>3188</text:p>
          </table:table-cell>
          <table:table-cell office:value-type="string" table:style-name="ce1">
            <text:p>Success</text:p>
          </table:table-cell>
          <table:table-cell office:value-type="float" office:value="58032" table:style-name="ce1">
            <text:p>58032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0H55M32.412S" table:style-name="ce2">
            <text:p>55:32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0H55M32.443S" table:style-name="ce2">
            <text:p>55:3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0H55M32.428S" table:style-name="ce2">
            <text:p>55:32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0H55M32.412S" table:style-name="ce2">
            <text:p>55:3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0H55M32.599S" table:style-name="ce2">
            <text:p>55:32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0H55M32.537S" table:style-name="ce2">
            <text:p>55:3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0H55M32.490S" table:style-name="ce2">
            <text:p>55:3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0H55M32.740S" table:style-name="ce2">
            <text:p>55:3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0H55M32.693S" table:style-name="ce2">
            <text:p>55:3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0H55M32.646S" table:style-name="ce2">
            <text:p>55:32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0H55M32.896S" table:style-name="ce2">
            <text:p>55:3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0H55M32.849S" table:style-name="ce2">
            <text:p>55:3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0H55M32.787S" table:style-name="ce2">
            <text:p>55:32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0H55M32.958S" table:style-name="ce2">
            <text:p>55:3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0H55M32.459S" table:style-name="ce2">
            <text:p>55:3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0H55M33.177S" table:style-name="ce2">
            <text:p>55:33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0H55M33.114S" table:style-name="ce2">
            <text:p>55:33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0H55M33.161S" table:style-name="ce2">
            <text:p>55:3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0H55M32.443S" table:style-name="ce2">
            <text:p>55:32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0H55M33.286S" table:style-name="ce2">
            <text:p>55:3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0H55M32.397S" table:style-name="ce2">
            <text:p>55:32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0H55M33.395S" table:style-name="ce2">
            <text:p>55:33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0H55M20.057S" table:style-name="ce2">
            <text:p>55:2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733" table:style-name="ce1">
            <text:p>13733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0H55M33.005S" table:style-name="ce2">
            <text:p>55:3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0H55M20.135S" table:style-name="ce2">
            <text:p>55:20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860" table:style-name="ce1">
            <text:p>13860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0H55M23.645S" table:style-name="ce2">
            <text:p>55:2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367" table:style-name="ce1">
            <text:p>10367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0H55M24.409S" table:style-name="ce2">
            <text:p>55:24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605" table:style-name="ce1">
            <text:p>9605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0H55M31.211S" table:style-name="ce2">
            <text:p>55:31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816" table:style-name="ce1">
            <text:p>2816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0H55M30.072S" table:style-name="ce2">
            <text:p>55:30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959" table:style-name="ce1">
            <text:p>3959</text:p>
          </table:table-cell>
          <table:table-cell office:value-type="string" table:style-name="ce1">
            <text:p>Success</text:p>
          </table:table-cell>
          <table:table-cell office:value-type="float" office:value="35406" table:style-name="ce1">
            <text:p>35406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0H55M29.604S" table:style-name="ce2">
            <text:p>55:29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428" table:style-name="ce1">
            <text:p>4428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0H55M27.264S" table:style-name="ce2">
            <text:p>55:27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767" table:style-name="ce1">
            <text:p>6767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0H55M34.035S" table:style-name="ce2">
            <text:p>55:3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0H55M27.654S" table:style-name="ce2">
            <text:p>55:27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427" table:style-name="ce1">
            <text:p>6427</text:p>
          </table:table-cell>
          <table:table-cell office:value-type="string" table:style-name="ce1">
            <text:p>Success</text:p>
          </table:table-cell>
          <table:table-cell office:value-type="float" office:value="35406" table:style-name="ce1">
            <text:p>35406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0H55M34.019S" table:style-name="ce2">
            <text:p>55:34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0H55M27.763S" table:style-name="ce2">
            <text:p>55:27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99" table:style-name="ce1">
            <text:p>6399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0H55M34.019S" table:style-name="ce2">
            <text:p>55:34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0H55M24.316S" table:style-name="ce2">
            <text:p>55:24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890" table:style-name="ce1">
            <text:p>989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0H55M28.746S" table:style-name="ce2">
            <text:p>55:2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520" table:style-name="ce1">
            <text:p>5520</text:p>
          </table:table-cell>
          <table:table-cell office:value-type="string" table:style-name="ce1">
            <text:p>Success</text:p>
          </table:table-cell>
          <table:table-cell office:value-type="float" office:value="18636" table:style-name="ce1">
            <text:p>18636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0H55M26.266S" table:style-name="ce2">
            <text:p>55:2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0H55M26.297S" table:style-name="ce2">
            <text:p>55:2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012" table:style-name="ce1">
            <text:p>8012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0H55M23.661S" table:style-name="ce2">
            <text:p>55:2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660" table:style-name="ce1">
            <text:p>10660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0H55M23.707S" table:style-name="ce2">
            <text:p>55:23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624" table:style-name="ce1">
            <text:p>10624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0H55M24.612S" table:style-name="ce2">
            <text:p>55:2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743" table:style-name="ce1">
            <text:p>9743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0H55M23.676S" table:style-name="ce2">
            <text:p>55:2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685" table:style-name="ce1">
            <text:p>10685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0H55M27.732S" table:style-name="ce2">
            <text:p>55:2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623" table:style-name="ce1">
            <text:p>6623</text:p>
          </table:table-cell>
          <table:table-cell office:value-type="string" table:style-name="ce1">
            <text:p>Success</text:p>
          </table:table-cell>
          <table:table-cell office:value-type="float" office:value="35408" table:style-name="ce1">
            <text:p>3540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0H55M27.124S" table:style-name="ce2">
            <text:p>55:27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270" table:style-name="ce1">
            <text:p>7270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0H55M28.949S" table:style-name="ce2">
            <text:p>55:28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453" table:style-name="ce1">
            <text:p>545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0H55M24.363S" table:style-name="ce2">
            <text:p>55:24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059" table:style-name="ce1">
            <text:p>10059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0H55M24.472S" table:style-name="ce2">
            <text:p>55:24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951" table:style-name="ce1">
            <text:p>9951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0H55M30.977S" table:style-name="ce2">
            <text:p>55:31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441" table:style-name="ce1">
            <text:p>3441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0H55M29.011S" table:style-name="ce2">
            <text:p>55:2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433" table:style-name="ce1">
            <text:p>543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0H55M28.902S" table:style-name="ce2">
            <text:p>55:28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683" table:style-name="ce1">
            <text:p>568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0H55M24.363S" table:style-name="ce2">
            <text:p>55:24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237" table:style-name="ce1">
            <text:p>10237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0H55M34.409S" table:style-name="ce2">
            <text:p>55:34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0H55M34.425S" table:style-name="ce2">
            <text:p>55:3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0H55M30.946S" table:style-name="ce2">
            <text:p>55:30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06" table:style-name="ce1">
            <text:p>3706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0H55M29.292S" table:style-name="ce2">
            <text:p>55:29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355" table:style-name="ce1">
            <text:p>5355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0H55M34.393S" table:style-name="ce2">
            <text:p>55:3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0H55M34.003S" table:style-name="ce2">
            <text:p>55:3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18634" table:style-name="ce1">
            <text:p>18634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0H55M29.058S" table:style-name="ce2">
            <text:p>55:2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603" table:style-name="ce1">
            <text:p>5603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0H55M32.053S" table:style-name="ce2">
            <text:p>55:32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0H55M31.164S" table:style-name="ce2">
            <text:p>55:31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494" table:style-name="ce1">
            <text:p>3494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0H55M24.675S" table:style-name="ce2">
            <text:p>55:2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009" table:style-name="ce1">
            <text:p>10009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0H55M29.058S" table:style-name="ce2">
            <text:p>55:29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622" table:style-name="ce1">
            <text:p>5622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0H55M27.826S" table:style-name="ce2">
            <text:p>55:2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853" table:style-name="ce1">
            <text:p>6853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0H55M24.363S" table:style-name="ce2">
            <text:p>55:2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322" table:style-name="ce1">
            <text:p>10322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0H55M31.024S" table:style-name="ce2">
            <text:p>55:31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60" table:style-name="ce1">
            <text:p>3660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0H55M28.933S" table:style-name="ce2">
            <text:p>55:28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0H55M34.347S" table:style-name="ce2">
            <text:p>55:34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0H55M33.067S" table:style-name="ce2">
            <text:p>55:3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0H55M34.596S" table:style-name="ce2">
            <text:p>55:3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0H55M28.949S" table:style-name="ce2">
            <text:p>55:2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807" table:style-name="ce1">
            <text:p>5807</text:p>
          </table:table-cell>
          <table:table-cell office:value-type="string" table:style-name="ce1">
            <text:p>Success</text:p>
          </table:table-cell>
          <table:table-cell office:value-type="float" office:value="50155" table:style-name="ce1">
            <text:p>50155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0H55M34.674S" table:style-name="ce2">
            <text:p>55:3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0H55M27.124S" table:style-name="ce2">
            <text:p>55:27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640" table:style-name="ce1">
            <text:p>7640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0H55M29.620S" table:style-name="ce2">
            <text:p>55:2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146" table:style-name="ce1">
            <text:p>5146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0H55M24.753S" table:style-name="ce2">
            <text:p>55:24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027" table:style-name="ce1">
            <text:p>10027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0H55M33.223S" table:style-name="ce2">
            <text:p>55:33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0H55M33.270S" table:style-name="ce2">
            <text:p>55:33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0H55M30.041S" table:style-name="ce2">
            <text:p>55:30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739" table:style-name="ce1">
            <text:p>4739</text:p>
          </table:table-cell>
          <table:table-cell office:value-type="string" table:style-name="ce1">
            <text:p>Success</text:p>
          </table:table-cell>
          <table:table-cell office:value-type="float" office:value="35406" table:style-name="ce1">
            <text:p>35406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0H55M33.192S" table:style-name="ce2">
            <text:p>55:33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Success</text:p>
          </table:table-cell>
          <table:table-cell office:value-type="float" office:value="42078" table:style-name="ce1">
            <text:p>42078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0H55M34.768S" table:style-name="ce2">
            <text:p>55:34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0H55M31.897S" table:style-name="ce2">
            <text:p>55:3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Success</text:p>
          </table:table-cell>
          <table:table-cell office:value-type="float" office:value="48400" table:style-name="ce1">
            <text:p>4840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0H55M33.801S" table:style-name="ce2">
            <text:p>55:3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18636" table:style-name="ce1">
            <text:p>18636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0H55M34.690S" table:style-name="ce2">
            <text:p>55:3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0H55M33.925S" table:style-name="ce2">
            <text:p>55:3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0H55M28.949S" table:style-name="ce2">
            <text:p>55:28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890" table:style-name="ce1">
            <text:p>5890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0H55M34.783S" table:style-name="ce2">
            <text:p>55:34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0H55M34.783S" table:style-name="ce2">
            <text:p>55:34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0H55M29.604S" table:style-name="ce2">
            <text:p>55:2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259" table:style-name="ce1">
            <text:p>5259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0H55M34.035S" table:style-name="ce2">
            <text:p>55:34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0H55M34.768S" table:style-name="ce2">
            <text:p>55:34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0H55M34.035S" table:style-name="ce2">
            <text:p>55:3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ccess</text:p>
          </table:table-cell>
          <table:table-cell office:value-type="float" office:value="52735" table:style-name="ce1">
            <text:p>52735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0H55M28.949S" table:style-name="ce2">
            <text:p>55:2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939" table:style-name="ce1">
            <text:p>5939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0H55M29.604S" table:style-name="ce2">
            <text:p>55:2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308" table:style-name="ce1">
            <text:p>5308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0H55M34.861S" table:style-name="ce2">
            <text:p>55:3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0H55M34.799S" table:style-name="ce2">
            <text:p>55:3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0H55M34.908S" table:style-name="ce2">
            <text:p>55:3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0H55M34.206S" table:style-name="ce2">
            <text:p>55:34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0H55M35.283S" table:style-name="ce2">
            <text:p>55:3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0H55M35.345S" table:style-name="ce2">
            <text:p>55:3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068" table:style-name="ce1">
            <text:p>2068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0H55M34.035S" table:style-name="ce2">
            <text:p>55:3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49429" table:style-name="ce1">
            <text:p>49429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0H55M34.081S" table:style-name="ce2">
            <text:p>55:3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Success</text:p>
          </table:table-cell>
          <table:table-cell office:value-type="float" office:value="50457" table:style-name="ce1">
            <text:p>50457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0H55M34.081S" table:style-name="ce2">
            <text:p>55:3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Success</text:p>
          </table:table-cell>
          <table:table-cell office:value-type="float" office:value="50500" table:style-name="ce1">
            <text:p>50500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0H55M34.175S" table:style-name="ce2">
            <text:p>55:34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94" table:style-name="ce1">
            <text:p>1694</text:p>
          </table:table-cell>
          <table:table-cell office:value-type="string" table:style-name="ce1">
            <text:p>Success</text:p>
          </table:table-cell>
          <table:table-cell office:value-type="float" office:value="49382" table:style-name="ce1">
            <text:p>49382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0H55M35.875S" table:style-name="ce2">
            <text:p>55:3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0H55M34.269S" table:style-name="ce2">
            <text:p>55:34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40" table:style-name="ce1">
            <text:p>1840</text:p>
          </table:table-cell>
          <table:table-cell office:value-type="string" table:style-name="ce1">
            <text:p>Success</text:p>
          </table:table-cell>
          <table:table-cell office:value-type="float" office:value="50454" table:style-name="ce1">
            <text:p>50454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0H55M35.626S" table:style-name="ce2">
            <text:p>55:35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0H55M34.659S" table:style-name="ce2">
            <text:p>55:34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43" table:style-name="ce1">
            <text:p>1643</text:p>
          </table:table-cell>
          <table:table-cell office:value-type="string" table:style-name="ce1">
            <text:p>Success</text:p>
          </table:table-cell>
          <table:table-cell office:value-type="float" office:value="51526" table:style-name="ce1">
            <text:p>51526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0H55M34.081S" table:style-name="ce2">
            <text:p>55:3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50358" table:style-name="ce1">
            <text:p>50358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0H55M23.676S" table:style-name="ce2">
            <text:p>55:2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723" table:style-name="ce1">
            <text:p>12723</text:p>
          </table:table-cell>
          <table:table-cell office:value-type="string" table:style-name="ce1">
            <text:p>Success</text:p>
          </table:table-cell>
          <table:table-cell office:value-type="float" office:value="51432" table:style-name="ce1">
            <text:p>51432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0H55M34.440S" table:style-name="ce2">
            <text:p>55:3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Success</text:p>
          </table:table-cell>
          <table:table-cell office:value-type="float" office:value="51527" table:style-name="ce1">
            <text:p>51527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0H55M23.692S" table:style-name="ce2">
            <text:p>55:23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730" table:style-name="ce1">
            <text:p>12730</text:p>
          </table:table-cell>
          <table:table-cell office:value-type="string" table:style-name="ce1">
            <text:p>Success</text:p>
          </table:table-cell>
          <table:table-cell office:value-type="float" office:value="51431" table:style-name="ce1">
            <text:p>51431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0H55M34.596S" table:style-name="ce2">
            <text:p>55:3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Success</text:p>
          </table:table-cell>
          <table:table-cell office:value-type="float" office:value="52598" table:style-name="ce1">
            <text:p>52598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0H55M34.659S" table:style-name="ce2">
            <text:p>55:3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Success</text:p>
          </table:table-cell>
          <table:table-cell office:value-type="float" office:value="53670" table:style-name="ce1">
            <text:p>53670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0H55M36.421S" table:style-name="ce2">
            <text:p>55:36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0H55M36.406S" table:style-name="ce2">
            <text:p>55:36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0H55M34.362S" table:style-name="ce2">
            <text:p>55:3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38" table:style-name="ce1">
            <text:p>2138</text:p>
          </table:table-cell>
          <table:table-cell office:value-type="string" table:style-name="ce1">
            <text:p>Success</text:p>
          </table:table-cell>
          <table:table-cell office:value-type="float" office:value="51571" table:style-name="ce1">
            <text:p>51571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0H55M34.815S" table:style-name="ce2">
            <text:p>55:3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Success</text:p>
          </table:table-cell>
          <table:table-cell office:value-type="float" office:value="54742" table:style-name="ce1">
            <text:p>54742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0H55M34.659S" table:style-name="ce2">
            <text:p>55:3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Success</text:p>
          </table:table-cell>
          <table:table-cell office:value-type="float" office:value="54742" table:style-name="ce1">
            <text:p>54742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0H55M34.627S" table:style-name="ce2">
            <text:p>55:34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51528" table:style-name="ce1">
            <text:p>51528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0H55M34.627S" table:style-name="ce2">
            <text:p>55:3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Success</text:p>
          </table:table-cell>
          <table:table-cell office:value-type="float" office:value="54742" table:style-name="ce1">
            <text:p>54742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0H55M36.468S" table:style-name="ce2">
            <text:p>55:36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0H55M36.499S" table:style-name="ce2">
            <text:p>55:36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0H55M34.659S" table:style-name="ce2">
            <text:p>55:34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Success</text:p>
          </table:table-cell>
          <table:table-cell office:value-type="float" office:value="54742" table:style-name="ce1">
            <text:p>54742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0H55M34.815S" table:style-name="ce2">
            <text:p>55:3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54742" table:style-name="ce1">
            <text:p>54742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0H55M36.531S" table:style-name="ce2">
            <text:p>55:36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068" table:style-name="ce1">
            <text:p>2068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0H55M34.409S" table:style-name="ce2">
            <text:p>55:3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51528" table:style-name="ce1">
            <text:p>51528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0H55M34.690S" table:style-name="ce2">
            <text:p>55:3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ccess</text:p>
          </table:table-cell>
          <table:table-cell office:value-type="float" office:value="57957" table:style-name="ce1">
            <text:p>57957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0H55M34.783S" table:style-name="ce2">
            <text:p>55:3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Success</text:p>
          </table:table-cell>
          <table:table-cell office:value-type="float" office:value="55857" table:style-name="ce1">
            <text:p>55857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0H55M36.546S" table:style-name="ce2">
            <text:p>55:36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068" table:style-name="ce1">
            <text:p>2068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0H55M36.577S" table:style-name="ce2">
            <text:p>55:3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0H55M36.577S" table:style-name="ce2">
            <text:p>55:3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0H55M34.690S" table:style-name="ce2">
            <text:p>55:34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ccess</text:p>
          </table:table-cell>
          <table:table-cell office:value-type="float" office:value="57957" table:style-name="ce1">
            <text:p>57957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0H55M34.768S" table:style-name="ce2">
            <text:p>55:3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Success</text:p>
          </table:table-cell>
          <table:table-cell office:value-type="float" office:value="55814" table:style-name="ce1">
            <text:p>55814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0H55M35.002S" table:style-name="ce2">
            <text:p>55:35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Success</text:p>
          </table:table-cell>
          <table:table-cell office:value-type="float" office:value="57959" table:style-name="ce1">
            <text:p>57959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0H55M36.609S" table:style-name="ce2">
            <text:p>55:3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0H55M34.659S" table:style-name="ce2">
            <text:p>55:3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Success</text:p>
          </table:table-cell>
          <table:table-cell office:value-type="float" office:value="54742" table:style-name="ce1">
            <text:p>54742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0H55M35.813S" table:style-name="ce2">
            <text:p>55:3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0H55M36.609S" table:style-name="ce2">
            <text:p>55:3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0H55M34.175S" table:style-name="ce2">
            <text:p>55:3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523" table:style-name="ce1">
            <text:p>252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0H55M34.690S" table:style-name="ce2">
            <text:p>55:34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ccess</text:p>
          </table:table-cell>
          <table:table-cell office:value-type="float" office:value="56886" table:style-name="ce1">
            <text:p>56886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0H55M36.687S" table:style-name="ce2">
            <text:p>55:3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68" table:style-name="ce1">
            <text:p>2068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0H55M36.702S" table:style-name="ce2">
            <text:p>55:3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120" table:style-name="ce1">
            <text:p>2120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0H55M36.593S" table:style-name="ce2">
            <text:p>55:36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0H55M36.499S" table:style-name="ce2">
            <text:p>55:36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0H55M34.768S" table:style-name="ce2">
            <text:p>55:3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Success</text:p>
          </table:table-cell>
          <table:table-cell office:value-type="float" office:value="56890" table:style-name="ce1">
            <text:p>5689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0H55M36.250S" table:style-name="ce2">
            <text:p>55:3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0H55M36.827S" table:style-name="ce2">
            <text:p>55:36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0H55M36.749S" table:style-name="ce2">
            <text:p>55:3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0H55M36.687S" table:style-name="ce2">
            <text:p>55:3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0H55M36.999S" table:style-name="ce2">
            <text:p>55:3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0H55M36.936S" table:style-name="ce2">
            <text:p>55:36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0H55M36.889S" table:style-name="ce2">
            <text:p>55:36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0H55M37.155S" table:style-name="ce2">
            <text:p>55:3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0H55M37.108S" table:style-name="ce2">
            <text:p>55:37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0H55M37.045S" table:style-name="ce2">
            <text:p>55:37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0H55M37.201S" table:style-name="ce2">
            <text:p>55:3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0H55M37.357S" table:style-name="ce2">
            <text:p>55:3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0H55M36.843S" table:style-name="ce2">
            <text:p>55:3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0H55M37.888S" table:style-name="ce2">
            <text:p>55:37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0H55M34.924S" table:style-name="ce2">
            <text:p>55:3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166" table:style-name="ce1">
            <text:p>3166</text:p>
          </table:table-cell>
          <table:table-cell office:value-type="string" table:style-name="ce1">
            <text:p>Success</text:p>
          </table:table-cell>
          <table:table-cell office:value-type="float" office:value="56901" table:style-name="ce1">
            <text:p>56901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0H55M34.799S" table:style-name="ce2">
            <text:p>55:34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94" table:style-name="ce1">
            <text:p>3294</text:p>
          </table:table-cell>
          <table:table-cell office:value-type="string" table:style-name="ce1">
            <text:p>Success</text:p>
          </table:table-cell>
          <table:table-cell office:value-type="float" office:value="56901" table:style-name="ce1">
            <text:p>56901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0H55M34.861S" table:style-name="ce2">
            <text:p>55:3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276" table:style-name="ce1">
            <text:p>3276</text:p>
          </table:table-cell>
          <table:table-cell office:value-type="string" table:style-name="ce1">
            <text:p>Success</text:p>
          </table:table-cell>
          <table:table-cell office:value-type="float" office:value="56901" table:style-name="ce1">
            <text:p>56901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0H55M34.861S" table:style-name="ce2">
            <text:p>55:3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Success</text:p>
          </table:table-cell>
          <table:table-cell office:value-type="float" office:value="56901" table:style-name="ce1">
            <text:p>56901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0H55M34.830S" table:style-name="ce2">
            <text:p>55:3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09" table:style-name="ce1">
            <text:p>3309</text:p>
          </table:table-cell>
          <table:table-cell office:value-type="string" table:style-name="ce1">
            <text:p>Success</text:p>
          </table:table-cell>
          <table:table-cell office:value-type="float" office:value="56901" table:style-name="ce1">
            <text:p>56901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0H55M38.137S" table:style-name="ce2">
            <text:p>55:38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0H55M34.877S" table:style-name="ce2">
            <text:p>55:3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281" table:style-name="ce1">
            <text:p>3281</text:p>
          </table:table-cell>
          <table:table-cell office:value-type="string" table:style-name="ce1">
            <text:p>Success</text:p>
          </table:table-cell>
          <table:table-cell office:value-type="float" office:value="56901" table:style-name="ce1">
            <text:p>56901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0H55M38.137S" table:style-name="ce2">
            <text:p>55:38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0H55M38.153S" table:style-name="ce2">
            <text:p>55:3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0H55M38.169S" table:style-name="ce2">
            <text:p>55:3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0H55M38.200S" table:style-name="ce2">
            <text:p>55:3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114" table:style-name="ce1">
            <text:p>2114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0H55M38.184S" table:style-name="ce2">
            <text:p>55:3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114" table:style-name="ce1">
            <text:p>2114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0H55M38.215S" table:style-name="ce2">
            <text:p>55:3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0H55M38.215S" table:style-name="ce2">
            <text:p>55:3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0H55M36.687S" table:style-name="ce2">
            <text:p>55:36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0H55M36.702S" table:style-name="ce2">
            <text:p>55:36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0H55M38.309S" table:style-name="ce2">
            <text:p>55:38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0H55M38.309S" table:style-name="ce2">
            <text:p>55:3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0H55M38.325S" table:style-name="ce2">
            <text:p>55:3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0H55M38.340S" table:style-name="ce2">
            <text:p>55:3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0H55M36.624S" table:style-name="ce2">
            <text:p>55:36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0H55M36.624S" table:style-name="ce2">
            <text:p>55:36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0H55M38.465S" table:style-name="ce2">
            <text:p>55:3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0H55M36.593S" table:style-name="ce2">
            <text:p>55:36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0H55M36.624S" table:style-name="ce2">
            <text:p>55:36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0H55M38.481S" table:style-name="ce2">
            <text:p>55:3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0H55M38.496S" table:style-name="ce2">
            <text:p>55:38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0H55M38.496S" table:style-name="ce2">
            <text:p>55:3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0H55M38.527S" table:style-name="ce2">
            <text:p>55:3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0H55M38.543S" table:style-name="ce2">
            <text:p>55:3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0H55M38.543S" table:style-name="ce2">
            <text:p>55:3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0H55M36.702S" table:style-name="ce2">
            <text:p>55:36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Success</text:p>
          </table:table-cell>
          <table:table-cell office:value-type="float" office:value="55827" table:style-name="ce1">
            <text:p>5582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0H55M38.543S" table:style-name="ce2">
            <text:p>55:3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0H55M38.559S" table:style-name="ce2">
            <text:p>55:3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0H55M38.574S" table:style-name="ce2">
            <text:p>55:3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0H55M38.590S" table:style-name="ce2">
            <text:p>55:3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206" table:style-name="ce1">
            <text:p>2206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0H55M38.605S" table:style-name="ce2">
            <text:p>55:3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258" table:style-name="ce1">
            <text:p>2258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0H55M36.499S" table:style-name="ce2">
            <text:p>55:3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0H55M38.652S" table:style-name="ce2">
            <text:p>55:3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0H55M36.515S" table:style-name="ce2">
            <text:p>55:36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0H55M36.577S" table:style-name="ce2">
            <text:p>55:36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206" table:style-name="ce1">
            <text:p>22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0H55M36.577S" table:style-name="ce2">
            <text:p>55:3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0H55M38.777S" table:style-name="ce2">
            <text:p>55:3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0H55M36.531S" table:style-name="ce2">
            <text:p>55:3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0H55M36.515S" table:style-name="ce2">
            <text:p>55:36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299" table:style-name="ce1">
            <text:p>229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0H55M38.793S" table:style-name="ce2">
            <text:p>55:3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0H55M36.453S" table:style-name="ce2">
            <text:p>55:36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71" table:style-name="ce1">
            <text:p>23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0H55M38.824S" table:style-name="ce2">
            <text:p>55:3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0H55M38.824S" table:style-name="ce2">
            <text:p>55:3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0H55M38.793S" table:style-name="ce2">
            <text:p>55:3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0H55M38.824S" table:style-name="ce2">
            <text:p>55:3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0H55M38.808S" table:style-name="ce2">
            <text:p>55:38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0H55M38.824S" table:style-name="ce2">
            <text:p>55:3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0H55M38.839S" table:style-name="ce2">
            <text:p>55:3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0H55M38.824S" table:style-name="ce2">
            <text:p>55:3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0H55M38.839S" table:style-name="ce2">
            <text:p>55:3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0H55M38.839S" table:style-name="ce2">
            <text:p>55:3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0H55M38.839S" table:style-name="ce2">
            <text:p>55:3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0H55M38.839S" table:style-name="ce2">
            <text:p>55:3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0H55M36.359S" table:style-name="ce2">
            <text:p>55:36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0H55M36.109S" table:style-name="ce2">
            <text:p>55:3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878" table:style-name="ce1">
            <text:p>287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0H55M36.297S" table:style-name="ce2">
            <text:p>55:36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0H55M38.995S" table:style-name="ce2">
            <text:p>55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0H55M38.980S" table:style-name="ce2">
            <text:p>55:39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0H55M38.995S" table:style-name="ce2">
            <text:p>55:3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0H55M39.011S" table:style-name="ce2">
            <text:p>55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0H55M39.011S" table:style-name="ce2">
            <text:p>55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0H55M35.688S" table:style-name="ce2">
            <text:p>55:3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406" table:style-name="ce1">
            <text:p>340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0H55M39.105S" table:style-name="ce2">
            <text:p>55:3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0H55M38.169S" table:style-name="ce2">
            <text:p>55:3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0H55M39.807S" table:style-name="ce2">
            <text:p>55:39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0H55M38.137S" table:style-name="ce2">
            <text:p>55:38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0H55M38.106S" table:style-name="ce2">
            <text:p>55:3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0H55M39.885S" table:style-name="ce2">
            <text:p>55:3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0H55M39.900S" table:style-name="ce2">
            <text:p>55:3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0H55M38.106S" table:style-name="ce2">
            <text:p>55:38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0H55M40.025S" table:style-name="ce2">
            <text:p>55:4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0H55M34.331S" table:style-name="ce2">
            <text:p>55:3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807" table:style-name="ce1">
            <text:p>6807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0H55M34.846S" table:style-name="ce2">
            <text:p>55:34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310" table:style-name="ce1">
            <text:p>6310</text:p>
          </table:table-cell>
          <table:table-cell office:value-type="string" table:style-name="ce1">
            <text:p>Success</text:p>
          </table:table-cell>
          <table:table-cell office:value-type="float" office:value="42900" table:style-name="ce1">
            <text:p>42900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0H55M34.721S" table:style-name="ce2">
            <text:p>55:3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469" table:style-name="ce1">
            <text:p>646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0H55M37.919S" table:style-name="ce2">
            <text:p>55:37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284" table:style-name="ce1">
            <text:p>3284</text:p>
          </table:table-cell>
          <table:table-cell office:value-type="string" table:style-name="ce1">
            <text:p>Success</text:p>
          </table:table-cell>
          <table:table-cell office:value-type="float" office:value="48400" table:style-name="ce1">
            <text:p>48400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0H55M41.165S" table:style-name="ce2">
            <text:p>55:4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0H55M41.195S" table:style-name="ce2">
            <text:p>55:41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0H55M33.301S" table:style-name="ce2">
            <text:p>55:3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968" table:style-name="ce1">
            <text:p>7968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0H55M34.315S" table:style-name="ce2">
            <text:p>55:34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958" table:style-name="ce1">
            <text:p>6958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0H55M34.674S" table:style-name="ce2">
            <text:p>55:3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607" table:style-name="ce1">
            <text:p>660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0H55M34.783S" table:style-name="ce2">
            <text:p>55:3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0H55M41.273S" table:style-name="ce2">
            <text:p>55:4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0H55M41.195S" table:style-name="ce2">
            <text:p>55:41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0H55M41.148S" table:style-name="ce2">
            <text:p>55:41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46166" table:style-name="ce1">
            <text:p>46166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0H55M41.476S" table:style-name="ce2">
            <text:p>55:4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0H55M41.491S" table:style-name="ce2">
            <text:p>55:4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0H55M41.507S" table:style-name="ce2">
            <text:p>55:4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0H55M41.523S" table:style-name="ce2">
            <text:p>55:4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0H55M34.362S" table:style-name="ce2">
            <text:p>55:3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232" table:style-name="ce1">
            <text:p>7232</text:p>
          </table:table-cell>
          <table:table-cell office:value-type="string" table:style-name="ce1">
            <text:p>Success</text:p>
          </table:table-cell>
          <table:table-cell office:value-type="float" office:value="18634" table:style-name="ce1">
            <text:p>18634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0H55M41.476S" table:style-name="ce2">
            <text:p>55:41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0H55M41.772S" table:style-name="ce2">
            <text:p>55:4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0H55M41.273S" table:style-name="ce2">
            <text:p>55:41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47239" table:style-name="ce1">
            <text:p>47239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0H55M41.304S" table:style-name="ce2">
            <text:p>55:41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47239" table:style-name="ce1">
            <text:p>47239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0H55M41.803S" table:style-name="ce2">
            <text:p>55:4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0H55M41.819S" table:style-name="ce2">
            <text:p>55:4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0H55M41.819S" table:style-name="ce2">
            <text:p>55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0H55M41.289S" table:style-name="ce2">
            <text:p>55:41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47239" table:style-name="ce1">
            <text:p>47239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0H55M41.835S" table:style-name="ce2">
            <text:p>55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0H55M41.835S" table:style-name="ce2">
            <text:p>55:4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0H55M41.850S" table:style-name="ce2">
            <text:p>55:4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0H55M41.850S" table:style-name="ce2">
            <text:p>55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36" table:style-name="ce1">
            <text:p>2436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0H55M41.211S" table:style-name="ce2">
            <text:p>55:4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47286" table:style-name="ce1">
            <text:p>47286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0H55M41.866S" table:style-name="ce2">
            <text:p>55:41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36" table:style-name="ce1">
            <text:p>2436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0H55M41.866S" table:style-name="ce2">
            <text:p>55:4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0H55M41.866S" table:style-name="ce2">
            <text:p>55:4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8" table:style-name="ce1">
            <text:p>2488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0H55M41.881S" table:style-name="ce2">
            <text:p>55:41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8" table:style-name="ce1">
            <text:p>2488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0H55M41.819S" table:style-name="ce2">
            <text:p>55:4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0H55M41.944S" table:style-name="ce2">
            <text:p>55:41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0H55M41.959S" table:style-name="ce2">
            <text:p>55:42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0H55M41.975S" table:style-name="ce2">
            <text:p>55:42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0H55M34.768S" table:style-name="ce2">
            <text:p>55:34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359" table:style-name="ce1">
            <text:p>7359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0H55M34.315S" table:style-name="ce2">
            <text:p>55:34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818" table:style-name="ce1">
            <text:p>7818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0H55M37.498S" table:style-name="ce2">
            <text:p>55:3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672" table:style-name="ce1">
            <text:p>4672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0H55M34.893S" table:style-name="ce2">
            <text:p>55:3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292" table:style-name="ce1">
            <text:p>7292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0H55M36.390S" table:style-name="ce2">
            <text:p>55:36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821" table:style-name="ce1">
            <text:p>5821</text:p>
          </table:table-cell>
          <table:table-cell office:value-type="string" table:style-name="ce1">
            <text:p>Success</text:p>
          </table:table-cell>
          <table:table-cell office:value-type="float" office:value="35969" table:style-name="ce1">
            <text:p>35969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0H55M40.025S" table:style-name="ce2">
            <text:p>55:4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0H55M34.690S" table:style-name="ce2">
            <text:p>55:3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629" table:style-name="ce1">
            <text:p>762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0H55M34.893S" table:style-name="ce2">
            <text:p>55:3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449" table:style-name="ce1">
            <text:p>7449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0H55M41.211S" table:style-name="ce2">
            <text:p>55:41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49222" table:style-name="ce1">
            <text:p>49222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0H55M34.643S" table:style-name="ce2">
            <text:p>55:3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703" table:style-name="ce1">
            <text:p>770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0H55M34.783S" table:style-name="ce2">
            <text:p>55:3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585" table:style-name="ce1">
            <text:p>758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0H55M34.425S" table:style-name="ce2">
            <text:p>55:3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958" table:style-name="ce1">
            <text:p>795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0H55M38.231S" table:style-name="ce2">
            <text:p>55:3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191" table:style-name="ce1">
            <text:p>4191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0H55M34.315S" table:style-name="ce2">
            <text:p>55:34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133" table:style-name="ce1">
            <text:p>8133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0H55M37.420S" table:style-name="ce2">
            <text:p>55:37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034" table:style-name="ce1">
            <text:p>5034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0H55M36.609S" table:style-name="ce2">
            <text:p>55:3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847" table:style-name="ce1">
            <text:p>5847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0H55M42.271S" table:style-name="ce2">
            <text:p>55:42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0H55M34.690S" table:style-name="ce2">
            <text:p>55:3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793" table:style-name="ce1">
            <text:p>779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0H55M39.105S" table:style-name="ce2">
            <text:p>55:3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75" table:style-name="ce1">
            <text:p>3375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0H55M38.325S" table:style-name="ce2">
            <text:p>55:38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157" table:style-name="ce1">
            <text:p>4157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0H55M39.916S" table:style-name="ce2">
            <text:p>55:3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569" table:style-name="ce1">
            <text:p>2569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0H55M37.311S" table:style-name="ce2">
            <text:p>55:3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183" table:style-name="ce1">
            <text:p>5183</text:p>
          </table:table-cell>
          <table:table-cell office:value-type="string" table:style-name="ce1">
            <text:p>Success</text:p>
          </table:table-cell>
          <table:table-cell office:value-type="float" office:value="21406" table:style-name="ce1">
            <text:p>21406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0H55M34.830S" table:style-name="ce2">
            <text:p>55:34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656" table:style-name="ce1">
            <text:p>7656</text:p>
          </table:table-cell>
          <table:table-cell office:value-type="string" table:style-name="ce1">
            <text:p>Success</text:p>
          </table:table-cell>
          <table:table-cell office:value-type="float" office:value="18632" table:style-name="ce1">
            <text:p>18632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0H55M37.264S" table:style-name="ce2">
            <text:p>55:37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41" table:style-name="ce1">
            <text:p>5241</text:p>
          </table:table-cell>
          <table:table-cell office:value-type="string" table:style-name="ce1">
            <text:p>Success</text:p>
          </table:table-cell>
          <table:table-cell office:value-type="float" office:value="21407" table:style-name="ce1">
            <text:p>21407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0H55M36.421S" table:style-name="ce2">
            <text:p>55:36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087" table:style-name="ce1">
            <text:p>6087</text:p>
          </table:table-cell>
          <table:table-cell office:value-type="string" table:style-name="ce1">
            <text:p>Success</text:p>
          </table:table-cell>
          <table:table-cell office:value-type="float" office:value="39507" table:style-name="ce1">
            <text:p>39507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0H55M41.585S" table:style-name="ce2">
            <text:p>55:4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Success</text:p>
          </table:table-cell>
          <table:table-cell office:value-type="float" office:value="46177" table:style-name="ce1">
            <text:p>46177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0H55M42.490S" table:style-name="ce2">
            <text:p>55:4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0H55M41.897S" table:style-name="ce2">
            <text:p>55:41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0H55M38.839S" table:style-name="ce2">
            <text:p>55:38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0H55M39.011S" table:style-name="ce2">
            <text:p>55:39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556" table:style-name="ce1">
            <text:p>3556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0H55M42.490S" table:style-name="ce2">
            <text:p>55:42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0H55M39.011S" table:style-name="ce2">
            <text:p>55:3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0H55M38.668S" table:style-name="ce2">
            <text:p>55:3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0H55M38.793S" table:style-name="ce2">
            <text:p>55:3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0H55M38.527S" table:style-name="ce2">
            <text:p>55:38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Success</text:p>
          </table:table-cell>
          <table:table-cell office:value-type="float" office:value="48400" table:style-name="ce1">
            <text:p>48400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0H55M41.538S" table:style-name="ce2">
            <text:p>55:4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0H55M28.996S" table:style-name="ce2">
            <text:p>55:2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594" table:style-name="ce1">
            <text:p>13594</text:p>
          </table:table-cell>
          <table:table-cell office:value-type="string" table:style-name="ce1">
            <text:p>Success</text:p>
          </table:table-cell>
          <table:table-cell office:value-type="float" office:value="44457" table:style-name="ce1">
            <text:p>44457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0H55M33.395S" table:style-name="ce2">
            <text:p>55:33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190" table:style-name="ce1">
            <text:p>9190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0H55M38.621S" table:style-name="ce2">
            <text:p>55:3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970" table:style-name="ce1">
            <text:p>3970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0H55M42.178S" table:style-name="ce2">
            <text:p>55:4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0H55M42.490S" table:style-name="ce2">
            <text:p>55:42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0H55M41.320S" table:style-name="ce2">
            <text:p>55:4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0H55M42.599S" table:style-name="ce2">
            <text:p>55:4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0H55M38.247S" table:style-name="ce2">
            <text:p>55:3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436" table:style-name="ce1">
            <text:p>4436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0H55M42.349S" table:style-name="ce2">
            <text:p>55:42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0H55M42.677S" table:style-name="ce2">
            <text:p>55:4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0H55M42.349S" table:style-name="ce2">
            <text:p>55:42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50463" table:style-name="ce1">
            <text:p>50463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0H55M42.225S" table:style-name="ce2">
            <text:p>55:4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50463" table:style-name="ce1">
            <text:p>50463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0H55M42.318S" table:style-name="ce2">
            <text:p>55:42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50463" table:style-name="ce1">
            <text:p>50463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0H55M42.958S" table:style-name="ce2">
            <text:p>55:4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0H55M42.942S" table:style-name="ce2">
            <text:p>55:42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0H55M42.131S" table:style-name="ce2">
            <text:p>55:42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48320" table:style-name="ce1">
            <text:p>48320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0H55M42.335S" table:style-name="ce2">
            <text:p>55:42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50463" table:style-name="ce1">
            <text:p>50463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0H55M42.973S" table:style-name="ce2">
            <text:p>55:4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0H55M42.193S" table:style-name="ce2">
            <text:p>55:4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49392" table:style-name="ce1">
            <text:p>49392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0H55M43.020S" table:style-name="ce2">
            <text:p>55:4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0H55M42.147S" table:style-name="ce2">
            <text:p>55:42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48320" table:style-name="ce1">
            <text:p>48320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0H55M43.051S" table:style-name="ce2">
            <text:p>55:43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0H55M43.051S" table:style-name="ce2">
            <text:p>55:43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0H55M43.083S" table:style-name="ce2">
            <text:p>55:43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0H55M43.114S" table:style-name="ce2">
            <text:p>55:43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0H55M43.083S" table:style-name="ce2">
            <text:p>55:43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0H55M42.973S" table:style-name="ce2">
            <text:p>55:4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0H55M42.599S" table:style-name="ce2">
            <text:p>55:4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0H55M43.161S" table:style-name="ce2">
            <text:p>55:43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0H55M43.239S" table:style-name="ce2">
            <text:p>55:43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0H55M43.239S" table:style-name="ce2">
            <text:p>55:43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0H55M43.301S" table:style-name="ce2">
            <text:p>55:4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0H55M42.615S" table:style-name="ce2">
            <text:p>55:4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0H55M42.459S" table:style-name="ce2">
            <text:p>55:4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0H55M42.583S" table:style-name="ce2">
            <text:p>55:4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0H55M43.769S" table:style-name="ce2">
            <text:p>55:43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0H55M43.785S" table:style-name="ce2">
            <text:p>55:4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0H55M43.909S" table:style-name="ce2">
            <text:p>55:43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0H55M42.521S" table:style-name="ce2">
            <text:p>55:42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0H55M44.019S" table:style-name="ce2">
            <text:p>55:4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0H55M44.034S" table:style-name="ce2">
            <text:p>55:4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0H55M44.050S" table:style-name="ce2">
            <text:p>55:4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0H55M42.427S" table:style-name="ce2">
            <text:p>55:42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0H55M36.733S" table:style-name="ce2">
            <text:p>55:3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555" table:style-name="ce1">
            <text:p>7555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0H55M44.284S" table:style-name="ce2">
            <text:p>55:44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0H55M42.505S" table:style-name="ce2">
            <text:p>55:42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Success</text:p>
          </table:table-cell>
          <table:table-cell office:value-type="float" office:value="50465" table:style-name="ce1">
            <text:p>50465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0H55M42.443S" table:style-name="ce2">
            <text:p>55:42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ccess</text:p>
          </table:table-cell>
          <table:table-cell office:value-type="float" office:value="51536" table:style-name="ce1">
            <text:p>51536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0H55M42.490S" table:style-name="ce2">
            <text:p>55:4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Success</text:p>
          </table:table-cell>
          <table:table-cell office:value-type="float" office:value="51537" table:style-name="ce1">
            <text:p>51537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0H55M42.490S" table:style-name="ce2">
            <text:p>55:42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Success</text:p>
          </table:table-cell>
          <table:table-cell office:value-type="float" office:value="51537" table:style-name="ce1">
            <text:p>51537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0H55M44.346S" table:style-name="ce2">
            <text:p>55:44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0H55M44.393S" table:style-name="ce2">
            <text:p>55:4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0H55M44.440S" table:style-name="ce2">
            <text:p>55:4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32" table:style-name="ce1">
            <text:p>3332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0H55M44.440S" table:style-name="ce2">
            <text:p>55:4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0H55M44.440S" table:style-name="ce2">
            <text:p>55:4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0H55M44.455S" table:style-name="ce2">
            <text:p>55:44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0H55M42.365S" table:style-name="ce2">
            <text:p>55:42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Success</text:p>
          </table:table-cell>
          <table:table-cell office:value-type="float" office:value="51544" table:style-name="ce1">
            <text:p>51544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0H55M44.502S" table:style-name="ce2">
            <text:p>55:44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0H55M42.381S" table:style-name="ce2">
            <text:p>55:42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51544" table:style-name="ce1">
            <text:p>51544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0H55M44.502S" table:style-name="ce2">
            <text:p>55:4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0H55M44.518S" table:style-name="ce2">
            <text:p>55:44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0H55M44.518S" table:style-name="ce2">
            <text:p>55:4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0H55M44.549S" table:style-name="ce2">
            <text:p>55:44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0H55M44.549S" table:style-name="ce2">
            <text:p>55:4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0H55M44.565S" table:style-name="ce2">
            <text:p>55:4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0H55M44.565S" table:style-name="ce2">
            <text:p>55:4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0H55M44.580S" table:style-name="ce2">
            <text:p>55:4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0H55M42.615S" table:style-name="ce2">
            <text:p>55:42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Success</text:p>
          </table:table-cell>
          <table:table-cell office:value-type="float" office:value="51545" table:style-name="ce1">
            <text:p>51545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0H55M44.845S" table:style-name="ce2">
            <text:p>55:4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0H55M44.861S" table:style-name="ce2">
            <text:p>55:4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0H55M44.877S" table:style-name="ce2">
            <text:p>55:4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28" table:style-name="ce1">
            <text:p>2528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0H55M44.892S" table:style-name="ce2">
            <text:p>55:4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80" table:style-name="ce1">
            <text:p>2580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0H55M43.675S" table:style-name="ce2">
            <text:p>55:4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Success</text:p>
          </table:table-cell>
          <table:table-cell office:value-type="float" office:value="51544" table:style-name="ce1">
            <text:p>51544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0H55M44.955S" table:style-name="ce2">
            <text:p>55:45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0H55M43.051S" table:style-name="ce2">
            <text:p>55:43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68" table:style-name="ce1">
            <text:p>23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0H55M43.051S" table:style-name="ce2">
            <text:p>55:4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76" table:style-name="ce1">
            <text:p>237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0H55M43.036S" table:style-name="ce2">
            <text:p>55:43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395" table:style-name="ce1">
            <text:p>23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0H55M45.423S" table:style-name="ce2">
            <text:p>55:4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0H55M43.036S" table:style-name="ce2">
            <text:p>55:43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03" table:style-name="ce1">
            <text:p>24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0H55M45.438S" table:style-name="ce2">
            <text:p>55:4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0H55M45.438S" table:style-name="ce2">
            <text:p>55:45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0H55M45.469S" table:style-name="ce2">
            <text:p>55:45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0H55M45.438S" table:style-name="ce2">
            <text:p>55:45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0H55M45.454S" table:style-name="ce2">
            <text:p>55:45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0H55M45.485S" table:style-name="ce2">
            <text:p>55:4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0H55M45.485S" table:style-name="ce2">
            <text:p>55:4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0H55M45.485S" table:style-name="ce2">
            <text:p>55:4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0H55M45.485S" table:style-name="ce2">
            <text:p>55:45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0H55M45.501S" table:style-name="ce2">
            <text:p>55:45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0H55M45.501S" table:style-name="ce2">
            <text:p>55:45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0H55M42.911S" table:style-name="ce2">
            <text:p>55:42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Success</text:p>
          </table:table-cell>
          <table:table-cell office:value-type="float" office:value="47251" table:style-name="ce1">
            <text:p>47251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0H55M45.672S" table:style-name="ce2">
            <text:p>55:4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0H55M44.393S" table:style-name="ce2">
            <text:p>55:4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0H55M44.393S" table:style-name="ce2">
            <text:p>55:4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0H55M46.171S" table:style-name="ce2">
            <text:p>55:46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0H55M46.171S" table:style-name="ce2">
            <text:p>55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0H55M46.187S" table:style-name="ce2">
            <text:p>55:46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0H55M46.187S" table:style-name="ce2">
            <text:p>55:46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0H55M46.187S" table:style-name="ce2">
            <text:p>55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0H55M46.203S" table:style-name="ce2">
            <text:p>55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0H55M44.284S" table:style-name="ce2">
            <text:p>55:44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0H55M46.296S" table:style-name="ce2">
            <text:p>55:4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0H55M36.640S" table:style-name="ce2">
            <text:p>55:3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072" table:style-name="ce1">
            <text:p>10072</text:p>
          </table:table-cell>
          <table:table-cell office:value-type="string" table:style-name="ce1">
            <text:p>Success</text:p>
          </table:table-cell>
          <table:table-cell office:value-type="float" office:value="45031" table:style-name="ce1">
            <text:p>45031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0H55M42.490S" table:style-name="ce2">
            <text:p>55:42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234" table:style-name="ce1">
            <text:p>423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0H55M42.474S" table:style-name="ce2">
            <text:p>55:4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263" table:style-name="ce1">
            <text:p>4263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0H55M46.702S" table:style-name="ce2">
            <text:p>55:46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0H55M46.733S" table:style-name="ce2">
            <text:p>55:46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0H55M47.014S" table:style-name="ce2">
            <text:p>55:4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0H55M46.733S" table:style-name="ce2">
            <text:p>55:4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45110" table:style-name="ce1">
            <text:p>45110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0H55M47.029S" table:style-name="ce2">
            <text:p>55:47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45091" table:style-name="ce1">
            <text:p>45091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0H55M35.907S" table:style-name="ce2">
            <text:p>55:3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1331" table:style-name="ce1">
            <text:p>11331</text:p>
          </table:table-cell>
          <table:table-cell office:value-type="string" table:style-name="ce1">
            <text:p>Success</text:p>
          </table:table-cell>
          <table:table-cell office:value-type="float" office:value="49182" table:style-name="ce1">
            <text:p>49182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0H55M47.232S" table:style-name="ce2">
            <text:p>55:4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0H55M47.232S" table:style-name="ce2">
            <text:p>55:4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0H55M47.263S" table:style-name="ce2">
            <text:p>55:4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0H55M41.881S" table:style-name="ce2">
            <text:p>55:4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445" table:style-name="ce1">
            <text:p>5445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0H55M34.939S" table:style-name="ce2">
            <text:p>55:3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399" table:style-name="ce1">
            <text:p>12399</text:p>
          </table:table-cell>
          <table:table-cell office:value-type="string" table:style-name="ce1">
            <text:p>Success</text:p>
          </table:table-cell>
          <table:table-cell office:value-type="float" office:value="47534" table:style-name="ce1">
            <text:p>47534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0H55M38.496S" table:style-name="ce2">
            <text:p>55:3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836" table:style-name="ce1">
            <text:p>8836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0H55M39.822S" table:style-name="ce2">
            <text:p>55:39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543" table:style-name="ce1">
            <text:p>7543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0H55M47.295S" table:style-name="ce2">
            <text:p>55:4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804" table:style-name="ce1">
            <text:p>2804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0H55M47.341S" table:style-name="ce2">
            <text:p>55:4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0H55M44.471S" table:style-name="ce2">
            <text:p>55:44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36" table:style-name="ce1">
            <text:p>2936</text:p>
          </table:table-cell>
          <table:table-cell office:value-type="string" table:style-name="ce1">
            <text:p>Success</text:p>
          </table:table-cell>
          <table:table-cell office:value-type="float" office:value="43058" table:style-name="ce1">
            <text:p>4305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0H55M47.373S" table:style-name="ce2">
            <text:p>55:4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856" table:style-name="ce1">
            <text:p>2856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0H55M47.373S" table:style-name="ce2">
            <text:p>55:4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0H55M47.341S" table:style-name="ce2">
            <text:p>55:4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0H55M47.326S" table:style-name="ce2">
            <text:p>55:4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0H55M47.778S" table:style-name="ce2">
            <text:p>55:4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0H55M35.407S" table:style-name="ce2">
            <text:p>55:35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699" table:style-name="ce1">
            <text:p>12699</text:p>
          </table:table-cell>
          <table:table-cell office:value-type="string" table:style-name="ce1">
            <text:p>Success</text:p>
          </table:table-cell>
          <table:table-cell office:value-type="float" office:value="43303" table:style-name="ce1">
            <text:p>43303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0H55M39.947S" table:style-name="ce2">
            <text:p>55:3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173" table:style-name="ce1">
            <text:p>8173</text:p>
          </table:table-cell>
          <table:table-cell office:value-type="string" table:style-name="ce1">
            <text:p>Success</text:p>
          </table:table-cell>
          <table:table-cell office:value-type="float" office:value="48401" table:style-name="ce1">
            <text:p>48401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0H55M41.881S" table:style-name="ce2">
            <text:p>55:4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36" table:style-name="ce1">
            <text:p>6236</text:p>
          </table:table-cell>
          <table:table-cell office:value-type="string" table:style-name="ce1">
            <text:p>Success</text:p>
          </table:table-cell>
          <table:table-cell office:value-type="float" office:value="43699" table:style-name="ce1">
            <text:p>43699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0H55M48.106S" table:style-name="ce2">
            <text:p>55:4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0H55M48.121S" table:style-name="ce2">
            <text:p>55:4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0H55M44.580S" table:style-name="ce2">
            <text:p>55:4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562" table:style-name="ce1">
            <text:p>3562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0H55M43.925S" table:style-name="ce2">
            <text:p>55:43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245" table:style-name="ce1">
            <text:p>4245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0H55M44.596S" table:style-name="ce2">
            <text:p>55:4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0H55M47.778S" table:style-name="ce2">
            <text:p>55:47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45110" table:style-name="ce1">
            <text:p>45110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0H55M48.262S" table:style-name="ce2">
            <text:p>55:4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0H55M48.153S" table:style-name="ce2">
            <text:p>55:4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0H55M48.433S" table:style-name="ce2">
            <text:p>55:4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0H55M48.184S" table:style-name="ce2">
            <text:p>55:4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0H55M48.574S" table:style-name="ce2">
            <text:p>55:48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0H55M42.615S" table:style-name="ce2">
            <text:p>55:4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993" table:style-name="ce1">
            <text:p>5993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0H55M42.568S" table:style-name="ce2">
            <text:p>55:4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043" table:style-name="ce1">
            <text:p>6043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0H55M48.168S" table:style-name="ce2">
            <text:p>55:4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45110" table:style-name="ce1">
            <text:p>45110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0H55M48.121S" table:style-name="ce2">
            <text:p>55:4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46225" table:style-name="ce1">
            <text:p>46225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0H55M48.745S" table:style-name="ce2">
            <text:p>55:4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0H55M48.745S" table:style-name="ce2">
            <text:p>55:4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0H55M48.948S" table:style-name="ce2">
            <text:p>55:4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0H55M48.621S" table:style-name="ce2">
            <text:p>55:4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0H55M48.605S" table:style-name="ce2">
            <text:p>55:4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0H55M42.630S" table:style-name="ce2">
            <text:p>55:4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603" table:style-name="ce1">
            <text:p>6603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0H55M49.073S" table:style-name="ce2">
            <text:p>55:4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46181" table:style-name="ce1">
            <text:p>46181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0H55M49.323S" table:style-name="ce2">
            <text:p>55:4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0H55M49.073S" table:style-name="ce2">
            <text:p>55:49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46181" table:style-name="ce1">
            <text:p>46181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0H55M49.229S" table:style-name="ce2">
            <text:p>55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0H55M49.494S" table:style-name="ce2">
            <text:p>55:4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0H55M49.510S" table:style-name="ce2">
            <text:p>55:49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Success</text:p>
          </table:table-cell>
          <table:table-cell office:value-type="float" office:value="46181" table:style-name="ce1">
            <text:p>46181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0H55M50.649S" table:style-name="ce2">
            <text:p>55:50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0H55M43.363S" table:style-name="ce2">
            <text:p>55:43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328" table:style-name="ce1">
            <text:p>7328</text:p>
          </table:table-cell>
          <table:table-cell office:value-type="string" table:style-name="ce1">
            <text:p>Success</text:p>
          </table:table-cell>
          <table:table-cell office:value-type="float" office:value="21407" table:style-name="ce1">
            <text:p>21407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0H55M42.505S" table:style-name="ce2">
            <text:p>55:42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207" table:style-name="ce1">
            <text:p>820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0H55M42.459S" table:style-name="ce2">
            <text:p>55:4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256" table:style-name="ce1">
            <text:p>825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0H55M44.908S" table:style-name="ce2">
            <text:p>55:4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836" table:style-name="ce1">
            <text:p>5836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0H55M42.583S" table:style-name="ce2">
            <text:p>55:4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178" table:style-name="ce1">
            <text:p>8178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0H55M43.020S" table:style-name="ce2">
            <text:p>55:43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758" table:style-name="ce1">
            <text:p>7758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0H55M43.254S" table:style-name="ce2">
            <text:p>55:43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537" table:style-name="ce1">
            <text:p>7537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0H55M50.789S" table:style-name="ce2">
            <text:p>55:50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6179" table:style-name="ce1">
            <text:p>46179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0H55M50.929S" table:style-name="ce2">
            <text:p>55:5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0H55M50.773S" table:style-name="ce2">
            <text:p>55:50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0H55M50.742S" table:style-name="ce2">
            <text:p>55:50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0H55M51.085S" table:style-name="ce2">
            <text:p>55:51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44" table:style-name="ce1">
            <text:p>1344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0H55M50.711S" table:style-name="ce2">
            <text:p>55:50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46173" table:style-name="ce1">
            <text:p>46173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0H55M51.179S" table:style-name="ce2">
            <text:p>55:5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0H55M51.195S" table:style-name="ce2">
            <text:p>55:5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0H55M50.711S" table:style-name="ce2">
            <text:p>55:5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46173" table:style-name="ce1">
            <text:p>46173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0H55M51.241S" table:style-name="ce2">
            <text:p>55:5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0H55M51.241S" table:style-name="ce2">
            <text:p>55:5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850" table:style-name="ce1">
            <text:p>2850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0H55M51.273S" table:style-name="ce2">
            <text:p>55:5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0H55M51.273S" table:style-name="ce2">
            <text:p>55:5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0H55M51.288S" table:style-name="ce2">
            <text:p>55:5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50" table:style-name="ce1">
            <text:p>2850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0H55M51.319S" table:style-name="ce2">
            <text:p>55:5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02" table:style-name="ce1">
            <text:p>2902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0H55M50.789S" table:style-name="ce2">
            <text:p>55:5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46171" table:style-name="ce1">
            <text:p>46171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0H55M51.335S" table:style-name="ce2">
            <text:p>55:5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0H55M47.232S" table:style-name="ce2">
            <text:p>55:47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152" table:style-name="ce1">
            <text:p>4152</text:p>
          </table:table-cell>
          <table:table-cell office:value-type="string" table:style-name="ce1">
            <text:p>Success</text:p>
          </table:table-cell>
          <table:table-cell office:value-type="float" office:value="15815" table:style-name="ce1">
            <text:p>15815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0H55M44.518S" table:style-name="ce2">
            <text:p>55:44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888" table:style-name="ce1">
            <text:p>6888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0H55M44.970S" table:style-name="ce2">
            <text:p>55:45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50" table:style-name="ce1">
            <text:p>6450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0H55M51.054S" table:style-name="ce2">
            <text:p>55:51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46167" table:style-name="ce1">
            <text:p>46167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0H55M51.507S" table:style-name="ce2">
            <text:p>55:51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0H55M51.382S" table:style-name="ce2">
            <text:p>55:51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0H55M51.413S" table:style-name="ce2">
            <text:p>55:5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0H55M51.725S" table:style-name="ce2">
            <text:p>55:5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0H55M51.725S" table:style-name="ce2">
            <text:p>55:51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0H55M51.741S" table:style-name="ce2">
            <text:p>55:5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0H55M51.741S" table:style-name="ce2">
            <text:p>55:5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0H55M43.785S" table:style-name="ce2">
            <text:p>55:43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288" table:style-name="ce1">
            <text:p>8288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0H55M48.121S" table:style-name="ce2">
            <text:p>55:48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958" table:style-name="ce1">
            <text:p>3958</text:p>
          </table:table-cell>
          <table:table-cell office:value-type="string" table:style-name="ce1">
            <text:p>Success</text:p>
          </table:table-cell>
          <table:table-cell office:value-type="float" office:value="16655" table:style-name="ce1">
            <text:p>16655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0H55M42.615S" table:style-name="ce2">
            <text:p>55:4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468" table:style-name="ce1">
            <text:p>9468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0H55M43.800S" table:style-name="ce2">
            <text:p>55:4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286" table:style-name="ce1">
            <text:p>8286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0H55M46.312S" table:style-name="ce2">
            <text:p>55:4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806" table:style-name="ce1">
            <text:p>5806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0H55M52.084S" table:style-name="ce2">
            <text:p>55:52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0H55M52.084S" table:style-name="ce2">
            <text:p>55:5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0H55M42.583S" table:style-name="ce2">
            <text:p>55:42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862" table:style-name="ce1">
            <text:p>9862</text:p>
          </table:table-cell>
          <table:table-cell office:value-type="string" table:style-name="ce1">
            <text:p>Success</text:p>
          </table:table-cell>
          <table:table-cell office:value-type="float" office:value="16100" table:style-name="ce1">
            <text:p>16100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0H55M52.443S" table:style-name="ce2">
            <text:p>55:52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0H55M43.129S" table:style-name="ce2">
            <text:p>55:43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372" table:style-name="ce1">
            <text:p>9372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0H55M52.489S" table:style-name="ce2">
            <text:p>55:5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0H55M47.029S" table:style-name="ce2">
            <text:p>55:4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497" table:style-name="ce1">
            <text:p>5497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0H55M42.630S" table:style-name="ce2">
            <text:p>55:4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909" table:style-name="ce1">
            <text:p>9909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0H55M52.521S" table:style-name="ce2">
            <text:p>55:5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0H55M42.630S" table:style-name="ce2">
            <text:p>55:42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936" table:style-name="ce1">
            <text:p>9936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0H55M47.248S" table:style-name="ce2">
            <text:p>55:4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329" table:style-name="ce1">
            <text:p>5329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0H55M47.794S" table:style-name="ce2">
            <text:p>55:4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787" table:style-name="ce1">
            <text:p>4787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0H55M47.404S" table:style-name="ce2">
            <text:p>55:4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208" table:style-name="ce1">
            <text:p>5208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0H55M42.552S" table:style-name="ce2">
            <text:p>55:42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061" table:style-name="ce1">
            <text:p>10061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0H55M48.449S" table:style-name="ce2">
            <text:p>55:4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172" table:style-name="ce1">
            <text:p>4172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0H55M47.404S" table:style-name="ce2">
            <text:p>55:4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221" table:style-name="ce1">
            <text:p>5221</text:p>
          </table:table-cell>
          <table:table-cell office:value-type="string" table:style-name="ce1">
            <text:p>Success</text:p>
          </table:table-cell>
          <table:table-cell office:value-type="float" office:value="42127" table:style-name="ce1">
            <text:p>42127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0H55M48.964S" table:style-name="ce2">
            <text:p>55:49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669" table:style-name="ce1">
            <text:p>3669</text:p>
          </table:table-cell>
          <table:table-cell office:value-type="string" table:style-name="ce1">
            <text:p>Success</text:p>
          </table:table-cell>
          <table:table-cell office:value-type="float" office:value="42079" table:style-name="ce1">
            <text:p>42079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0H55M48.153S" table:style-name="ce2">
            <text:p>55:48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484" table:style-name="ce1">
            <text:p>4484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0H55M42.677S" table:style-name="ce2">
            <text:p>55:4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963" table:style-name="ce1">
            <text:p>9963</text:p>
          </table:table-cell>
          <table:table-cell office:value-type="string" table:style-name="ce1">
            <text:p>Success</text:p>
          </table:table-cell>
          <table:table-cell office:value-type="float" office:value="48361" table:style-name="ce1">
            <text:p>48361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0H55M51.413S" table:style-name="ce2">
            <text:p>55:51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0H55M50.695S" table:style-name="ce2">
            <text:p>55:50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0H55M42.630S" table:style-name="ce2">
            <text:p>55:4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Success</text:p>
          </table:table-cell>
          <table:table-cell office:value-type="float" office:value="49222" table:style-name="ce1">
            <text:p>49222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0H55M44.315S" table:style-name="ce2">
            <text:p>55:44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352" table:style-name="ce1">
            <text:p>8352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0H55M43.129S" table:style-name="ce2">
            <text:p>55:43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572" table:style-name="ce1">
            <text:p>9572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0H55M52.630S" table:style-name="ce2">
            <text:p>55:5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0H55M45.688S" table:style-name="ce2">
            <text:p>55:4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026" table:style-name="ce1">
            <text:p>7026</text:p>
          </table:table-cell>
          <table:table-cell office:value-type="string" table:style-name="ce1">
            <text:p>Success</text:p>
          </table:table-cell>
          <table:table-cell office:value-type="float" office:value="50021" table:style-name="ce1">
            <text:p>50021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0H55M48.761S" table:style-name="ce2">
            <text:p>55:4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0H55M52.489S" table:style-name="ce2">
            <text:p>55:52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0H55M52.739S" table:style-name="ce2">
            <text:p>55:52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0H55M52.677S" table:style-name="ce2">
            <text:p>55:5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0H55M52.084S" table:style-name="ce2">
            <text:p>55:5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42955" table:style-name="ce1">
            <text:p>42955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0H55M52.957S" table:style-name="ce2">
            <text:p>55:5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0H55M52.084S" table:style-name="ce2">
            <text:p>55:5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43930" table:style-name="ce1">
            <text:p>43930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0H55M52.115S" table:style-name="ce2">
            <text:p>55:52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43930" table:style-name="ce1">
            <text:p>43930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0H55M52.458S" table:style-name="ce2">
            <text:p>55:52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44025" table:style-name="ce1">
            <text:p>44025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0H55M52.536S" table:style-name="ce2">
            <text:p>55:52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44021" table:style-name="ce1">
            <text:p>44021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0H55M52.396S" table:style-name="ce2">
            <text:p>55:5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42936" table:style-name="ce1">
            <text:p>42936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0H55M53.004S" table:style-name="ce2">
            <text:p>55:53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0H55M52.989S" table:style-name="ce2">
            <text:p>55:53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0H55M53.004S" table:style-name="ce2">
            <text:p>55:53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0H55M53.020S" table:style-name="ce2">
            <text:p>55:5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0H55M52.630S" table:style-name="ce2">
            <text:p>55:5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0H55M52.614S" table:style-name="ce2">
            <text:p>55:52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0H55M52.677S" table:style-name="ce2">
            <text:p>55:5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44059" table:style-name="ce1">
            <text:p>44059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0H55M52.630S" table:style-name="ce2">
            <text:p>55:52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0H55M53.269S" table:style-name="ce2">
            <text:p>55:5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0H55M52.677S" table:style-name="ce2">
            <text:p>55:5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44069" table:style-name="ce1">
            <text:p>44069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0H55M52.645S" table:style-name="ce2">
            <text:p>55:5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0H55M53.301S" table:style-name="ce2">
            <text:p>55:5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0H55M53.316S" table:style-name="ce2">
            <text:p>55:5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0H55M52.614S" table:style-name="ce2">
            <text:p>55:5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0H55M53.316S" table:style-name="ce2">
            <text:p>55:5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0H55M53.301S" table:style-name="ce2">
            <text:p>55:5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0H55M53.332S" table:style-name="ce2">
            <text:p>55:53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44" table:style-name="ce1">
            <text:p>1344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0H55M53.332S" table:style-name="ce2">
            <text:p>55:5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0H55M53.347S" table:style-name="ce2">
            <text:p>55:5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0H55M53.363S" table:style-name="ce2">
            <text:p>55:53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992" table:style-name="ce1">
            <text:p>2992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0H55M52.536S" table:style-name="ce2">
            <text:p>55:5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0H55M52.567S" table:style-name="ce2">
            <text:p>55:52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0H55M52.630S" table:style-name="ce2">
            <text:p>55:5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Success</text:p>
          </table:table-cell>
          <table:table-cell office:value-type="float" office:value="42997" table:style-name="ce1">
            <text:p>42997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0H55M53.566S" table:style-name="ce2">
            <text:p>55:5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0H55M52.583S" table:style-name="ce2">
            <text:p>55:52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42995" table:style-name="ce1">
            <text:p>42995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0H55M53.644S" table:style-name="ce2">
            <text:p>55:5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0H55M53.160S" table:style-name="ce2">
            <text:p>55:5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ccess</text:p>
          </table:table-cell>
          <table:table-cell office:value-type="float" office:value="44143" table:style-name="ce1">
            <text:p>44143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0H55M54.018S" table:style-name="ce2">
            <text:p>55:54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0H55M53.004S" table:style-name="ce2">
            <text:p>55:5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0H55M54.190S" table:style-name="ce2">
            <text:p>55:5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0H55M54.205S" table:style-name="ce2">
            <text:p>55:5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0H55M54.205S" table:style-name="ce2">
            <text:p>55:5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0H55M52.817S" table:style-name="ce2">
            <text:p>55:52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Success</text:p>
          </table:table-cell>
          <table:table-cell office:value-type="float" office:value="43030" table:style-name="ce1">
            <text:p>43030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0H55M54.393S" table:style-name="ce2">
            <text:p>55:5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0H55M52.692S" table:style-name="ce2">
            <text:p>55:5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0H55M54.408S" table:style-name="ce2">
            <text:p>55:5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82" table:style-name="ce1">
            <text:p>1282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0H55M53.269S" table:style-name="ce2">
            <text:p>55:53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ccess</text:p>
          </table:table-cell>
          <table:table-cell office:value-type="float" office:value="43049" table:style-name="ce1">
            <text:p>43049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0H55M53.160S" table:style-name="ce2">
            <text:p>55:5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Success</text:p>
          </table:table-cell>
          <table:table-cell office:value-type="float" office:value="43049" table:style-name="ce1">
            <text:p>43049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0H55M54.876S" table:style-name="ce2">
            <text:p>55:5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0H55M54.876S" table:style-name="ce2">
            <text:p>55:5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0H55M53.472S" table:style-name="ce2">
            <text:p>55:5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Success</text:p>
          </table:table-cell>
          <table:table-cell office:value-type="float" office:value="42005" table:style-name="ce1">
            <text:p>42005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0H55M55.235S" table:style-name="ce2">
            <text:p>55:55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0H55M53.519S" table:style-name="ce2">
            <text:p>55:53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46" table:style-name="ce1">
            <text:p>2246</text:p>
          </table:table-cell>
          <table:table-cell office:value-type="string" table:style-name="ce1">
            <text:p>Success</text:p>
          </table:table-cell>
          <table:table-cell office:value-type="float" office:value="41967" table:style-name="ce1">
            <text:p>41967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0H55M55.765S" table:style-name="ce2">
            <text:p>55:5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0H55M47.404S" table:style-name="ce2">
            <text:p>55:4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769" table:style-name="ce1">
            <text:p>8769</text:p>
          </table:table-cell>
          <table:table-cell office:value-type="string" table:style-name="ce1">
            <text:p>Success</text:p>
          </table:table-cell>
          <table:table-cell office:value-type="float" office:value="49225" table:style-name="ce1">
            <text:p>49225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0H55M47.388S" table:style-name="ce2">
            <text:p>55:4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793" table:style-name="ce1">
            <text:p>8793</text:p>
          </table:table-cell>
          <table:table-cell office:value-type="string" table:style-name="ce1">
            <text:p>Success</text:p>
          </table:table-cell>
          <table:table-cell office:value-type="float" office:value="48361" table:style-name="ce1">
            <text:p>48361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0H55M48.605S" table:style-name="ce2">
            <text:p>55:48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589" table:style-name="ce1">
            <text:p>7589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0H55M49.323S" table:style-name="ce2">
            <text:p>55:4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876" table:style-name="ce1">
            <text:p>6876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0H55M51.522S" table:style-name="ce2">
            <text:p>55:51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696" table:style-name="ce1">
            <text:p>4696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0H55M56.187S" table:style-name="ce2">
            <text:p>55:5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0H55M56.187S" table:style-name="ce2">
            <text:p>55:56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41969" table:style-name="ce1">
            <text:p>41969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0H55M56.483S" table:style-name="ce2">
            <text:p>55:5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0H55M56.187S" table:style-name="ce2">
            <text:p>55:5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0H55M48.277S" table:style-name="ce2">
            <text:p>55:4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389" table:style-name="ce1">
            <text:p>8389</text:p>
          </table:table-cell>
          <table:table-cell office:value-type="string" table:style-name="ce1">
            <text:p>Success</text:p>
          </table:table-cell>
          <table:table-cell office:value-type="float" office:value="50021" table:style-name="ce1">
            <text:p>50021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0H55M50.680S" table:style-name="ce2">
            <text:p>55:5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008" table:style-name="ce1">
            <text:p>6008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0H55M51.335S" table:style-name="ce2">
            <text:p>55:5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0H55M51.304S" table:style-name="ce2">
            <text:p>55:5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426" table:style-name="ce1">
            <text:p>5426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0H55M51.351S" table:style-name="ce2">
            <text:p>55:51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421" table:style-name="ce1">
            <text:p>5421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0H55M49.510S" table:style-name="ce2">
            <text:p>55:4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260" table:style-name="ce1">
            <text:p>7260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0H55M52.630S" table:style-name="ce2">
            <text:p>55:5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145" table:style-name="ce1">
            <text:p>4145</text:p>
          </table:table-cell>
          <table:table-cell office:value-type="string" table:style-name="ce1">
            <text:p>Success</text:p>
          </table:table-cell>
          <table:table-cell office:value-type="float" office:value="55425" table:style-name="ce1">
            <text:p>55425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0H55M51.741S" table:style-name="ce2">
            <text:p>55:51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0H55M52.723S" table:style-name="ce2">
            <text:p>55:5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055" table:style-name="ce1">
            <text:p>4055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0H55M56.577S" table:style-name="ce2">
            <text:p>55:56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3042" table:style-name="ce1">
            <text:p>43042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0H55M56.889S" table:style-name="ce2">
            <text:p>55:5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0H55M56.405S" table:style-name="ce2">
            <text:p>55:56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43091" table:style-name="ce1">
            <text:p>43091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0H55M56.920S" table:style-name="ce2">
            <text:p>55:56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0H55M56.733S" table:style-name="ce2">
            <text:p>55:56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0H55M57.076S" table:style-name="ce2">
            <text:p>55:5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44" table:style-name="ce1">
            <text:p>1344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0H55M56.779S" table:style-name="ce2">
            <text:p>55:56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0H55M57.513S" table:style-name="ce2">
            <text:p>55:5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0H55M56.701S" table:style-name="ce2">
            <text:p>55:56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0H55M57.591S" table:style-name="ce2">
            <text:p>55:5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44" table:style-name="ce1">
            <text:p>1344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0H55M56.779S" table:style-name="ce2">
            <text:p>55:5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41968" table:style-name="ce1">
            <text:p>4196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0H55M56.779S" table:style-name="ce2">
            <text:p>55:56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41968" table:style-name="ce1">
            <text:p>41968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0H55M57.747S" table:style-name="ce2">
            <text:p>55:5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0H55M57.747S" table:style-name="ce2">
            <text:p>55:5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60" table:style-name="ce1">
            <text:p>860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0H55M57.793S" table:style-name="ce2">
            <text:p>55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0H55M57.809S" table:style-name="ce2">
            <text:p>55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84" table:style-name="ce1">
            <text:p>2984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0H55M57.825S" table:style-name="ce2">
            <text:p>55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36" table:style-name="ce1">
            <text:p>3036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0H55M53.581S" table:style-name="ce2">
            <text:p>55:5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975" table:style-name="ce1">
            <text:p>4975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0H55M54.424S" table:style-name="ce2">
            <text:p>55:5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124" table:style-name="ce1">
            <text:p>4124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0H55M52.583S" table:style-name="ce2">
            <text:p>55:5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006" table:style-name="ce1">
            <text:p>6006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0H55M52.708S" table:style-name="ce2">
            <text:p>55:52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878" table:style-name="ce1">
            <text:p>5878</text:p>
          </table:table-cell>
          <table:table-cell office:value-type="string" table:style-name="ce1">
            <text:p>Success</text:p>
          </table:table-cell>
          <table:table-cell office:value-type="float" office:value="16651" table:style-name="ce1">
            <text:p>16651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0H55M56.779S" table:style-name="ce2">
            <text:p>55:56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0H55M58.589S" table:style-name="ce2">
            <text:p>55:58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0H55M58.589S" table:style-name="ce2">
            <text:p>55:58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0H55M58.605S" table:style-name="ce2">
            <text:p>55:58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0H55M58.589S" table:style-name="ce2">
            <text:p>55:5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0H55M58.636S" table:style-name="ce2">
            <text:p>55:58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0H55M58.620S" table:style-name="ce2">
            <text:p>55:58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0H55M58.636S" table:style-name="ce2">
            <text:p>55:5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0H55M58.667S" table:style-name="ce2">
            <text:p>55:5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0H55M51.101S" table:style-name="ce2">
            <text:p>55:51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578" table:style-name="ce1">
            <text:p>7578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0H55M58.667S" table:style-name="ce2">
            <text:p>55:58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0H55M58.683S" table:style-name="ce2">
            <text:p>55:58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0H55M57.091S" table:style-name="ce2">
            <text:p>55:57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Success</text:p>
          </table:table-cell>
          <table:table-cell office:value-type="float" office:value="52708" table:style-name="ce1">
            <text:p>52708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0H55M50.945S" table:style-name="ce2">
            <text:p>55:5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784" table:style-name="ce1">
            <text:p>7784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0H55M56.499S" table:style-name="ce2">
            <text:p>55:5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0H55M52.786S" table:style-name="ce2">
            <text:p>55:5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967" table:style-name="ce1">
            <text:p>5967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0H55M57.856S" table:style-name="ce2">
            <text:p>55:5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46719" table:style-name="ce1">
            <text:p>46719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0H55M53.020S" table:style-name="ce2">
            <text:p>55:53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790" table:style-name="ce1">
            <text:p>5790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0H55M52.692S" table:style-name="ce2">
            <text:p>55:5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111" table:style-name="ce1">
            <text:p>6111</text:p>
          </table:table-cell>
          <table:table-cell office:value-type="string" table:style-name="ce1">
            <text:p>Success</text:p>
          </table:table-cell>
          <table:table-cell office:value-type="float" office:value="42903" table:style-name="ce1">
            <text:p>42903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0H55M53.020S" table:style-name="ce2">
            <text:p>55:53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796" table:style-name="ce1">
            <text:p>5796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0H55M53.675S" table:style-name="ce2">
            <text:p>55:53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155" table:style-name="ce1">
            <text:p>5155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0H55M53.347S" table:style-name="ce2">
            <text:p>55:53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501" table:style-name="ce1">
            <text:p>5501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0H55M53.035S" table:style-name="ce2">
            <text:p>55:53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859" table:style-name="ce1">
            <text:p>5859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0H55M58.807S" table:style-name="ce2">
            <text:p>55:58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0H55M58.979S" table:style-name="ce2">
            <text:p>55:5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582" table:style-name="ce1">
            <text:p>2582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0H55M58.667S" table:style-name="ce2">
            <text:p>55:58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38734" table:style-name="ce1">
            <text:p>38734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0H55M58.698S" table:style-name="ce2">
            <text:p>55:58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38734" table:style-name="ce1">
            <text:p>38734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0H55M58.745S" table:style-name="ce2">
            <text:p>55:58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38734" table:style-name="ce1">
            <text:p>38734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0H55M59.073S" table:style-name="ce2">
            <text:p>55:5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0H55M59.073S" table:style-name="ce2">
            <text:p>55:5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0H55M59.088S" table:style-name="ce2">
            <text:p>55:59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0H55M58.558S" table:style-name="ce2">
            <text:p>55:58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40683" table:style-name="ce1">
            <text:p>40683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0H55M59.135S" table:style-name="ce2">
            <text:p>55:5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0H55M58.807S" table:style-name="ce2">
            <text:p>55:58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0H55M58.839S" table:style-name="ce2">
            <text:p>55:58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38734" table:style-name="ce1">
            <text:p>38734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0H55M59.915S" table:style-name="ce2">
            <text:p>55:5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04" table:style-name="ce1">
            <text:p>1004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0H55M56.218S" table:style-name="ce2">
            <text:p>55:5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188" table:style-name="ce1">
            <text:p>4188</text:p>
          </table:table-cell>
          <table:table-cell office:value-type="string" table:style-name="ce1">
            <text:p>Success</text:p>
          </table:table-cell>
          <table:table-cell office:value-type="float" office:value="17507" table:style-name="ce1">
            <text:p>17507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0H55M56.701S" table:style-name="ce2">
            <text:p>55:56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19" table:style-name="ce1">
            <text:p>3719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0H55M56.202S" table:style-name="ce2">
            <text:p>55:5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236" table:style-name="ce1">
            <text:p>4236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0H55M58.558S" table:style-name="ce2">
            <text:p>55:5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0H55M56.764S" table:style-name="ce2">
            <text:p>55:5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0H55M56.670S" table:style-name="ce2">
            <text:p>55:56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782" table:style-name="ce1">
            <text:p>3782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0H56M0.414S" table:style-name="ce2">
            <text:p>56:00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0H55M58.729S" table:style-name="ce2">
            <text:p>55:5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0H55M58.885S" table:style-name="ce2">
            <text:p>55:58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0H55M58.823S" table:style-name="ce2">
            <text:p>55:58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0H56M0.461S" table:style-name="ce2">
            <text:p>56:0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0H55M58.823S" table:style-name="ce2">
            <text:p>55:58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0H55M58.729S" table:style-name="ce2">
            <text:p>55:58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0H56M0.399S" table:style-name="ce2">
            <text:p>56:0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0H56M0.461S" table:style-name="ce2">
            <text:p>56:0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0H56M0.492S" table:style-name="ce2">
            <text:p>56:0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0H56M0.445S" table:style-name="ce2">
            <text:p>56:0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0H55M54.892S" table:style-name="ce2">
            <text:p>55:5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625" table:style-name="ce1">
            <text:p>5625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0H56M0.508S" table:style-name="ce2">
            <text:p>56:0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0H56M0.492S" table:style-name="ce2">
            <text:p>56:0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0H56M0.461S" table:style-name="ce2">
            <text:p>56:0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0H56M0.477S" table:style-name="ce2">
            <text:p>56:0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0H56M0.508S" table:style-name="ce2">
            <text:p>56:0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0H56M0.492S" table:style-name="ce2">
            <text:p>56:00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0H56M0.445S" table:style-name="ce2">
            <text:p>56:00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0H56M0.523S" table:style-name="ce2">
            <text:p>56:00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0H56M0.523S" table:style-name="ce2">
            <text:p>56:0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0H56M0.445S" table:style-name="ce2">
            <text:p>56:00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0H56M0.523S" table:style-name="ce2">
            <text:p>56:0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0H56M0.539S" table:style-name="ce2">
            <text:p>56:0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0H56M0.539S" table:style-name="ce2">
            <text:p>56:00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0H56M0.523S" table:style-name="ce2">
            <text:p>56:0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0H56M0.555S" table:style-name="ce2">
            <text:p>56:00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0H56M0.492S" table:style-name="ce2">
            <text:p>56:00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0H56M0.523S" table:style-name="ce2">
            <text:p>56:00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0H56M0.539S" table:style-name="ce2">
            <text:p>56:0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0H56M0.492S" table:style-name="ce2">
            <text:p>56:0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0H56M0.555S" table:style-name="ce2">
            <text:p>56:00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0H56M0.570S" table:style-name="ce2">
            <text:p>56:00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0H56M0.555S" table:style-name="ce2">
            <text:p>56:00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0H56M0.539S" table:style-name="ce2">
            <text:p>56:00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0H56M0.570S" table:style-name="ce2">
            <text:p>56:0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0H55M54.408S" table:style-name="ce2">
            <text:p>55:5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12" table:style-name="ce1">
            <text:p>6212</text:p>
          </table:table-cell>
          <table:table-cell office:value-type="string" table:style-name="ce1">
            <text:p>Success</text:p>
          </table:table-cell>
          <table:table-cell office:value-type="float" office:value="50021" table:style-name="ce1">
            <text:p>50021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0H56M0.601S" table:style-name="ce2">
            <text:p>56:00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0H56M0.617S" table:style-name="ce2">
            <text:p>56:00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0H55M58.807S" table:style-name="ce2">
            <text:p>55:58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0H55M53.394S" table:style-name="ce2">
            <text:p>55:53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252" table:style-name="ce1">
            <text:p>7252</text:p>
          </table:table-cell>
          <table:table-cell office:value-type="string" table:style-name="ce1">
            <text:p>Success</text:p>
          </table:table-cell>
          <table:table-cell office:value-type="float" office:value="46720" table:style-name="ce1">
            <text:p>46720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0H55M57.637S" table:style-name="ce2">
            <text:p>55:5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0H55M53.285S" table:style-name="ce2">
            <text:p>55:5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374" table:style-name="ce1">
            <text:p>7374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0H56M0.633S" table:style-name="ce2">
            <text:p>56:00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0H56M0.664S" table:style-name="ce2">
            <text:p>56:00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0H55M52.989S" table:style-name="ce2">
            <text:p>55:5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702" table:style-name="ce1">
            <text:p>7702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0H55M57.793S" table:style-name="ce2">
            <text:p>55:5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895" table:style-name="ce1">
            <text:p>2895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0H55M59.119S" table:style-name="ce2">
            <text:p>55:59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0H55M59.806S" table:style-name="ce2">
            <text:p>55:59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38676" table:style-name="ce1">
            <text:p>38676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0H56M0.711S" table:style-name="ce2">
            <text:p>56:00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0H56M0.648S" table:style-name="ce2">
            <text:p>56:0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0H56M0.929S" table:style-name="ce2">
            <text:p>56:0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334" table:style-name="ce1">
            <text:p>2334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0H55M59.026S" table:style-name="ce2">
            <text:p>55:5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709" table:style-name="ce1">
            <text:p>2709</text:p>
          </table:table-cell>
          <table:table-cell office:value-type="string" table:style-name="ce1">
            <text:p>Success</text:p>
          </table:table-cell>
          <table:table-cell office:value-type="float" office:value="52709" table:style-name="ce1">
            <text:p>52709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0H56M0.648S" table:style-name="ce2">
            <text:p>56:00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0H55M55.251S" table:style-name="ce2">
            <text:p>55:5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520" table:style-name="ce1">
            <text:p>6520</text:p>
          </table:table-cell>
          <table:table-cell office:value-type="string" table:style-name="ce1">
            <text:p>Success</text:p>
          </table:table-cell>
          <table:table-cell office:value-type="float" office:value="43704" table:style-name="ce1">
            <text:p>43704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0H55M54.034S" table:style-name="ce2">
            <text:p>55:54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741" table:style-name="ce1">
            <text:p>7741</text:p>
          </table:table-cell>
          <table:table-cell office:value-type="string" table:style-name="ce1">
            <text:p>Success</text:p>
          </table:table-cell>
          <table:table-cell office:value-type="float" office:value="43704" table:style-name="ce1">
            <text:p>43704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0H55M59.104S" table:style-name="ce2">
            <text:p>55:5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Success</text:p>
          </table:table-cell>
          <table:table-cell office:value-type="float" office:value="53584" table:style-name="ce1">
            <text:p>53584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0H55M55.781S" table:style-name="ce2">
            <text:p>55:5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015" table:style-name="ce1">
            <text:p>6015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0H55M56.904S" table:style-name="ce2">
            <text:p>55:5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0H56M0.695S" table:style-name="ce2">
            <text:p>56:0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0H55M53.035S" table:style-name="ce2">
            <text:p>55:5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773" table:style-name="ce1">
            <text:p>8773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0H55M59.135S" table:style-name="ce2">
            <text:p>55:5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0H56M1.740S" table:style-name="ce2">
            <text:p>56:01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0H55M59.088S" table:style-name="ce2">
            <text:p>55:5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742" table:style-name="ce1">
            <text:p>2742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0H56M0.695S" table:style-name="ce2">
            <text:p>56:00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Success</text:p>
          </table:table-cell>
          <table:table-cell office:value-type="float" office:value="20288" table:style-name="ce1">
            <text:p>20288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0H56M0.695S" table:style-name="ce2">
            <text:p>56:00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0H56M1.834S" table:style-name="ce2">
            <text:p>56:0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0H56M1.849S" table:style-name="ce2">
            <text:p>56:01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0H56M1.787S" table:style-name="ce2">
            <text:p>56:01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0H55M54.892S" table:style-name="ce2">
            <text:p>55:5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968" table:style-name="ce1">
            <text:p>6968</text:p>
          </table:table-cell>
          <table:table-cell office:value-type="string" table:style-name="ce1">
            <text:p>Success</text:p>
          </table:table-cell>
          <table:table-cell office:value-type="float" office:value="50026" table:style-name="ce1">
            <text:p>50026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0H56M1.865S" table:style-name="ce2">
            <text:p>56:0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0H56M1.865S" table:style-name="ce2">
            <text:p>56:0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0H56M1.834S" table:style-name="ce2">
            <text:p>56:01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0H56M0.960S" table:style-name="ce2">
            <text:p>56:01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52708" table:style-name="ce1">
            <text:p>52708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0H56M1.849S" table:style-name="ce2">
            <text:p>56:0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0H55M59.946S" table:style-name="ce2">
            <text:p>55:5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0H56M1.740S" table:style-name="ce2">
            <text:p>56:0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3447" table:style-name="ce1">
            <text:p>23447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0H56M1.960S" table:style-name="ce2">
            <text:p>56:02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146" table:style-name="ce1">
            <text:p>1146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0H56M0.523S" table:style-name="ce2">
            <text:p>56:0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0H56M2.005S" table:style-name="ce2">
            <text:p>56:0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0H56M0.648S" table:style-name="ce2">
            <text:p>56:00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Success</text:p>
          </table:table-cell>
          <table:table-cell office:value-type="float" office:value="25697" table:style-name="ce1">
            <text:p>25697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0H56M2.021S" table:style-name="ce2">
            <text:p>56:0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0H56M2.021S" table:style-name="ce2">
            <text:p>56:0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146" table:style-name="ce1">
            <text:p>1146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0H56M1.912S" table:style-name="ce2">
            <text:p>56:0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1478" table:style-name="ce1">
            <text:p>21478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0H56M2.052S" table:style-name="ce2">
            <text:p>56:0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0H56M2.068S" table:style-name="ce2">
            <text:p>56:0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0H56M2.052S" table:style-name="ce2">
            <text:p>56:0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146" table:style-name="ce1">
            <text:p>1146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0H56M1.803S" table:style-name="ce2">
            <text:p>56:01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20288" table:style-name="ce1">
            <text:p>20288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0H56M0.617S" table:style-name="ce2">
            <text:p>56:00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73" table:style-name="ce1">
            <text:p>2073</text:p>
          </table:table-cell>
          <table:table-cell office:value-type="string" table:style-name="ce1">
            <text:p>Success</text:p>
          </table:table-cell>
          <table:table-cell office:value-type="float" office:value="17499" table:style-name="ce1">
            <text:p>17499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0H56M1.834S" table:style-name="ce2">
            <text:p>56:0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0288" table:style-name="ce1">
            <text:p>20288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0H55M56.935S" table:style-name="ce2">
            <text:p>55:56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755" table:style-name="ce1">
            <text:p>5755</text:p>
          </table:table-cell>
          <table:table-cell office:value-type="string" table:style-name="ce1">
            <text:p>Success</text:p>
          </table:table-cell>
          <table:table-cell office:value-type="float" office:value="43704" table:style-name="ce1">
            <text:p>43704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0H56M1.959S" table:style-name="ce2">
            <text:p>56:0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0H56M2.692S" table:style-name="ce2">
            <text:p>56:0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0H56M2.692S" table:style-name="ce2">
            <text:p>56:0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0H56M2.692S" table:style-name="ce2">
            <text:p>56:0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0H56M2.707S" table:style-name="ce2">
            <text:p>56:0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0H56M2.707S" table:style-name="ce2">
            <text:p>56:02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0H56M2.707S" table:style-name="ce2">
            <text:p>56:0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0H56M1.787S" table:style-name="ce2">
            <text:p>56:01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20280" table:style-name="ce1">
            <text:p>20280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0H56M2.723S" table:style-name="ce2">
            <text:p>56:0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0H56M2.723S" table:style-name="ce2">
            <text:p>56:0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0H56M2.739S" table:style-name="ce2">
            <text:p>56:0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0H56M2.739S" table:style-name="ce2">
            <text:p>56:02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0H56M2.739S" table:style-name="ce2">
            <text:p>56:02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0H56M2.005S" table:style-name="ce2">
            <text:p>56:02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0H56M2.083S" table:style-name="ce2">
            <text:p>56:0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53584" table:style-name="ce1">
            <text:p>53584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0H56M2.770S" table:style-name="ce2">
            <text:p>56:0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0H56M2.052S" table:style-name="ce2">
            <text:p>56:0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53587" table:style-name="ce1">
            <text:p>53587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0H56M1.787S" table:style-name="ce2">
            <text:p>56:01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17507" table:style-name="ce1">
            <text:p>17507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0H56M2.988S" table:style-name="ce2">
            <text:p>56:0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0H56M3.004S" table:style-name="ce2">
            <text:p>56:0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0H56M3.019S" table:style-name="ce2">
            <text:p>56:0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0H56M3.019S" table:style-name="ce2">
            <text:p>56:0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0H56M1.771S" table:style-name="ce2">
            <text:p>56:01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76" table:style-name="ce1">
            <text:p>1376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0H56M3.144S" table:style-name="ce2">
            <text:p>56:0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0H56M3.160S" table:style-name="ce2">
            <text:p>56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0H56M3.175S" table:style-name="ce2">
            <text:p>56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0H56M3.191S" table:style-name="ce2">
            <text:p>56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0H56M1.787S" table:style-name="ce2">
            <text:p>56:01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0H56M0.726S" table:style-name="ce2">
            <text:p>56:00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Success</text:p>
          </table:table-cell>
          <table:table-cell office:value-type="float" office:value="43704" table:style-name="ce1">
            <text:p>43704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0H56M3.207S" table:style-name="ce2">
            <text:p>56:0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0H56M1.803S" table:style-name="ce2">
            <text:p>56:01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0H56M3.222S" table:style-name="ce2">
            <text:p>56:0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0H56M3.253S" table:style-name="ce2">
            <text:p>56:0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0H56M3.253S" table:style-name="ce2">
            <text:p>56:0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0H56M2.817S" table:style-name="ce2">
            <text:p>56:02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0288" table:style-name="ce1">
            <text:p>20288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0H56M3.238S" table:style-name="ce2">
            <text:p>56:0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0H56M3.285S" table:style-name="ce2">
            <text:p>56:0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0H56M2.770S" table:style-name="ce2">
            <text:p>56:0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0H56M3.300S" table:style-name="ce2">
            <text:p>56:0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0H56M3.316S" table:style-name="ce2">
            <text:p>56:0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0H56M3.285S" table:style-name="ce2">
            <text:p>56:0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0H56M3.300S" table:style-name="ce2">
            <text:p>56:0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0H56M3.316S" table:style-name="ce2">
            <text:p>56:0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0H56M3.331S" table:style-name="ce2">
            <text:p>56:0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0H56M3.222S" table:style-name="ce2">
            <text:p>56:0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0H56M1.865S" table:style-name="ce2">
            <text:p>56:01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0H56M1.787S" table:style-name="ce2">
            <text:p>56:01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Success</text:p>
          </table:table-cell>
          <table:table-cell office:value-type="float" office:value="17507" table:style-name="ce1">
            <text:p>17507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0H56M2.785S" table:style-name="ce2">
            <text:p>56:0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0284" table:style-name="ce1">
            <text:p>20284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0H56M3.347S" table:style-name="ce2">
            <text:p>56:03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0H56M3.363S" table:style-name="ce2">
            <text:p>56:0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0H56M3.363S" table:style-name="ce2">
            <text:p>56:03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0H56M3.363S" table:style-name="ce2">
            <text:p>56:0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0H56M3.378S" table:style-name="ce2">
            <text:p>56:0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0H56M3.363S" table:style-name="ce2">
            <text:p>56:0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0H56M3.378S" table:style-name="ce2">
            <text:p>56:0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0H56M3.394S" table:style-name="ce2">
            <text:p>56:0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0H56M3.378S" table:style-name="ce2">
            <text:p>56:03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0H56M3.394S" table:style-name="ce2">
            <text:p>56:0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0H56M3.394S" table:style-name="ce2">
            <text:p>56:0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0H56M3.394S" table:style-name="ce2">
            <text:p>56:0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0H56M2.692S" table:style-name="ce2">
            <text:p>56:02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17503" table:style-name="ce1">
            <text:p>17503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0H56M3.409S" table:style-name="ce2">
            <text:p>56:0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0H56M3.425S" table:style-name="ce2">
            <text:p>56:0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0H56M3.409S" table:style-name="ce2">
            <text:p>56:0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0H56M3.425S" table:style-name="ce2">
            <text:p>56:0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0H56M3.441S" table:style-name="ce2">
            <text:p>56:0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0H56M3.441S" table:style-name="ce2">
            <text:p>56:0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02T06:48:30Z</dc:date>
  </office:meta>
</office:document-meta>
</file>